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7.82mm"/>
    </style:style>
    <style:style style:name="co4" style:family="table-column">
      <style:table-column-properties fo:break-before="auto" style:column-width="46.07mm"/>
    </style:style>
    <style:style style:name="co5" style:family="table-column">
      <style:table-column-properties fo:break-before="auto" style:column-width="5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8mm" svg:height="90.01mm" svg:x="211.74mm" svg:y="49.67mm">
            <loext:p draw:notify-on-update-of-ranges="Sheet1.D7:Sheet1.D46 Sheet1.E6:Sheet1.E6 Sheet1.E7:Sheet1.E46 Sheet1.F6:Sheet1.F6 Sheet1.F7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nodes</text:p>
          </table:table-cell>
          <table:table-cell table:style-name="Default" office:value-type="string" calcext:value-type="string">
            <text:p>V + E</text:p>
          </table:table-cell>
          <table:table-cell office:value-type="string" calcext:value-type="string">
            <text:p>Topologinis rūšiavimas</text:p>
          </table:table-cell>
          <table:table-cell office:value-type="string" calcext:value-type="string">
            <text:p>Backpropag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formula="of:=([.C7]-100)*100 + [.C7]" office:value-type="float" office:value="151600" calcext:value-type="float">
            <text:p>151600</text:p>
          </table:table-cell>
          <table:table-cell office:value-type="float" office:value="0.720469408194332" calcext:value-type="float">
            <text:p>0.720469408194332</text:p>
          </table:table-cell>
          <table:table-cell office:value-type="float" office:value="0.722843026779647" calcext:value-type="float">
            <text:p>0.722843026779647</text:p>
          </table:table-cell>
          <table:table-cell office:value-type="float" office:value="0.329454458207138" calcext:value-type="float">
            <text:p>0.32945445820713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formula="of:=([.C8]-100)*100 + [.C8]" office:value-type="float" office:value="151600" calcext:value-type="float">
            <text:p>151600</text:p>
          </table:table-cell>
          <table:table-cell office:value-type="float" office:value="0.727313143710343" calcext:value-type="float">
            <text:p>0.727313143710343</text:p>
          </table:table-cell>
          <table:table-cell office:value-type="float" office:value="0.74316571790348" calcext:value-type="float">
            <text:p>0.74316571790348</text:p>
          </table:table-cell>
          <table:table-cell office:value-type="float" office:value="2.17960782507882" calcext:value-type="float">
            <text:p>2.1796078250788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table:formula="of:=([.C9]-100)*100 + [.C9]" office:value-type="float" office:value="151600" calcext:value-type="float">
            <text:p>151600</text:p>
          </table:table-cell>
          <table:table-cell office:value-type="float" office:value="0.722267718679201" calcext:value-type="float">
            <text:p>0.722267718679201</text:p>
          </table:table-cell>
          <table:table-cell office:value-type="float" office:value="0.723876960774251" calcext:value-type="float">
            <text:p>0.723876960774251</text:p>
          </table:table-cell>
          <table:table-cell office:value-type="float" office:value="0.22280410067242" calcext:value-type="float">
            <text:p>0.2228041006724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table:formula="of:=([.C10]-100)*100 + [.C10]" office:value-type="float" office:value="151600" calcext:value-type="float">
            <text:p>151600</text:p>
          </table:table-cell>
          <table:table-cell office:value-type="float" office:value="0.716973803764298" calcext:value-type="float">
            <text:p>0.716973803764298</text:p>
          </table:table-cell>
          <table:table-cell office:value-type="float" office:value="0.739328709980975" calcext:value-type="float">
            <text:p>0.739328709980975</text:p>
          </table:table-cell>
          <table:table-cell office:value-type="float" office:value="3.1179529990228" calcext:value-type="float">
            <text:p>3.117952999022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table:formula="of:=([.C11]-100)*100 + [.C11]" office:value-type="float" office:value="151600" calcext:value-type="float">
            <text:p>151600</text:p>
          </table:table-cell>
          <table:table-cell office:value-type="float" office:value="0.711524852769744" calcext:value-type="float">
            <text:p>0.711524852769744</text:p>
          </table:table-cell>
          <table:table-cell office:value-type="float" office:value="0.736181531583604" calcext:value-type="float">
            <text:p>0.736181531583604</text:p>
          </table:table-cell>
          <table:table-cell office:value-type="float" office:value="3.46532924575715" calcext:value-type="float">
            <text:p>3.4653292457571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00" calcext:value-type="float">
            <text:p>3100</text:p>
          </table:table-cell>
          <table:table-cell table:formula="of:=([.C12]-100)*100 + [.C12]" office:value-type="float" office:value="303100" calcext:value-type="float">
            <text:p>303100</text:p>
          </table:table-cell>
          <table:table-cell office:value-type="float" office:value="1.54412532101112" calcext:value-type="float">
            <text:p>1.54412532101112</text:p>
          </table:table-cell>
          <table:table-cell office:value-type="float" office:value="1.63895932436681" calcext:value-type="float">
            <text:p>1.63895932436681</text:p>
          </table:table-cell>
          <table:table-cell office:value-type="float" office:value="6.1416001710013" calcext:value-type="float">
            <text:p>6.141600171001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00" calcext:value-type="float">
            <text:p>3100</text:p>
          </table:table-cell>
          <table:table-cell table:formula="of:=([.C13]-100)*100 + [.C13]" office:value-type="float" office:value="303100" calcext:value-type="float">
            <text:p>303100</text:p>
          </table:table-cell>
          <table:table-cell office:value-type="float" office:value="1.54412532101112" calcext:value-type="float">
            <text:p>1.54412532101112</text:p>
          </table:table-cell>
          <table:table-cell office:value-type="float" office:value="1.63895932436681" calcext:value-type="float">
            <text:p>1.63895932436681</text:p>
          </table:table-cell>
          <table:table-cell office:value-type="float" office:value="6.1416001710013" calcext:value-type="float">
            <text:p>6.141600171001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table:formula="of:=([.C14]-100)*100 + [.C14]" office:value-type="float" office:value="303100" calcext:value-type="float">
            <text:p>303100</text:p>
          </table:table-cell>
          <table:table-cell office:value-type="float" office:value="1.46576511655796" calcext:value-type="float">
            <text:p>1.46576511655796</text:p>
          </table:table-cell>
          <table:table-cell office:value-type="float" office:value="1.75677324001638" calcext:value-type="float">
            <text:p>1.75677324001638</text:p>
          </table:table-cell>
          <table:table-cell office:value-type="float" office:value="19.8536668782094" calcext:value-type="float">
            <text:p>19.853666878209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00" calcext:value-type="float">
            <text:p>3100</text:p>
          </table:table-cell>
          <table:table-cell table:formula="of:=([.C15]-100)*100 + [.C15]" office:value-type="float" office:value="303100" calcext:value-type="float">
            <text:p>303100</text:p>
          </table:table-cell>
          <table:table-cell office:value-type="float" office:value="1.49331508193144" calcext:value-type="float">
            <text:p>1.49331508193144</text:p>
          </table:table-cell>
          <table:table-cell office:value-type="float" office:value="1.51224947087861" calcext:value-type="float">
            <text:p>1.51224947087861</text:p>
          </table:table-cell>
          <table:table-cell office:value-type="float" office:value="1.26794332798698" calcext:value-type="float">
            <text:p>1.2679433279869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00" calcext:value-type="float">
            <text:p>3100</text:p>
          </table:table-cell>
          <table:table-cell table:formula="of:=([.C16]-100)*100 + [.C16]" office:value-type="float" office:value="303100" calcext:value-type="float">
            <text:p>303100</text:p>
          </table:table-cell>
          <table:table-cell office:value-type="float" office:value="1.4441200270962" calcext:value-type="float">
            <text:p>1.4441200270962</text:p>
          </table:table-cell>
          <table:table-cell office:value-type="float" office:value="1.49983632079396" calcext:value-type="float">
            <text:p>1.49983632079396</text:p>
          </table:table-cell>
          <table:table-cell office:value-type="float" office:value="3.8581483984949" calcext:value-type="float">
            <text:p>3.858148398494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([.C17]-100)*100 + [.C17]" office:value-type="float" office:value="454600" calcext:value-type="float">
            <text:p>454600</text:p>
          </table:table-cell>
          <table:table-cell office:value-type="float" office:value="2.14180183255888" calcext:value-type="float">
            <text:p>2.14180183255888</text:p>
          </table:table-cell>
          <table:table-cell office:value-type="float" office:value="2.19337104617482" calcext:value-type="float">
            <text:p>2.19337104617482</text:p>
          </table:table-cell>
          <table:table-cell office:value-type="float" office:value="2.40774906585719" calcext:value-type="float">
            <text:p>2.4077490658571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table:formula="of:=([.C18]-100)*100 + [.C18]" office:value-type="float" office:value="454600" calcext:value-type="float">
            <text:p>454600</text:p>
          </table:table-cell>
          <table:table-cell office:value-type="float" office:value="2.19268607840828" calcext:value-type="float">
            <text:p>2.19268607840828</text:p>
          </table:table-cell>
          <table:table-cell office:value-type="float" office:value="2.20778832119154" calcext:value-type="float">
            <text:p>2.20778832119154</text:p>
          </table:table-cell>
          <table:table-cell office:value-type="float" office:value="0.688755354994882" calcext:value-type="float">
            <text:p>0.68875535499488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  <table:table-cell table:formula="of:=([.C19]-100)*100 + [.C19]" office:value-type="float" office:value="454600" calcext:value-type="float">
            <text:p>454600</text:p>
          </table:table-cell>
          <table:table-cell office:value-type="float" office:value="2.1458306098482" calcext:value-type="float">
            <text:p>2.1458306098482</text:p>
          </table:table-cell>
          <table:table-cell office:value-type="float" office:value="2.18167365499448" calcext:value-type="float">
            <text:p>2.18167365499448</text:p>
          </table:table-cell>
          <table:table-cell office:value-type="float" office:value="1.67035762197567" calcext:value-type="float">
            <text:p>1.6703576219756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00" calcext:value-type="float">
            <text:p>4600</text:p>
          </table:table-cell>
          <table:table-cell table:formula="of:=([.C20]-100)*100 + [.C20]" office:value-type="float" office:value="454600" calcext:value-type="float">
            <text:p>454600</text:p>
          </table:table-cell>
          <table:table-cell office:value-type="float" office:value="2.14136373408989" calcext:value-type="float">
            <text:p>2.14136373408989</text:p>
          </table:table-cell>
          <table:table-cell office:value-type="float" office:value="2.20755009502037" calcext:value-type="float">
            <text:p>2.20755009502037</text:p>
          </table:table-cell>
          <table:table-cell office:value-type="float" office:value="3.09085093189974" calcext:value-type="float">
            <text:p>3.0908509318997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00" calcext:value-type="float">
            <text:p>4600</text:p>
          </table:table-cell>
          <table:table-cell table:formula="of:=([.C21]-100)*100 + [.C21]" office:value-type="float" office:value="454600" calcext:value-type="float">
            <text:p>454600</text:p>
          </table:table-cell>
          <table:table-cell office:value-type="float" office:value="2.13846018381769" calcext:value-type="float">
            <text:p>2.13846018381769</text:p>
          </table:table-cell>
          <table:table-cell office:value-type="float" office:value="2.2197795786692" calcext:value-type="float">
            <text:p>2.2197795786692</text:p>
          </table:table-cell>
          <table:table-cell office:value-type="float" office:value="3.80270792352697" calcext:value-type="float">
            <text:p>3.8027079235269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100" calcext:value-type="float">
            <text:p>6100</text:p>
          </table:table-cell>
          <table:table-cell table:formula="of:=([.C22]-100)*100 + [.C22]" office:value-type="float" office:value="606100" calcext:value-type="float">
            <text:p>606100</text:p>
          </table:table-cell>
          <table:table-cell office:value-type="float" office:value="2.8722481095862" calcext:value-type="float">
            <text:p>2.8722481095862</text:p>
          </table:table-cell>
          <table:table-cell office:value-type="float" office:value="2.96338393523705" calcext:value-type="float">
            <text:p>2.96338393523705</text:p>
          </table:table-cell>
          <table:table-cell office:value-type="float" office:value="3.17297887138245" calcext:value-type="float">
            <text:p>3.172978871382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00" calcext:value-type="float">
            <text:p>6100</text:p>
          </table:table-cell>
          <table:table-cell table:formula="of:=([.C23]-100)*100 + [.C23]" office:value-type="float" office:value="606100" calcext:value-type="float">
            <text:p>606100</text:p>
          </table:table-cell>
          <table:table-cell office:value-type="float" office:value="3.25904962342979" calcext:value-type="float">
            <text:p>3.25904962342979</text:p>
          </table:table-cell>
          <table:table-cell office:value-type="float" office:value="3.29033287920906" calcext:value-type="float">
            <text:p>3.29033287920906</text:p>
          </table:table-cell>
          <table:table-cell office:value-type="float" office:value="0.959888906090043" calcext:value-type="float">
            <text:p>0.95988890609004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100" calcext:value-type="float">
            <text:p>6100</text:p>
          </table:table-cell>
          <table:table-cell table:formula="of:=([.C24]-100)*100 + [.C24]" office:value-type="float" office:value="606100" calcext:value-type="float">
            <text:p>606100</text:p>
          </table:table-cell>
          <table:table-cell office:value-type="float" office:value="2.87890817866639" calcext:value-type="float">
            <text:p>2.87890817866639</text:p>
          </table:table-cell>
          <table:table-cell office:value-type="float" office:value="2.95902509855866" calcext:value-type="float">
            <text:p>2.95902509855866</text:p>
          </table:table-cell>
          <table:table-cell office:value-type="float" office:value="2.78289250369129" calcext:value-type="float">
            <text:p>2.7828925036912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00" calcext:value-type="float">
            <text:p>6100</text:p>
          </table:table-cell>
          <table:table-cell table:formula="of:=([.C25]-100)*100 + [.C25]" office:value-type="float" office:value="606100" calcext:value-type="float">
            <text:p>606100</text:p>
          </table:table-cell>
          <table:table-cell office:value-type="float" office:value="3.24710320217029" calcext:value-type="float">
            <text:p>3.24710320217029</text:p>
          </table:table-cell>
          <table:table-cell office:value-type="float" office:value="2.96879129118585" calcext:value-type="float">
            <text:p>2.96879129118585</text:p>
          </table:table-cell>
          <table:table-cell office:value-type="float" office:value="-8.57108301326623" calcext:value-type="float">
            <text:p>-8.5710830132662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00" calcext:value-type="float">
            <text:p>6100</text:p>
          </table:table-cell>
          <table:table-cell table:formula="of:=([.C26]-100)*100 + [.C26]" office:value-type="float" office:value="606100" calcext:value-type="float">
            <text:p>606100</text:p>
          </table:table-cell>
          <table:table-cell office:value-type="float" office:value="2.875975998038" calcext:value-type="float">
            <text:p>2.875975998038</text:p>
          </table:table-cell>
          <table:table-cell office:value-type="float" office:value="2.98007867405798" calcext:value-type="float">
            <text:p>2.98007867405798</text:p>
          </table:table-cell>
          <table:table-cell office:value-type="float" office:value="3.61973382569938" calcext:value-type="float">
            <text:p>3.6197338256993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600" calcext:value-type="float">
            <text:p>7600</text:p>
          </table:table-cell>
          <table:table-cell table:formula="of:=([.C27]-100)*100 + [.C27]" office:value-type="float" office:value="757600" calcext:value-type="float">
            <text:p>757600</text:p>
          </table:table-cell>
          <table:table-cell office:value-type="float" office:value="3.5530752783897" calcext:value-type="float">
            <text:p>3.5530752783897</text:p>
          </table:table-cell>
          <table:table-cell office:value-type="float" office:value="3.66604040013354" calcext:value-type="float">
            <text:p>3.66604040013354</text:p>
          </table:table-cell>
          <table:table-cell office:value-type="float" office:value="3.17936190181251" calcext:value-type="float">
            <text:p>3.1793619018125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600" calcext:value-type="float">
            <text:p>7600</text:p>
          </table:table-cell>
          <table:table-cell table:formula="of:=([.C28]-100)*100 + [.C28]" office:value-type="float" office:value="757600" calcext:value-type="float">
            <text:p>757600</text:p>
          </table:table-cell>
          <table:table-cell office:value-type="float" office:value="3.60844584703179" calcext:value-type="float">
            <text:p>3.60844584703179</text:p>
          </table:table-cell>
          <table:table-cell office:value-type="float" office:value="3.66019818688815" calcext:value-type="float">
            <text:p>3.66019818688815</text:p>
          </table:table-cell>
          <table:table-cell office:value-type="float" office:value="1.43420026377655" calcext:value-type="float">
            <text:p>1.4342002637765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600" calcext:value-type="float">
            <text:p>7600</text:p>
          </table:table-cell>
          <table:table-cell table:formula="of:=([.C29]-100)*100 + [.C29]" office:value-type="float" office:value="757600" calcext:value-type="float">
            <text:p>757600</text:p>
          </table:table-cell>
          <table:table-cell office:value-type="float" office:value="3.58491601582124" calcext:value-type="float">
            <text:p>3.58491601582124</text:p>
          </table:table-cell>
          <table:table-cell office:value-type="float" office:value="3.65208769316037" calcext:value-type="float">
            <text:p>3.65208769316037</text:p>
          </table:table-cell>
          <table:table-cell office:value-type="float" office:value="1.87373085011436" calcext:value-type="float">
            <text:p>1.873730850114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00" calcext:value-type="float">
            <text:p>7600</text:p>
          </table:table-cell>
          <table:table-cell table:formula="of:=([.C30]-100)*100 + [.C30]" office:value-type="float" office:value="757600" calcext:value-type="float">
            <text:p>757600</text:p>
          </table:table-cell>
          <table:table-cell office:value-type="float" office:value="3.57174875295894" calcext:value-type="float">
            <text:p>3.57174875295894</text:p>
          </table:table-cell>
          <table:table-cell office:value-type="float" office:value="3.64785688279164" calcext:value-type="float">
            <text:p>3.64785688279164</text:p>
          </table:table-cell>
          <table:table-cell office:value-type="float" office:value="2.13083660404875" calcext:value-type="float">
            <text:p>2.1308366040487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00" calcext:value-type="float">
            <text:p>7600</text:p>
          </table:table-cell>
          <table:table-cell table:formula="of:=([.C31]-100)*100 + [.C31]" office:value-type="float" office:value="757600" calcext:value-type="float">
            <text:p>757600</text:p>
          </table:table-cell>
          <table:table-cell office:value-type="float" office:value="3.58727504913077" calcext:value-type="float">
            <text:p>3.58727504913077</text:p>
          </table:table-cell>
          <table:table-cell office:value-type="float" office:value="3.65882879155046" calcext:value-type="float">
            <text:p>3.65882879155046</text:p>
          </table:table-cell>
          <table:table-cell office:value-type="float" office:value="1.99465447839115" calcext:value-type="float">
            <text:p>1.9946544783911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00" calcext:value-type="float">
            <text:p>10100</text:p>
          </table:table-cell>
          <table:table-cell table:formula="of:=([.C32]-100)*100 + [.C32]" office:value-type="float" office:value="1010100" calcext:value-type="float">
            <text:p>1010100</text:p>
          </table:table-cell>
          <table:table-cell office:value-type="float" office:value="4.80047666842052" calcext:value-type="float">
            <text:p>4.80047666842052</text:p>
          </table:table-cell>
          <table:table-cell office:value-type="float" office:value="4.89290031990373" calcext:value-type="float">
            <text:p>4.89290031990373</text:p>
          </table:table-cell>
          <table:table-cell office:value-type="float" office:value="1.92530154539061" calcext:value-type="float">
            <text:p>1.9253015453906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100" calcext:value-type="float">
            <text:p>10100</text:p>
          </table:table-cell>
          <table:table-cell table:formula="of:=([.C33]-100)*100 + [.C33]" office:value-type="float" office:value="1010100" calcext:value-type="float">
            <text:p>1010100</text:p>
          </table:table-cell>
          <table:table-cell office:value-type="float" office:value="4.77610467258216" calcext:value-type="float">
            <text:p>4.77610467258216</text:p>
          </table:table-cell>
          <table:table-cell office:value-type="float" office:value="4.92851594278682" calcext:value-type="float">
            <text:p>4.92851594278682</text:p>
          </table:table-cell>
          <table:table-cell office:value-type="float" office:value="3.19112081189485" calcext:value-type="float">
            <text:p>3.1911208118948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100" calcext:value-type="float">
            <text:p>10100</text:p>
          </table:table-cell>
          <table:table-cell table:formula="of:=([.C34]-100)*100 + [.C34]" office:value-type="float" office:value="1010100" calcext:value-type="float">
            <text:p>1010100</text:p>
          </table:table-cell>
          <table:table-cell office:value-type="float" office:value="4.79991540540044" calcext:value-type="float">
            <text:p>4.79991540540044</text:p>
          </table:table-cell>
          <table:table-cell office:value-type="float" office:value="4.88528302457564" calcext:value-type="float">
            <text:p>4.88528302457564</text:p>
          </table:table-cell>
          <table:table-cell office:value-type="float" office:value="1.77852341062415" calcext:value-type="float">
            <text:p>1.7785234106241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100" calcext:value-type="float">
            <text:p>10100</text:p>
          </table:table-cell>
          <table:table-cell table:formula="of:=([.C35]-100)*100 + [.C35]" office:value-type="float" office:value="1010100" calcext:value-type="float">
            <text:p>1010100</text:p>
          </table:table-cell>
          <table:table-cell office:value-type="float" office:value="4.77613168235214" calcext:value-type="float">
            <text:p>4.77613168235214</text:p>
          </table:table-cell>
          <table:table-cell office:value-type="float" office:value="4.90511845944914" calcext:value-type="float">
            <text:p>4.90511845944914</text:p>
          </table:table-cell>
          <table:table-cell office:value-type="float" office:value="2.70065370210804" calcext:value-type="float">
            <text:p>2.7006537021080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00" calcext:value-type="float">
            <text:p>10100</text:p>
          </table:table-cell>
          <table:table-cell table:formula="of:=([.C36]-100)*100 + [.C36]" office:value-type="float" office:value="1010100" calcext:value-type="float">
            <text:p>1010100</text:p>
          </table:table-cell>
          <table:table-cell office:value-type="float" office:value="4.76464334679142" calcext:value-type="float">
            <text:p>4.76464334679142</text:p>
          </table:table-cell>
          <table:table-cell office:value-type="float" office:value="5.09404261709545" calcext:value-type="float">
            <text:p>5.09404261709545</text:p>
          </table:table-cell>
          <table:table-cell office:value-type="float" office:value="6.91340875547087" calcext:value-type="float">
            <text:p>6.9134087554708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00" calcext:value-type="float">
            <text:p>20100</text:p>
          </table:table-cell>
          <table:table-cell table:formula="of:=([.C37]-100)*100 + [.C37]" office:value-type="float" office:value="2020100" calcext:value-type="float">
            <text:p>2020100</text:p>
          </table:table-cell>
          <table:table-cell office:value-type="float" office:value="9.6281640595036" calcext:value-type="float">
            <text:p>9.6281640595036</text:p>
          </table:table-cell>
          <table:table-cell office:value-type="float" office:value="9.87727840914616" calcext:value-type="float">
            <text:p>9.87727840914616</text:p>
          </table:table-cell>
          <table:table-cell office:value-type="float" office:value="2.58735048658276" calcext:value-type="float">
            <text:p>2.5873504865827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00" calcext:value-type="float">
            <text:p>20100</text:p>
          </table:table-cell>
          <table:table-cell table:formula="of:=([.C38]-100)*100 + [.C38]" office:value-type="float" office:value="2020100" calcext:value-type="float">
            <text:p>2020100</text:p>
          </table:table-cell>
          <table:table-cell office:value-type="float" office:value="9.61387535099195" calcext:value-type="float">
            <text:p>9.61387535099195</text:p>
          </table:table-cell>
          <table:table-cell office:value-type="float" office:value="9.88972397095478" calcext:value-type="float">
            <text:p>9.88972397095478</text:p>
          </table:table-cell>
          <table:table-cell office:value-type="float" office:value="2.86927601921079" calcext:value-type="float">
            <text:p>2.8692760192107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00" calcext:value-type="float">
            <text:p>20100</text:p>
          </table:table-cell>
          <table:table-cell table:formula="of:=([.C39]-100)*100 + [.C39]" office:value-type="float" office:value="2020100" calcext:value-type="float">
            <text:p>2020100</text:p>
          </table:table-cell>
          <table:table-cell office:value-type="float" office:value="9.62749853877142" calcext:value-type="float">
            <text:p>9.62749853877142</text:p>
          </table:table-cell>
          <table:table-cell office:value-type="float" office:value="9.91667269884863" calcext:value-type="float">
            <text:p>9.91667269884863</text:p>
          </table:table-cell>
          <table:table-cell office:value-type="float" office:value="3.00362715104718" calcext:value-type="float">
            <text:p>3.0036271510471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00" calcext:value-type="float">
            <text:p>20100</text:p>
          </table:table-cell>
          <table:table-cell table:formula="of:=([.C40]-100)*100 + [.C40]" office:value-type="float" office:value="2020100" calcext:value-type="float">
            <text:p>2020100</text:p>
          </table:table-cell>
          <table:table-cell office:value-type="float" office:value="9.64849971531703" calcext:value-type="float">
            <text:p>9.64849971531703</text:p>
          </table:table-cell>
          <table:table-cell office:value-type="float" office:value="9.8426189321201" calcext:value-type="float">
            <text:p>9.8426189321201</text:p>
          </table:table-cell>
          <table:table-cell office:value-type="float" office:value="2.01191089320247" calcext:value-type="float">
            <text:p>2.0119108932024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00" calcext:value-type="float">
            <text:p>20100</text:p>
          </table:table-cell>
          <table:table-cell table:formula="of:=([.C41]-100)*100 + [.C41]" office:value-type="float" office:value="2020100" calcext:value-type="float">
            <text:p>2020100</text:p>
          </table:table-cell>
          <table:table-cell office:value-type="float" office:value="9.62959125574901" calcext:value-type="float">
            <text:p>9.62959125574901</text:p>
          </table:table-cell>
          <table:table-cell office:value-type="float" office:value="9.91004288071082" calcext:value-type="float">
            <text:p>9.91004288071082</text:p>
          </table:table-cell>
          <table:table-cell office:value-type="float" office:value="2.91239386504986" calcext:value-type="float">
            <text:p>2.9123938650498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100" calcext:value-type="float">
            <text:p>30100</text:p>
          </table:table-cell>
          <table:table-cell table:formula="of:=([.C42]-100)*100 + [.C42]" office:value-type="float" office:value="3030100" calcext:value-type="float">
            <text:p>3030100</text:p>
          </table:table-cell>
          <table:table-cell office:value-type="float" office:value="14.3922320981946" calcext:value-type="float">
            <text:p>14.3922320981946</text:p>
          </table:table-cell>
          <table:table-cell office:value-type="float" office:value="14.7395339842328" calcext:value-type="float">
            <text:p>14.7395339842328</text:p>
          </table:table-cell>
          <table:table-cell office:value-type="float" office:value="2.41312038097088" calcext:value-type="float">
            <text:p>2.4131203809708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100" calcext:value-type="float">
            <text:p>30100</text:p>
          </table:table-cell>
          <table:table-cell table:formula="of:=([.C43]-100)*100 + [.C43]" office:value-type="float" office:value="3030100" calcext:value-type="float">
            <text:p>3030100</text:p>
          </table:table-cell>
          <table:table-cell office:value-type="float" office:value="14.5800672219155" calcext:value-type="float">
            <text:p>14.5800672219155</text:p>
          </table:table-cell>
          <table:table-cell office:value-type="float" office:value="14.7738309901458" calcext:value-type="float">
            <text:p>14.7738309901458</text:p>
          </table:table-cell>
          <table:table-cell office:value-type="float" office:value="1.3289634765128" calcext:value-type="float">
            <text:p>1.328963476512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100" calcext:value-type="float">
            <text:p>30100</text:p>
          </table:table-cell>
          <table:table-cell table:formula="of:=([.C44]-100)*100 + [.C44]" office:value-type="float" office:value="3030100" calcext:value-type="float">
            <text:p>3030100</text:p>
          </table:table-cell>
          <table:table-cell office:value-type="float" office:value="14.701949889314" calcext:value-type="float">
            <text:p>14.701949889314</text:p>
          </table:table-cell>
          <table:table-cell office:value-type="float" office:value="14.772161246166" calcext:value-type="float">
            <text:p>14.772161246166</text:p>
          </table:table-cell>
          <table:table-cell office:value-type="float" office:value="0.477564931050537" calcext:value-type="float">
            <text:p>0.47756493105053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00" calcext:value-type="float">
            <text:p>30100</text:p>
          </table:table-cell>
          <table:table-cell table:formula="of:=([.C45]-100)*100 + [.C45]" office:value-type="float" office:value="3030100" calcext:value-type="float">
            <text:p>3030100</text:p>
          </table:table-cell>
          <table:table-cell office:value-type="float" office:value="14.4258203677434" calcext:value-type="float">
            <text:p>14.4258203677434</text:p>
          </table:table-cell>
          <table:table-cell office:value-type="float" office:value="14.7622194900339" calcext:value-type="float">
            <text:p>14.7622194900339</text:p>
          </table:table-cell>
          <table:table-cell office:value-type="float" office:value="2.33192368763106" calcext:value-type="float">
            <text:p>2.3319236876310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100" calcext:value-type="float">
            <text:p>30100</text:p>
          </table:table-cell>
          <table:table-cell table:formula="of:=([.C46]-100)*100 + [.C46]" office:value-type="float" office:value="3030100" calcext:value-type="float">
            <text:p>3030100</text:p>
          </table:table-cell>
          <table:table-cell office:value-type="float" office:value="14.4778449660811" calcext:value-type="float">
            <text:p>14.4778449660811</text:p>
          </table:table-cell>
          <table:table-cell office:value-type="float" office:value="15.1764180939529" calcext:value-type="float">
            <text:p>15.1764180939529</text:p>
          </table:table-cell>
          <table:table-cell office:value-type="float" office:value="4.8251181685424" calcext:value-type="float">
            <text:p>4.825118168542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formula="of:=AVERAGE([.G7:.G46])" office:value-type="float" office:value="2.8021495237679" calcext:value-type="float">
            <text:p>2.8021495237679</text:p>
          </table:table-cell>
          <table:table-cell office:value-type="string" calcext:value-type="string">
            <text:p>skirtumas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76.46mm" svg:y="28.7mm">
            <loext:p draw:notify-on-update-of-ranges="Sheet2.M8:Sheet2.M27 Sheet2.N7:Sheet2.N7 Sheet2.N8:Sheet2.N27 Sheet2.O7:Sheet2.O7 Sheet2.O8:Sheet2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ogation / Backflow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11"/>
          <table:table-cell office:value-type="float" office:value="2100" calcext:value-type="float">
            <text:p>2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647499756911808" calcext:value-type="float">
            <text:p>0.647499756911808</text:p>
          </table:table-cell>
          <table:table-cell office:value-type="float" office:value="0.674045203599866" calcext:value-type="float">
            <text:p>0.674045203599866</text:p>
          </table:table-cell>
          <table:table-cell table:formula="of:=100 *(1-[.N8]/[.O8])" office:value-type="float" office:value="3.93822944607973" calcext:value-type="float">
            <text:p>3.93822944607973</text:p>
          </table:table-cell>
        </table:table-row>
        <table:table-row table:style-name="ro1">
          <table:table-cell table:number-columns-repeated="11"/>
          <table:table-cell office:value-type="float" office:value="4100" calcext:value-type="float">
            <text:p>41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29617217126373" calcext:value-type="float">
            <text:p>1.29617217126373</text:p>
          </table:table-cell>
          <table:table-cell office:value-type="float" office:value="1.35042426992513" calcext:value-type="float">
            <text:p>1.35042426992513</text:p>
          </table:table-cell>
          <table:table-cell table:formula="of:=100 *(1-[.N9]/[.O9])" office:value-type="float" office:value="4.01741140689126" calcext:value-type="float">
            <text:p>4.01741140689126</text:p>
          </table:table-cell>
        </table:table-row>
        <table:table-row table:style-name="ro1">
          <table:table-cell table:number-columns-repeated="11"/>
          <table:table-cell office:value-type="float" office:value="6100" calcext:value-type="float">
            <text:p>61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.94635983534826" calcext:value-type="float">
            <text:p>1.94635983534826</text:p>
          </table:table-cell>
          <table:table-cell office:value-type="float" office:value="2.02997612333755" calcext:value-type="float">
            <text:p>2.02997612333755</text:p>
          </table:table-cell>
          <table:table-cell table:formula="of:=100 *(1-[.N10]/[.O10])" office:value-type="float" office:value="4.11907741317733" calcext:value-type="float">
            <text:p>4.11907741317733</text:p>
          </table:table-cell>
        </table:table-row>
        <table:table-row table:style-name="ro1">
          <table:table-cell table:number-columns-repeated="11"/>
          <table:table-cell office:value-type="float" office:value="8100" calcext:value-type="float">
            <text:p>81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6108597759267" calcext:value-type="float">
            <text:p>2.6108597759267</text:p>
          </table:table-cell>
          <table:table-cell office:value-type="float" office:value="2.71441880314178" calcext:value-type="float">
            <text:p>2.71441880314178</text:p>
          </table:table-cell>
          <table:table-cell table:formula="of:=100 *(1-[.N11]/[.O11])" office:value-type="float" office:value="3.81514551458368" calcext:value-type="float">
            <text:p>3.81514551458368</text:p>
          </table:table-cell>
        </table:table-row>
        <table:table-row table:style-name="ro1">
          <table:table-cell table:number-columns-repeated="11"/>
          <table:table-cell office:value-type="float" office:value="10100" calcext:value-type="float">
            <text:p>10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9487029894446" calcext:value-type="float">
            <text:p>3.29487029894446</text:p>
          </table:table-cell>
          <table:table-cell office:value-type="float" office:value="3.42057530872201" calcext:value-type="float">
            <text:p>3.42057530872201</text:p>
          </table:table-cell>
          <table:table-cell table:formula="of:=100 *(1-[.N12]/[.O12])" office:value-type="float" office:value="3.67496688223818" calcext:value-type="float">
            <text:p>3.67496688223818</text:p>
          </table:table-cell>
        </table:table-row>
        <table:table-row table:style-name="ro1">
          <table:table-cell table:number-columns-repeated="11"/>
          <table:table-cell office:value-type="float" office:value="12100" calcext:value-type="float">
            <text:p>12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3.96411521299928" calcext:value-type="float">
            <text:p>3.96411521299928</text:p>
          </table:table-cell>
          <table:table-cell office:value-type="float" office:value="4.10444192352986" calcext:value-type="float">
            <text:p>4.10444192352986</text:p>
          </table:table-cell>
          <table:table-cell table:formula="of:=100 *(1-[.N13]/[.O13])" office:value-type="float" office:value="3.41889867477764" calcext:value-type="float">
            <text:p>3.41889867477764</text:p>
          </table:table-cell>
        </table:table-row>
        <table:table-row table:style-name="ro1">
          <table:table-cell table:number-columns-repeated="11"/>
          <table:table-cell office:value-type="float" office:value="14100" calcext:value-type="float">
            <text:p>141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.61185654555473" calcext:value-type="float">
            <text:p>4.61185654555473</text:p>
          </table:table-cell>
          <table:table-cell office:value-type="float" office:value="4.78424831728951" calcext:value-type="float">
            <text:p>4.78424831728951</text:p>
          </table:table-cell>
          <table:table-cell table:formula="of:=100 *(1-[.N14]/[.O14])" office:value-type="float" office:value="3.60331990109677" calcext:value-type="float">
            <text:p>3.60331990109677</text:p>
          </table:table-cell>
        </table:table-row>
        <table:table-row table:style-name="ro1">
          <table:table-cell table:number-columns-repeated="11"/>
          <table:table-cell office:value-type="float" office:value="16100" calcext:value-type="float">
            <text:p>161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5.26350003781372" calcext:value-type="float">
            <text:p>5.26350003781372</text:p>
          </table:table-cell>
          <table:table-cell office:value-type="float" office:value="5.50166520813751" calcext:value-type="float">
            <text:p>5.50166520813751</text:p>
          </table:table-cell>
          <table:table-cell table:formula="of:=100 *(1-[.N15]/[.O15])" office:value-type="float" office:value="4.32896516442913" calcext:value-type="float">
            <text:p>4.32896516442913</text:p>
          </table:table-cell>
        </table:table-row>
        <table:table-row table:style-name="ro1">
          <table:table-cell table:number-columns-repeated="11"/>
          <table:table-cell office:value-type="float" office:value="18100" calcext:value-type="float">
            <text:p>181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6.01128253330309" calcext:value-type="float">
            <text:p>6.01128253330309</text:p>
          </table:table-cell>
          <table:table-cell office:value-type="float" office:value="6.21305534848043" calcext:value-type="float">
            <text:p>6.21305534848043</text:p>
          </table:table-cell>
          <table:table-cell table:formula="of:=100 *(1-[.N16]/[.O16])" office:value-type="float" office:value="3.24756184936754" calcext:value-type="float">
            <text:p>3.24756184936754</text:p>
          </table:table-cell>
        </table:table-row>
        <table:table-row table:style-name="ro1">
          <table:table-cell table:number-columns-repeated="11"/>
          <table:table-cell office:value-type="float" office:value="20100" calcext:value-type="float">
            <text:p>201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.62900182586242" calcext:value-type="float">
            <text:p>6.62900182586242</text:p>
          </table:table-cell>
          <table:table-cell office:value-type="float" office:value="6.85581099622943" calcext:value-type="float">
            <text:p>6.85581099622943</text:p>
          </table:table-cell>
          <table:table-cell table:formula="of:=100 *(1-[.N17]/[.O17])" office:value-type="float" office:value="3.3082763000869" calcext:value-type="float">
            <text:p>3.3082763000869</text:p>
          </table:table-cell>
        </table:table-row>
        <table:table-row table:style-name="ro1">
          <table:table-cell table:number-columns-repeated="11"/>
          <table:table-cell office:value-type="float" office:value="22100" calcext:value-type="float">
            <text:p>221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7.26160394991305" calcext:value-type="float">
            <text:p>7.26160394991305</text:p>
          </table:table-cell>
          <table:table-cell office:value-type="float" office:value="7.47988288551087" calcext:value-type="float">
            <text:p>7.47988288551087</text:p>
          </table:table-cell>
          <table:table-cell table:formula="of:=100 *(1-[.N18]/[.O18])" office:value-type="float" office:value="2.91821327872183" calcext:value-type="float">
            <text:p>2.91821327872183</text:p>
          </table:table-cell>
        </table:table-row>
        <table:table-row table:style-name="ro1">
          <table:table-cell table:number-columns-repeated="11"/>
          <table:table-cell office:value-type="float" office:value="24100" calcext:value-type="float">
            <text:p>241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7.94041951620043" calcext:value-type="float">
            <text:p>7.94041951620043</text:p>
          </table:table-cell>
          <table:table-cell office:value-type="float" office:value="8.24110664549098" calcext:value-type="float">
            <text:p>8.24110664549098</text:p>
          </table:table-cell>
          <table:table-cell table:formula="of:=100 *(1-[.N19]/[.O19])" office:value-type="float" office:value="3.64862563033409" calcext:value-type="float">
            <text:p>3.64862563033409</text:p>
          </table:table-cell>
        </table:table-row>
        <table:table-row table:style-name="ro1">
          <table:table-cell table:number-columns-repeated="11"/>
          <table:table-cell office:value-type="float" office:value="26100" calcext:value-type="float">
            <text:p>261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8.64044414913733" calcext:value-type="float">
            <text:p>8.64044414913733</text:p>
          </table:table-cell>
          <table:table-cell office:value-type="float" office:value="8.96497660951393" calcext:value-type="float">
            <text:p>8.96497660951393</text:p>
          </table:table-cell>
          <table:table-cell table:formula="of:=100 *(1-[.N20]/[.O20])" office:value-type="float" office:value="3.62000342568874" calcext:value-type="float">
            <text:p>3.62000342568874</text:p>
          </table:table-cell>
        </table:table-row>
        <table:table-row table:style-name="ro1">
          <table:table-cell table:number-columns-repeated="11"/>
          <table:table-cell office:value-type="float" office:value="28100" calcext:value-type="float">
            <text:p>281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9.31579468231075" calcext:value-type="float">
            <text:p>9.31579468231075</text:p>
          </table:table-cell>
          <table:table-cell office:value-type="float" office:value="9.67409544182631" calcext:value-type="float">
            <text:p>9.67409544182631</text:p>
          </table:table-cell>
          <table:table-cell table:formula="of:=100 *(1-[.N21]/[.O21])" office:value-type="float" office:value="3.70371329981336" calcext:value-type="float">
            <text:p>3.70371329981336</text:p>
          </table:table-cell>
        </table:table-row>
        <table:table-row table:style-name="ro1">
          <table:table-cell table:number-columns-repeated="11"/>
          <table:table-cell office:value-type="float" office:value="30100" calcext:value-type="float">
            <text:p>301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9.98048066638576" calcext:value-type="float">
            <text:p>9.98048066638576</text:p>
          </table:table-cell>
          <table:table-cell office:value-type="float" office:value="10.3203175271988" calcext:value-type="float">
            <text:p>10.3203175271988</text:p>
          </table:table-cell>
          <table:table-cell table:formula="of:=100 *(1-[.N22]/[.O22])" office:value-type="float" office:value="3.29289152119023" calcext:value-type="float">
            <text:p>3.29289152119023</text:p>
          </table:table-cell>
        </table:table-row>
        <table:table-row table:style-name="ro1">
          <table:table-cell table:number-columns-repeated="11"/>
          <table:table-cell office:value-type="float" office:value="32100" calcext:value-type="float">
            <text:p>321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0.6698157931698" calcext:value-type="float">
            <text:p>10.6698157931698</text:p>
          </table:table-cell>
          <table:table-cell office:value-type="float" office:value="11.0174622673105" calcext:value-type="float">
            <text:p>11.0174622673105</text:p>
          </table:table-cell>
          <table:table-cell table:formula="of:=100 *(1-[.N23]/[.O23])" office:value-type="float" office:value="3.15541334025884" calcext:value-type="float">
            <text:p>3.15541334025884</text:p>
          </table:table-cell>
        </table:table-row>
        <table:table-row table:style-name="ro1">
          <table:table-cell table:number-columns-repeated="11"/>
          <table:table-cell office:value-type="float" office:value="34100" calcext:value-type="float">
            <text:p>34100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1.3591509199538" calcext:value-type="float">
            <text:p>11.3591509199538</text:p>
          </table:table-cell>
          <table:table-cell office:value-type="float" office:value="11.7410908717683" calcext:value-type="float">
            <text:p>11.7410908717683</text:p>
          </table:table-cell>
          <table:table-cell table:formula="of:=100 *(1-[.N24]/[.O24])" office:value-type="float" office:value="3.25301929766069" calcext:value-type="float">
            <text:p>3.25301929766069</text:p>
          </table:table-cell>
        </table:table-row>
        <table:table-row table:style-name="ro1">
          <table:table-cell table:number-columns-repeated="11"/>
          <table:table-cell office:value-type="float" office:value="36100" calcext:value-type="float">
            <text:p>3610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2.0137455028684" calcext:value-type="float">
            <text:p>12.0137455028684</text:p>
          </table:table-cell>
          <table:table-cell office:value-type="float" office:value="12.4389539644983" calcext:value-type="float">
            <text:p>12.4389539644983</text:p>
          </table:table-cell>
          <table:table-cell table:formula="of:=100 *(1-[.N25]/[.O25])" office:value-type="float" office:value="3.41836188833463" calcext:value-type="float">
            <text:p>3.41836188833463</text:p>
          </table:table-cell>
        </table:table-row>
        <table:table-row table:style-name="ro1">
          <table:table-cell table:number-columns-repeated="11"/>
          <table:table-cell office:value-type="float" office:value="38100" calcext:value-type="float">
            <text:p>3810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2.6410409576594" calcext:value-type="float">
            <text:p>12.6410409576594</text:p>
          </table:table-cell>
          <table:table-cell office:value-type="float" office:value="13.1817678453744" calcext:value-type="float">
            <text:p>13.1817678453744</text:p>
          </table:table-cell>
          <table:table-cell table:formula="of:=100 *(1-[.N26]/[.O26])" office:value-type="float" office:value="4.10208170905352" calcext:value-type="float">
            <text:p>4.10208170905352</text:p>
          </table:table-cell>
        </table:table-row>
        <table:table-row table:style-name="ro1">
          <table:table-cell table:number-columns-repeated="11"/>
          <table:table-cell office:value-type="float" office:value="40100" calcext:value-type="float">
            <text:p>40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3.5170339631285" calcext:value-type="float">
            <text:p>13.5170339631285</text:p>
          </table:table-cell>
          <table:table-cell office:value-type="float" office:value="13.9209284436339" calcext:value-type="float">
            <text:p>13.9209284436339</text:p>
          </table:table-cell>
          <table:table-cell table:formula="of:=100 *(1-[.N27]/[.O27])" office:value-type="float" office:value="2.90134729260894" calcext:value-type="float">
            <text:p>2.90134729260894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92.14mm" svg:y="19.37mm">
            <loext:p draw:notify-on-update-of-ranges="Sheet3.D5:Sheet3.D24 Sheet3.E4:Sheet3.E4 Sheet3.E5:Sheet3.E24 Sheet3.F4:Sheet3.F4 Sheet3.F5:Sheet3.F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agation / Backflo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8" calcext:value-type="float">
            <text:p>1088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748527965946045" calcext:value-type="float">
            <text:p>0.748527965946045</text:p>
          </table:table-cell>
          <table:table-cell office:value-type="float" office:value="0.737385019284996" calcext:value-type="float">
            <text:p>0.737385019284996</text:p>
          </table:table-cell>
          <table:table-cell office:value-type="float" office:value="-1.4886480088911" calcext:value-type="float">
            <text:p>-1.4886480088911</text:p>
          </table:table-cell>
          <table:table-cell table:formula="of:=100*([.F5]/[.E5]) - 100" office:value-type="float" office:value="-1.48864800889112" calcext:value-type="float">
            <text:p>-1.48864800889112</text:p>
          </table:table-cell>
        </table:table-row>
        <table:table-row table:style-name="ro1"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5052718806383" calcext:value-type="float">
            <text:p>1.5052718806383</text:p>
          </table:table-cell>
          <table:table-cell office:value-type="float" office:value="1.51937758618827" calcext:value-type="float">
            <text:p>1.51937758618827</text:p>
          </table:table-cell>
          <table:table-cell office:value-type="float" office:value="0.937086896487614" calcext:value-type="float">
            <text:p>0.937086896487614</text:p>
          </table:table-cell>
          <table:table-cell table:formula="of:=100*([.F6]/[.E6]) - 100" office:value-type="float" office:value="0.93708689648733" calcext:value-type="float">
            <text:p>0.93708689648733</text:p>
          </table:table-cell>
        </table:table-row>
        <table:table-row table:style-name="ro1">
          <table:table-cell table:number-columns-repeated="2"/>
          <table:table-cell office:value-type="float" office:value="1914" calcext:value-type="float">
            <text:p>1914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29475275229854" calcext:value-type="float">
            <text:p>2.29475275229854</text:p>
          </table:table-cell>
          <table:table-cell office:value-type="float" office:value="2.33308894867058" calcext:value-type="float">
            <text:p>2.33308894867058</text:p>
          </table:table-cell>
          <table:table-cell office:value-type="float" office:value="1.67060247922768" calcext:value-type="float">
            <text:p>1.67060247922768</text:p>
          </table:table-cell>
          <table:table-cell table:formula="of:=100*([.F7]/[.E7]) - 100" office:value-type="float" office:value="1.67060247922748" calcext:value-type="float">
            <text:p>1.67060247922748</text:p>
          </table:table-cell>
        </table:table-row>
        <table:table-row table:style-name="ro1"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14809483680679" calcext:value-type="float">
            <text:p>3.14809483680679</text:p>
          </table:table-cell>
          <table:table-cell office:value-type="float" office:value="3.13108460549488" calcext:value-type="float">
            <text:p>3.13108460549488</text:p>
          </table:table-cell>
          <table:table-cell office:value-type="float" office:value="-0.54033414473524" calcext:value-type="float">
            <text:p>-0.54033414473524</text:p>
          </table:table-cell>
          <table:table-cell table:formula="of:=100*([.F8]/[.E8]) - 100" office:value-type="float" office:value="-0.540334144735112" calcext:value-type="float">
            <text:p>-0.540334144735112</text:p>
          </table:table-cell>
        </table:table-row>
        <table:table-row table:style-name="ro1"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1346957076026" calcext:value-type="float">
            <text:p>3.91346957076026</text:p>
          </table:table-cell>
          <table:table-cell office:value-type="float" office:value="3.91087122808156" calcext:value-type="float">
            <text:p>3.91087122808156</text:p>
          </table:table-cell>
          <table:table-cell office:value-type="float" office:value="-0.0663948609214486" calcext:value-type="float">
            <text:p>-0.066394860921449</text:p>
          </table:table-cell>
          <table:table-cell table:formula="of:=100*([.F9]/[.E9]) - 100" office:value-type="float" office:value="-0.0663948609212071" calcext:value-type="float">
            <text:p>-0.066394860921207</text:p>
          </table:table-cell>
        </table:table-row>
        <table:table-row table:style-name="ro1">
          <table:table-cell table:number-columns-repeated="2"/>
          <table:table-cell office:value-type="float" office:value="2684" calcext:value-type="float">
            <text:p>268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.72744973476377" calcext:value-type="float">
            <text:p>4.72744973476377</text:p>
          </table:table-cell>
          <table:table-cell office:value-type="float" office:value="4.74708218541687" calcext:value-type="float">
            <text:p>4.74708218541687</text:p>
          </table:table-cell>
          <table:table-cell office:value-type="float" office:value="0.415286290803451" calcext:value-type="float">
            <text:p>0.415286290803451</text:p>
          </table:table-cell>
          <table:table-cell table:formula="of:=100*([.F10]/[.E10]) - 100" office:value-type="float" office:value="0.415286290803493" calcext:value-type="float">
            <text:p>0.415286290803493</text:p>
          </table:table-cell>
        </table:table-row>
        <table:table-row table:style-name="ro1">
          <table:table-cell table:number-columns-repeated="2"/>
          <table:table-cell office:value-type="float" office:value="2940" calcext:value-type="float">
            <text:p>294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.58565088214006" calcext:value-type="float">
            <text:p>5.58565088214006</text:p>
          </table:table-cell>
          <table:table-cell office:value-type="float" office:value="5.48503711146403" calcext:value-type="float">
            <text:p>5.48503711146403</text:p>
          </table:table-cell>
          <table:table-cell office:value-type="float" office:value="-1.80128999822978" calcext:value-type="float">
            <text:p>-1.80128999822978</text:p>
          </table:table-cell>
          <table:table-cell table:formula="of:=100*([.F11]/[.E11]) - 100" office:value-type="float" office:value="-1.80128999822992" calcext:value-type="float">
            <text:p>-1.80128999822992</text:p>
          </table:table-cell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6.37347670134725" calcext:value-type="float">
            <text:p>6.37347670134725</text:p>
          </table:table-cell>
          <table:table-cell office:value-type="float" office:value="6.39314469689603" calcext:value-type="float">
            <text:p>6.39314469689603</text:p>
          </table:table-cell>
          <table:table-cell office:value-type="float" office:value="0.308591314762623" calcext:value-type="float">
            <text:p>0.308591314762623</text:p>
          </table:table-cell>
          <table:table-cell table:formula="of:=100*([.F12]/[.E12]) - 100" office:value-type="float" office:value="0.30859131476268" calcext:value-type="float">
            <text:p>0.30859131476268</text:p>
          </table:table-cell>
        </table:table-row>
        <table:table-row table:style-name="ro1">
          <table:table-cell table:number-columns-repeated="2"/>
          <table:table-cell office:value-type="float" office:value="3261" calcext:value-type="float">
            <text:p>3261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7.20531876964963" calcext:value-type="float">
            <text:p>7.20531876964963</text:p>
          </table:table-cell>
          <table:table-cell office:value-type="float" office:value="7.20188604025539" calcext:value-type="float">
            <text:p>7.20188604025539</text:p>
          </table:table-cell>
          <table:table-cell office:value-type="float" office:value="-0.0476416034318845" calcext:value-type="float">
            <text:p>-0.047641603431885</text:p>
          </table:table-cell>
          <table:table-cell table:formula="of:=100*([.F13]/[.E13]) - 100" office:value-type="float" office:value="-0.0476416034318845" calcext:value-type="float">
            <text:p>-0.047641603431885</text:p>
          </table:table-cell>
        </table:table-row>
        <table:table-row table:style-name="ro1">
          <table:table-cell table:number-columns-repeated="2"/>
          <table:table-cell office:value-type="float" office:value="3478" calcext:value-type="float">
            <text:p>347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.0383126438272" calcext:value-type="float">
            <text:p>8.0383126438272</text:p>
          </table:table-cell>
          <table:table-cell office:value-type="float" office:value="8.01438228589336" calcext:value-type="float">
            <text:p>8.01438228589336</text:p>
          </table:table-cell>
          <table:table-cell office:value-type="float" office:value="-0.297703746970043" calcext:value-type="float">
            <text:p>-0.297703746970043</text:p>
          </table:table-cell>
          <table:table-cell table:formula="of:=100*([.F14]/[.E14]) - 100" office:value-type="float" office:value="-0.297703746970043" calcext:value-type="float">
            <text:p>-0.297703746970043</text:p>
          </table:table-cell>
        </table:table-row>
        <table:table-row table:style-name="ro1">
          <table:table-cell table:number-columns-repeated="2"/>
          <table:table-cell office:value-type="float" office:value="3676" calcext:value-type="float">
            <text:p>3676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8.81138517053985" calcext:value-type="float">
            <text:p>8.81138517053985</text:p>
          </table:table-cell>
          <table:table-cell office:value-type="float" office:value="8.83262178718439" calcext:value-type="float">
            <text:p>8.83262178718439</text:p>
          </table:table-cell>
          <table:table-cell office:value-type="float" office:value="0.241013373420003" calcext:value-type="float">
            <text:p>0.241013373420003</text:p>
          </table:table-cell>
          <table:table-cell table:formula="of:=100*([.F15]/[.E15]) - 100" office:value-type="float" office:value="0.241013373419904" calcext:value-type="float">
            <text:p>0.241013373419904</text:p>
          </table:table-cell>
        </table:table-row>
        <table:table-row table:style-name="ro1">
          <table:table-cell table:number-columns-repeated="2"/>
          <table:table-cell office:value-type="float" office:value="3795" calcext:value-type="float">
            <text:p>3795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9.72618243498741" calcext:value-type="float">
            <text:p>9.72618243498741</text:p>
          </table:table-cell>
          <table:table-cell office:value-type="float" office:value="9.595971218358" calcext:value-type="float">
            <text:p>9.595971218358</text:p>
          </table:table-cell>
          <table:table-cell office:value-type="float" office:value="-1.33877004158397" calcext:value-type="float">
            <text:p>-1.33877004158397</text:p>
          </table:table-cell>
          <table:table-cell table:formula="of:=100*([.F16]/[.E16]) - 100" office:value-type="float" office:value="-1.33877004158391" calcext:value-type="float">
            <text:p>-1.33877004158391</text:p>
          </table:table-cell>
        </table:table-row>
        <table:table-row table:style-name="ro1">
          <table:table-cell table:number-columns-repeated="2"/>
          <table:table-cell office:value-type="float" office:value="3918" calcext:value-type="float">
            <text:p>391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.5623510409577" calcext:value-type="float">
            <text:p>10.5623510409577</text:p>
          </table:table-cell>
          <table:table-cell office:value-type="float" office:value="10.4716209120669" calcext:value-type="float">
            <text:p>10.4716209120669</text:p>
          </table:table-cell>
          <table:table-cell office:value-type="float" office:value="-0.858995582886578" calcext:value-type="float">
            <text:p>-0.858995582886578</text:p>
          </table:table-cell>
          <table:table-cell table:formula="of:=100*([.F17]/[.E17]) - 100" office:value-type="float" office:value="-0.858995582886578" calcext:value-type="float">
            <text:p>-0.858995582886578</text:p>
          </table:table-cell>
        </table:table-row>
        <table:table-row table:style-name="ro1">
          <table:table-cell table:number-columns-repeated="2"/>
          <table:table-cell office:value-type="float" office:value="4131" calcext:value-type="float">
            <text:p>4131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1.3528076146026" calcext:value-type="float">
            <text:p>11.3528076146026</text:p>
          </table:table-cell>
          <table:table-cell office:value-type="float" office:value="11.2277271794207" calcext:value-type="float">
            <text:p>11.2277271794207</text:p>
          </table:table-cell>
          <table:table-cell office:value-type="float" office:value="-1.10175772749844" calcext:value-type="float">
            <text:p>-1.10175772749844</text:p>
          </table:table-cell>
          <table:table-cell table:formula="of:=100*([.F18]/[.E18]) - 100" office:value-type="float" office:value="-1.1017577274983" calcext:value-type="float">
            <text:p>-1.1017577274983</text:p>
          </table:table-cell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.1948951589902" calcext:value-type="float">
            <text:p>12.1948951589902</text:p>
          </table:table-cell>
          <table:table-cell office:value-type="float" office:value="12.104594032792" calcext:value-type="float">
            <text:p>12.104594032792</text:p>
          </table:table-cell>
          <table:table-cell office:value-type="float" office:value="-0.740483005559781" calcext:value-type="float">
            <text:p>-0.740483005559781</text:p>
          </table:table-cell>
          <table:table-cell table:formula="of:=100*([.F19]/[.E19]) - 100" office:value-type="float" office:value="-0.740483005560151" calcext:value-type="float">
            <text:p>-0.740483005560151</text:p>
          </table:table-cell>
        </table:table-row>
        <table:table-row table:style-name="ro1"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2.9775632244013" calcext:value-type="float">
            <text:p>12.9775632244013</text:p>
          </table:table-cell>
          <table:table-cell office:value-type="float" office:value="12.760041789471" calcext:value-type="float">
            <text:p>12.760041789471</text:p>
          </table:table-cell>
          <table:table-cell office:value-type="float" office:value="-1.67613465770884" calcext:value-type="float">
            <text:p>-1.67613465770884</text:p>
          </table:table-cell>
          <table:table-cell table:formula="of:=100*([.F20]/[.E20]) - 100" office:value-type="float" office:value="-1.6761346577091" calcext:value-type="float">
            <text:p>-1.6761346577091</text:p>
          </table:table-cell>
        </table:table-row>
        <table:table-row table:style-name="ro1">
          <table:table-cell table:number-columns-repeated="2"/>
          <table:table-cell office:value-type="float" office:value="4481" calcext:value-type="float">
            <text:p>448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4.0058821813499" calcext:value-type="float">
            <text:p>14.0058821813499</text:p>
          </table:table-cell>
          <table:table-cell office:value-type="float" office:value="13.752384960112" calcext:value-type="float">
            <text:p>13.752384960112</text:p>
          </table:table-cell>
          <table:table-cell office:value-type="float" office:value="-1.80993398313323" calcext:value-type="float">
            <text:p>-1.80993398313323</text:p>
          </table:table-cell>
          <table:table-cell table:formula="of:=100*([.F21]/[.E21]) - 100" office:value-type="float" office:value="-1.80993398313356" calcext:value-type="float">
            <text:p>-1.80993398313356</text:p>
          </table:table-cell>
        </table:table-row>
        <table:table-row table:style-name="ro1"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4.9180745944217" calcext:value-type="float">
            <text:p>14.9180745944217</text:p>
          </table:table-cell>
          <table:table-cell office:value-type="float" office:value="14.7340864009197" calcext:value-type="float">
            <text:p>14.7340864009197</text:p>
          </table:table-cell>
          <table:table-cell office:value-type="float" office:value="-1.23332399457799" calcext:value-type="float">
            <text:p>-1.23332399457799</text:p>
          </table:table-cell>
          <table:table-cell table:formula="of:=100*([.F22]/[.E22]) - 100" office:value-type="float" office:value="-1.23332399457769" calcext:value-type="float">
            <text:p>-1.23332399457769</text:p>
          </table:table-cell>
        </table:table-row>
        <table:table-row table:style-name="ro1"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5.9147379190832" calcext:value-type="float">
            <text:p>15.9147379190832</text:p>
          </table:table-cell>
          <table:table-cell office:value-type="float" office:value="15.696957406719" calcext:value-type="float">
            <text:p>15.696957406719</text:p>
          </table:table-cell>
          <table:table-cell office:value-type="float" office:value="-1.36842035018981" calcext:value-type="float">
            <text:p>-1.36842035018981</text:p>
          </table:table-cell>
          <table:table-cell table:formula="of:=100*([.F23]/[.E23]) - 100" office:value-type="float" office:value="-1.36842035019038" calcext:value-type="float">
            <text:p>-1.36842035019038</text:p>
          </table:table-cell>
        </table:table-row>
        <table:table-row table:style-name="ro1">
          <table:table-cell table:number-columns-repeated="2"/>
          <table:table-cell office:value-type="float" office:value="4952" calcext:value-type="float">
            <text:p>4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6.6982839091089" calcext:value-type="float">
            <text:p>16.6982839091089</text:p>
          </table:table-cell>
          <table:table-cell office:value-type="float" office:value="16.4275835357264" calcext:value-type="float">
            <text:p>16.4275835357264</text:p>
          </table:table-cell>
          <table:table-cell office:value-type="float" office:value="-1.62112690654942" calcext:value-type="float">
            <text:p>-1.62112690654942</text:p>
          </table:table-cell>
          <table:table-cell table:formula="of:=100*([.F24]/[.E24]) - 100" office:value-type="float" office:value="-1.62112690654897" calcext:value-type="float">
            <text:p>-1.62112690654897</text:p>
          </table:table-cell>
        </table:table-row>
      </table:table>
      <table:table table:name="Sheet4" table:style-name="ta1">
        <table:shapes>
          <draw:frame draw:z-index="0" draw:style-name="gr1" draw:text-style-name="P1" svg:width="160.21mm" svg:height="90.02mm" svg:x="176.6mm" svg:y="47.56mm">
            <loext:p draw:notify-on-update-of-ranges="Sheet4.Q12:Sheet4.Q31 Sheet4.R11:Sheet4.R11 Sheet4.R12:Sheet4.R31 Sheet4.S11:Sheet4.S11 Sheet4.S12:Sheet4.S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76.44mm" svg:y="172.7mm">
            <loext:p draw:notify-on-update-of-ranges="Sheet4.Q39:Sheet4.Q58 Sheet4.R38:Sheet4.R38 Sheet4.R39:Sheet4.R58 Sheet4.S38:Sheet4.S38 Sheet4.S39:Sheet4.S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56.94mm" svg:y="327.24mm">
            <loext:p draw:notify-on-update-of-ranges="Sheet4.Q39:Sheet4.Q58 Sheet4.R38:Sheet4.R38 Sheet4.R39:Sheet4.R58 Sheet4.S38:Sheet4.S38 Sheet4.S39:Sheet4.S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ogation / Backflow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15"/>
          <table:table-cell office:value-type="float" office:value="1050" calcext:value-type="float">
            <text:p>105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718256875877145" calcext:value-type="float">
            <text:p>0.718256875877145</text:p>
          </table:table-cell>
          <table:table-cell office:value-type="float" office:value="0.730440767034253" calcext:value-type="float">
            <text:p>0.730440767034253</text:p>
          </table:table-cell>
          <table:table-cell office:value-type="float" office:value="1.69631389079686" calcext:value-type="float">
            <text:p>1.69631389079686</text:p>
          </table:table-cell>
        </table:table-row>
        <table:table-row table:style-name="ro1">
          <table:table-cell table:number-columns-repeated="15"/>
          <table:table-cell office:value-type="float" office:value="1383" calcext:value-type="float">
            <text:p>138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39973962581745" calcext:value-type="float">
            <text:p>1.39973962581745</text:p>
          </table:table-cell>
          <table:table-cell office:value-type="float" office:value="1.48654200397368" calcext:value-type="float">
            <text:p>1.48654200397368</text:p>
          </table:table-cell>
          <table:table-cell office:value-type="float" office:value="6.20132320005811" calcext:value-type="float">
            <text:p>6.20132320005811</text:p>
          </table:table-cell>
        </table:table-row>
        <table:table-row table:style-name="ro1">
          <table:table-cell table:number-columns-repeated="15"/>
          <table:table-cell office:value-type="float" office:value="1707" calcext:value-type="float">
            <text:p>1707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17333163351848" calcext:value-type="float">
            <text:p>2.17333163351848</text:p>
          </table:table-cell>
          <table:table-cell office:value-type="float" office:value="2.29953564803461" calcext:value-type="float">
            <text:p>2.29953564803461</text:p>
          </table:table-cell>
          <table:table-cell office:value-type="float" office:value="5.8069377249993" calcext:value-type="float">
            <text:p>5.8069377249993</text:p>
          </table:table-cell>
        </table:table-row>
        <table:table-row table:style-name="ro1">
          <table:table-cell table:number-columns-repeated="15"/>
          <table:table-cell office:value-type="float" office:value="1909" calcext:value-type="float">
            <text:p>1909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82842302917811" calcext:value-type="float">
            <text:p>2.82842302917811</text:p>
          </table:table-cell>
          <table:table-cell office:value-type="float" office:value="3.07379512117123" calcext:value-type="float">
            <text:p>3.07379512117123</text:p>
          </table:table-cell>
          <table:table-cell office:value-type="float" office:value="8.67522606985771" calcext:value-type="float">
            <text:p>8.67522606985771</text:p>
          </table:table-cell>
        </table:table-row>
        <table:table-row table:style-name="ro1">
          <table:table-cell table:number-columns-repeated="15"/>
          <table:table-cell office:value-type="float" office:value="2254" calcext:value-type="float">
            <text:p>225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233314714598" calcext:value-type="float">
            <text:p>3.56233314714598</text:p>
          </table:table-cell>
          <table:table-cell office:value-type="float" office:value="3.82800686264235" calcext:value-type="float">
            <text:p>3.82800686264235</text:p>
          </table:table-cell>
          <table:table-cell office:value-type="float" office:value="7.45785709877318" calcext:value-type="float">
            <text:p>7.45785709877318</text:p>
          </table:table-cell>
        </table:table-row>
        <table:table-row table:style-name="ro1">
          <table:table-cell table:number-columns-repeated="15"/>
          <table:table-cell office:value-type="float" office:value="2491" calcext:value-type="float">
            <text:p>249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.30566621758421" calcext:value-type="float">
            <text:p>4.30566621758421</text:p>
          </table:table-cell>
          <table:table-cell office:value-type="float" office:value="4.65666433662385" calcext:value-type="float">
            <text:p>4.65666433662385</text:p>
          </table:table-cell>
          <table:table-cell office:value-type="float" office:value="8.15200485365475" calcext:value-type="float">
            <text:p>8.15200485365475</text:p>
          </table:table-cell>
        </table:table-row>
        <table:table-row table:style-name="ro1">
          <table:table-cell table:number-columns-repeated="15"/>
          <table:table-cell office:value-type="float" office:value="2643" calcext:value-type="float">
            <text:p>264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.98698561243572" calcext:value-type="float">
            <text:p>4.98698561243572</text:p>
          </table:table-cell>
          <table:table-cell office:value-type="float" office:value="5.34508643666588" calcext:value-type="float">
            <text:p>5.34508643666588</text:p>
          </table:table-cell>
          <table:table-cell office:value-type="float" office:value="7.18070698534189" calcext:value-type="float">
            <text:p>7.18070698534189</text:p>
          </table:table-cell>
        </table:table-row>
        <table:table-row table:style-name="ro1">
          <table:table-cell table:number-columns-repeated="15"/>
          <table:table-cell office:value-type="float" office:value="2800" calcext:value-type="float">
            <text:p>28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5.6960168152024" calcext:value-type="float">
            <text:p>5.6960168152024</text:p>
          </table:table-cell>
          <table:table-cell office:value-type="float" office:value="6.16389658067117" calcext:value-type="float">
            <text:p>6.16389658067117</text:p>
          </table:table-cell>
          <table:table-cell office:value-type="float" office:value="8.21415702671406" calcext:value-type="float">
            <text:p>8.21415702671406</text:p>
          </table:table-cell>
        </table:table-row>
        <table:table-row table:style-name="ro1">
          <table:table-cell table:number-columns-repeated="15"/>
          <table:table-cell office:value-type="float" office:value="2914" calcext:value-type="float">
            <text:p>291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6.41239035383879" calcext:value-type="float">
            <text:p>6.41239035383879</text:p>
          </table:table-cell>
          <table:table-cell office:value-type="float" office:value="7.03801711555105" calcext:value-type="float">
            <text:p>7.03801711555105</text:p>
          </table:table-cell>
          <table:table-cell office:value-type="float" office:value="9.75652958085635" calcext:value-type="float">
            <text:p>9.75652958085635</text:p>
          </table:table-cell>
        </table:table-row>
        <table:table-row table:style-name="ro1">
          <table:table-cell table:number-columns-repeated="15"/>
          <table:table-cell office:value-type="float" office:value="3046" calcext:value-type="float">
            <text:p>304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.15228734938005" calcext:value-type="float">
            <text:p>7.15228734938005</text:p>
          </table:table-cell>
          <table:table-cell office:value-type="float" office:value="7.75799278515024" calcext:value-type="float">
            <text:p>7.75799278515024</text:p>
          </table:table-cell>
          <table:table-cell office:value-type="float" office:value="8.4686954841473" calcext:value-type="float">
            <text:p>8.4686954841473</text:p>
          </table:table-cell>
        </table:table-row>
        <table:table-row table:style-name="ro1">
          <table:table-cell table:number-columns-repeated="15"/>
          <table:table-cell office:value-type="float" office:value="3170" calcext:value-type="float">
            <text:p>317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7.91972631540284" calcext:value-type="float">
            <text:p>7.91972631540284</text:p>
          </table:table-cell>
          <table:table-cell office:value-type="float" office:value="8.62570325338081" calcext:value-type="float">
            <text:p>8.62570325338081</text:p>
          </table:table-cell>
          <table:table-cell office:value-type="float" office:value="8.91415826585997" calcext:value-type="float">
            <text:p>8.91415826585997</text:p>
          </table:table-cell>
        </table:table-row>
        <table:table-row table:style-name="ro1">
          <table:table-cell table:number-columns-repeated="15"/>
          <table:table-cell office:value-type="float" office:value="3267" calcext:value-type="float">
            <text:p>3267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.62909838146657" calcext:value-type="float">
            <text:p>8.62909838146657</text:p>
          </table:table-cell>
          <table:table-cell office:value-type="float" office:value="9.40372821256906" calcext:value-type="float">
            <text:p>9.40372821256906</text:p>
          </table:table-cell>
          <table:table-cell office:value-type="float" office:value="8.97694981397163" calcext:value-type="float">
            <text:p>8.97694981397163</text:p>
          </table:table-cell>
        </table:table-row>
        <table:table-row table:style-name="ro1">
          <table:table-cell table:number-columns-repeated="15"/>
          <table:table-cell office:value-type="float" office:value="3393" calcext:value-type="float">
            <text:p>339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9.35052847315935" calcext:value-type="float">
            <text:p>9.35052847315935</text:p>
          </table:table-cell>
          <table:table-cell office:value-type="float" office:value="10.3191782331505" calcext:value-type="float">
            <text:p>10.3191782331505</text:p>
          </table:table-cell>
          <table:table-cell office:value-type="float" office:value="10.3593049609081" calcext:value-type="float">
            <text:p>10.3593049609081</text:p>
          </table:table-cell>
        </table:table-row>
        <table:table-row table:style-name="ro1">
          <table:table-cell table:number-columns-repeated="15"/>
          <table:table-cell office:value-type="float" office:value="3503" calcext:value-type="float">
            <text:p>3503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0.3031283795975" calcext:value-type="float">
            <text:p>10.3031283795975</text:p>
          </table:table-cell>
          <table:table-cell office:value-type="float" office:value="11.3629154777866" calcext:value-type="float">
            <text:p>11.3629154777866</text:p>
          </table:table-cell>
          <table:table-cell office:value-type="float" office:value="10.2860709790607" calcext:value-type="float">
            <text:p>10.2860709790607</text:p>
          </table:table-cell>
        </table:table-row>
        <table:table-row table:style-name="ro1">
          <table:table-cell table:number-columns-repeated="15"/>
          <table:table-cell office:value-type="float" office:value="3589" calcext:value-type="float">
            <text:p>358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1.2751207606815" calcext:value-type="float">
            <text:p>11.2751207606815</text:p>
          </table:table-cell>
          <table:table-cell office:value-type="float" office:value="12.3967795711064" calcext:value-type="float">
            <text:p>12.3967795711064</text:p>
          </table:table-cell>
          <table:table-cell office:value-type="float" office:value="9.94808689177292" calcext:value-type="float">
            <text:p>9.94808689177292</text:p>
          </table:table-cell>
        </table:table-row>
        <table:table-row table:style-name="ro1">
          <table:table-cell table:number-columns-repeated="15"/>
          <table:table-cell office:value-type="float" office:value="3694" calcext:value-type="float">
            <text:p>3694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2.0498727839834" calcext:value-type="float">
            <text:p>12.0498727839834</text:p>
          </table:table-cell>
          <table:table-cell office:value-type="float" office:value="12.9973749744757" calcext:value-type="float">
            <text:p>12.9973749744757</text:p>
          </table:table-cell>
          <table:table-cell office:value-type="float" office:value="7.86317173200115" calcext:value-type="float">
            <text:p>7.86317173200115</text:p>
          </table:table-cell>
        </table:table-row>
        <table:table-row table:style-name="ro1">
          <table:table-cell table:number-columns-repeated="15"/>
          <table:table-cell office:value-type="float" office:value="3782" calcext:value-type="float">
            <text:p>3782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2.7336031789418" calcext:value-type="float">
            <text:p>12.7336031789418</text:p>
          </table:table-cell>
          <table:table-cell office:value-type="float" office:value="13.8020944456029" calcext:value-type="float">
            <text:p>13.8020944456029</text:p>
          </table:table-cell>
          <table:table-cell office:value-type="float" office:value="8.39111484507413" calcext:value-type="float">
            <text:p>8.39111484507413</text:p>
          </table:table-cell>
        </table:table-row>
        <table:table-row table:style-name="ro1">
          <table:table-cell table:number-columns-repeated="15"/>
          <table:table-cell office:value-type="float" office:value="3879" calcext:value-type="float">
            <text:p>3879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3.3097516073514" calcext:value-type="float">
            <text:p>13.3097516073514</text:p>
          </table:table-cell>
          <table:table-cell office:value-type="float" office:value="14.720953207194" calcext:value-type="float">
            <text:p>14.720953207194</text:p>
          </table:table-cell>
          <table:table-cell office:value-type="float" office:value="10.6027643601039" calcext:value-type="float">
            <text:p>10.6027643601039</text:p>
          </table:table-cell>
        </table:table-row>
        <table:table-row table:style-name="ro1">
          <table:table-cell table:number-columns-repeated="15"/>
          <table:table-cell office:value-type="float" office:value="3977" calcext:value-type="float">
            <text:p>3977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4.2878179455072" calcext:value-type="float">
            <text:p>14.2878179455072</text:p>
          </table:table-cell>
          <table:table-cell office:value-type="float" office:value="15.612651700373" calcext:value-type="float">
            <text:p>15.612651700373</text:p>
          </table:table-cell>
          <table:table-cell office:value-type="float" office:value="9.27247085537231" calcext:value-type="float">
            <text:p>9.27247085537231</text:p>
          </table:table-cell>
        </table:table-row>
        <table:table-row table:style-name="ro1">
          <table:table-cell table:number-columns-repeated="15"/>
          <table:table-cell office:value-type="float" office:value="4125" calcext:value-type="float">
            <text:p>41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.9140501582232" calcext:value-type="float">
            <text:p>14.9140501582232</text:p>
          </table:table-cell>
          <table:table-cell office:value-type="float" office:value="16.4865369261368" calcext:value-type="float">
            <text:p>16.4865369261368</text:p>
          </table:table-cell>
          <table:table-cell office:value-type="float" office:value="10.5436601810446" calcext:value-type="float">
            <text:p>10.5436601810446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ogation / Backflow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15"/>
          <table:table-cell office:value-type="float" office:value="819" calcext:value-type="float">
            <text:p>81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725596402730796" calcext:value-type="float">
            <text:p>0.725596402730796</text:p>
          </table:table-cell>
          <table:table-cell office:value-type="float" office:value="0.753984103129784" calcext:value-type="float">
            <text:p>0.753984103129784</text:p>
          </table:table-cell>
          <table:table-cell office:value-type="float" office:value="3.91232650715332" calcext:value-type="float">
            <text:p>3.91232650715332</text:p>
          </table:table-cell>
        </table:table-row>
        <table:table-row table:style-name="ro1">
          <table:table-cell table:number-columns-repeated="15"/>
          <table:table-cell office:value-type="float" office:value="1228" calcext:value-type="float">
            <text:p>122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39408388802398" calcext:value-type="float">
            <text:p>1.39408388802398</text:p>
          </table:table-cell>
          <table:table-cell office:value-type="float" office:value="1.5184860267656" calcext:value-type="float">
            <text:p>1.5184860267656</text:p>
          </table:table-cell>
          <table:table-cell office:value-type="float" office:value="8.92357625034725" calcext:value-type="float">
            <text:p>8.92357625034725</text:p>
          </table:table-cell>
        </table:table-row>
        <table:table-row table:style-name="ro1">
          <table:table-cell table:number-columns-repeated="15"/>
          <table:table-cell office:value-type="float" office:value="1383" calcext:value-type="float">
            <text:p>1383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12152419373135" calcext:value-type="float">
            <text:p>2.12152419373135</text:p>
          </table:table-cell>
          <table:table-cell office:value-type="float" office:value="2.28947418460205" calcext:value-type="float">
            <text:p>2.28947418460205</text:p>
          </table:table-cell>
          <table:table-cell office:value-type="float" office:value="7.91647775533045" calcext:value-type="float">
            <text:p>7.91647775533045</text:p>
          </table:table-cell>
        </table:table-row>
        <table:table-row table:style-name="ro1">
          <table:table-cell table:number-columns-repeated="15"/>
          <table:table-cell office:value-type="float" office:value="1683" calcext:value-type="float">
            <text:p>1683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84826591874814" calcext:value-type="float">
            <text:p>2.84826591874814</text:p>
          </table:table-cell>
          <table:table-cell office:value-type="float" office:value="3.08932055303044" calcext:value-type="float">
            <text:p>3.08932055303044</text:p>
          </table:table-cell>
          <table:table-cell office:value-type="float" office:value="8.46320677769621" calcext:value-type="float">
            <text:p>8.46320677769621</text:p>
          </table:table-cell>
        </table:table-row>
        <table:table-row table:style-name="ro1">
          <table:table-cell table:number-columns-repeated="15"/>
          <table:table-cell office:value-type="float" office:value="1782" calcext:value-type="float">
            <text:p>17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4133132236593" calcext:value-type="float">
            <text:p>3.54133132236593</text:p>
          </table:table-cell>
          <table:table-cell office:value-type="float" office:value="3.86403195363828" calcext:value-type="float">
            <text:p>3.86403195363828</text:p>
          </table:table-cell>
          <table:table-cell office:value-type="float" office:value="9.1124100485678" calcext:value-type="float">
            <text:p>9.1124100485678</text:p>
          </table:table-cell>
        </table:table-row>
        <table:table-row table:style-name="ro1">
          <table:table-cell table:number-columns-repeated="15"/>
          <table:table-cell office:value-type="float" office:value="1890" calcext:value-type="float">
            <text:p>189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.27754288881374" calcext:value-type="float">
            <text:p>4.27754288881374</text:p>
          </table:table-cell>
          <table:table-cell office:value-type="float" office:value="4.67415478326821" calcext:value-type="float">
            <text:p>4.67415478326821</text:p>
          </table:table-cell>
          <table:table-cell office:value-type="float" office:value="9.27195599818904" calcext:value-type="float">
            <text:p>9.27195599818904</text:p>
          </table:table-cell>
        </table:table-row>
        <table:table-row table:style-name="ro1">
          <table:table-cell table:number-columns-repeated="15"/>
          <table:table-cell office:value-type="float" office:value="2199" calcext:value-type="float">
            <text:p>2199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.95709487235723" calcext:value-type="float">
            <text:p>4.95709487235723</text:p>
          </table:table-cell>
          <table:table-cell office:value-type="float" office:value="5.41655569252509" calcext:value-type="float">
            <text:p>5.41655569252509</text:p>
          </table:table-cell>
          <table:table-cell office:value-type="float" office:value="9.26875179916371" calcext:value-type="float">
            <text:p>9.26875179916371</text:p>
          </table:table-cell>
        </table:table-row>
        <table:table-row table:style-name="ro1">
          <table:table-cell table:number-columns-repeated="15"/>
          <table:table-cell office:value-type="float" office:value="2426" calcext:value-type="float">
            <text:p>2426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5.69111875547625" calcext:value-type="float">
            <text:p>5.69111875547625</text:p>
          </table:table-cell>
          <table:table-cell office:value-type="float" office:value="6.21368887554004" calcext:value-type="float">
            <text:p>6.21368887554004</text:p>
          </table:table-cell>
          <table:table-cell office:value-type="float" office:value="9.18220375494624" calcext:value-type="float">
            <text:p>9.18220375494624</text:p>
          </table:table-cell>
        </table:table-row>
        <table:table-row table:style-name="ro1">
          <table:table-cell table:number-columns-repeated="15"/>
          <table:table-cell office:value-type="float" office:value="2592" calcext:value-type="float">
            <text:p>259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6.51177885264658" calcext:value-type="float">
            <text:p>6.51177885264658</text:p>
          </table:table-cell>
          <table:table-cell office:value-type="float" office:value="6.99910370779315" calcext:value-type="float">
            <text:p>6.99910370779315</text:p>
          </table:table-cell>
          <table:table-cell office:value-type="float" office:value="7.48374393808706" calcext:value-type="float">
            <text:p>7.48374393808706</text:p>
          </table:table-cell>
        </table:table-row>
        <table:table-row table:style-name="ro1">
          <table:table-cell table:number-columns-repeated="15"/>
          <table:table-cell office:value-type="float" office:value="2715" calcext:value-type="float">
            <text:p>271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.19510712614963" calcext:value-type="float">
            <text:p>7.19510712614963</text:p>
          </table:table-cell>
          <table:table-cell office:value-type="float" office:value="7.77383974131124" calcext:value-type="float">
            <text:p>7.77383974131124</text:p>
          </table:table-cell>
          <table:table-cell office:value-type="float" office:value="8.04341902093833" calcext:value-type="float">
            <text:p>8.04341902093833</text:p>
          </table:table-cell>
        </table:table-row>
        <table:table-row table:style-name="ro1">
          <table:table-cell table:number-columns-repeated="15"/>
          <table:table-cell office:value-type="float" office:value="2811" calcext:value-type="float">
            <text:p>281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7.91544234980681" calcext:value-type="float">
            <text:p>7.91544234980681</text:p>
          </table:table-cell>
          <table:table-cell office:value-type="float" office:value="8.61694463321276" calcext:value-type="float">
            <text:p>8.61694463321276</text:p>
          </table:table-cell>
          <table:table-cell office:value-type="float" office:value="8.86245205769285" calcext:value-type="float">
            <text:p>8.86245205769285</text:p>
          </table:table-cell>
        </table:table-row>
        <table:table-row table:style-name="ro1">
          <table:table-cell table:number-columns-repeated="15"/>
          <table:table-cell office:value-type="float" office:value="2900" calcext:value-type="float">
            <text:p>29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.60364253757871" calcext:value-type="float">
            <text:p>8.60364253757871</text:p>
          </table:table-cell>
          <table:table-cell office:value-type="float" office:value="9.51101177517933" calcext:value-type="float">
            <text:p>9.51101177517933</text:p>
          </table:table-cell>
          <table:table-cell office:value-type="float" office:value="10.5463381775503" calcext:value-type="float">
            <text:p>10.5463381775503</text:p>
          </table:table-cell>
        </table:table-row>
        <table:table-row table:style-name="ro1">
          <table:table-cell table:number-columns-repeated="15"/>
          <table:table-cell office:value-type="float" office:value="2999" calcext:value-type="float">
            <text:p>2999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9.30247398689057" calcext:value-type="float">
            <text:p>9.30247398689057</text:p>
          </table:table-cell>
          <table:table-cell office:value-type="float" office:value="10.2319327867276" calcext:value-type="float">
            <text:p>10.2319327867276</text:p>
          </table:table-cell>
          <table:table-cell office:value-type="float" office:value="9.99152269758396" calcext:value-type="float">
            <text:p>9.99152269758396</text:p>
          </table:table-cell>
        </table:table-row>
        <table:table-row table:style-name="ro1">
          <table:table-cell table:number-columns-repeated="15"/>
          <table:table-cell office:value-type="float" office:value="3137" calcext:value-type="float">
            <text:p>3137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0.066295156284" calcext:value-type="float">
            <text:p>10.066295156284</text:p>
          </table:table-cell>
          <table:table-cell office:value-type="float" office:value="11.0907331640001" calcext:value-type="float">
            <text:p>11.0907331640001</text:p>
          </table:table-cell>
          <table:table-cell office:value-type="float" office:value="10.1769120794814" calcext:value-type="float">
            <text:p>10.1769120794814</text:p>
          </table:table-cell>
        </table:table-row>
        <table:table-row table:style-name="ro1">
          <table:table-cell table:number-columns-repeated="15"/>
          <table:table-cell office:value-type="float" office:value="3210" calcext:value-type="float">
            <text:p>321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.7735926559355" calcext:value-type="float">
            <text:p>10.7735926559355</text:p>
          </table:table-cell>
          <table:table-cell office:value-type="float" office:value="11.8044197707195" calcext:value-type="float">
            <text:p>11.8044197707195</text:p>
          </table:table-cell>
          <table:table-cell office:value-type="float" office:value="9.56809067972364" calcext:value-type="float">
            <text:p>9.56809067972364</text:p>
          </table:table-cell>
        </table:table-row>
        <table:table-row table:style-name="ro1">
          <table:table-cell table:number-columns-repeated="15"/>
          <table:table-cell office:value-type="float" office:value="3276" calcext:value-type="float">
            <text:p>3276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1.5053721352087" calcext:value-type="float">
            <text:p>11.5053721352087</text:p>
          </table:table-cell>
          <table:table-cell office:value-type="float" office:value="12.7629639873335" calcext:value-type="float">
            <text:p>12.7629639873335</text:p>
          </table:table-cell>
          <table:table-cell office:value-type="float" office:value="10.9304752366618" calcext:value-type="float">
            <text:p>10.9304752366618</text:p>
          </table:table-cell>
        </table:table-row>
        <table:table-row table:style-name="ro1">
          <table:table-cell table:number-columns-repeated="15"/>
          <table:table-cell office:value-type="float" office:value="3338" calcext:value-type="float">
            <text:p>3338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2.230724369619" calcext:value-type="float">
            <text:p>12.230724369619</text:p>
          </table:table-cell>
          <table:table-cell office:value-type="float" office:value="13.4580618221223" calcext:value-type="float">
            <text:p>13.4580618221223</text:p>
          </table:table-cell>
          <table:table-cell office:value-type="float" office:value="10.0348713241547" calcext:value-type="float">
            <text:p>10.0348713241547</text:p>
          </table:table-cell>
        </table:table-row>
        <table:table-row table:style-name="ro1">
          <table:table-cell table:number-columns-repeated="15"/>
          <table:table-cell office:value-type="float" office:value="3412" calcext:value-type="float">
            <text:p>3412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3.0010753129622" calcext:value-type="float">
            <text:p>13.0010753129622</text:p>
          </table:table-cell>
          <table:table-cell office:value-type="float" office:value="14.2531229236239" calcext:value-type="float">
            <text:p>14.2531229236239</text:p>
          </table:table-cell>
          <table:table-cell office:value-type="float" office:value="9.63033887984173" calcext:value-type="float">
            <text:p>9.63033887984173</text:p>
          </table:table-cell>
        </table:table-row>
        <table:table-row table:style-name="ro1">
          <table:table-cell table:number-columns-repeated="15"/>
          <table:table-cell office:value-type="float" office:value="3500" calcext:value-type="float">
            <text:p>350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3.8010753129622" calcext:value-type="float">
            <text:p>13.8010753129622</text:p>
          </table:table-cell>
          <table:table-cell office:value-type="float" office:value="15.2921737570915" calcext:value-type="float">
            <text:p>15.2921737570915</text:p>
          </table:table-cell>
          <table:table-cell office:value-type="float" office:value="8.5850931843608" calcext:value-type="float">
            <text:p>8.5850931843608</text:p>
          </table:table-cell>
        </table:table-row>
        <table:table-row table:style-name="ro1">
          <table:table-cell table:number-columns-repeated="15"/>
          <table:table-cell office:value-type="float" office:value="3578" calcext:value-type="float">
            <text:p>35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.5450828713762" calcext:value-type="float">
            <text:p>14.5450828713762</text:p>
          </table:table-cell>
          <table:table-cell office:value-type="float" office:value="15.9644092261053" calcext:value-type="float">
            <text:p>15.9644092261053</text:p>
          </table:table-cell>
          <table:table-cell office:value-type="float" office:value="9.75811803397957" calcext:value-type="float">
            <text:p>9.75811803397957</text:p>
          </table:table-cell>
        </table:table-row>
      </table:table>
      <table:table table:name="Sheet5" table:style-name="ta1">
        <table:shapes>
          <draw:frame draw:z-index="0" draw:style-name="gr1" draw:text-style-name="P1" svg:width="220mm" svg:height="110mm" svg:x="23.57mm" svg:y="59.22mm">
            <loext:p draw:notify-on-update-of-ranges="Sheet5.L15:Sheet5.M34 Sheet5.N14:Sheet5.N14 Sheet5.N15:Sheet5.N34 Sheet5.O14:Sheet5.O14 Sheet5.O15:Sheet5.O3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20mm" svg:height="110mm" svg:x="18.7mm" svg:y="183.88mm">
            <loext:p draw:notify-on-update-of-ranges="Sheet5.M43:Sheet5.M43 Sheet5.L44:Sheet5.M63 Sheet5.N43:Sheet5.N43 Sheet5.N44:Sheet5.N63 Sheet5.O43:Sheet5.O43 Sheet5.O44:Sheet5.O6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20mm" svg:height="110mm" svg:x="22.35mm" svg:y="313.41mm">
            <loext:p draw:notify-on-update-of-ranges="Sheet5.M71:Sheet5.M71 Sheet5.L72:Sheet5.M91 Sheet5.N71:Sheet5.N71 Sheet5.N72:Sheet5.N91 Sheet5.O71:Sheet5.O71 Sheet5.O72:Sheet5.O9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agation / Backflow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66" calcext:value-type="float">
            <text:p>10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742405921324804" calcext:value-type="float">
            <text:p>0.742405921324804</text:p>
          </table:table-cell>
          <table:table-cell office:value-type="float" office:value="0.798494783375553" calcext:value-type="float">
            <text:p>0.798494783375553</text:p>
          </table:table-cell>
          <table:table-cell office:value-type="float" office:value="7.55501275510564" calcext:value-type="float">
            <text:p>7.55501275510564</text:p>
          </table:table-cell>
        </table:table-row>
        <table:table-row table:style-name="ro1">
          <table:table-cell table:number-columns-repeated="11"/>
          <table:table-cell office:value-type="float" office:value="1522" calcext:value-type="float">
            <text:p>15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49480397281022" calcext:value-type="float">
            <text:p>1.49480397281022</text:p>
          </table:table-cell>
          <table:table-cell office:value-type="float" office:value="1.62429928025591" calcext:value-type="float">
            <text:p>1.62429928025591</text:p>
          </table:table-cell>
          <table:table-cell office:value-type="float" office:value="8.66302938720769" calcext:value-type="float">
            <text:p>8.66302938720769</text:p>
          </table:table-cell>
        </table:table-row>
        <table:table-row table:style-name="ro1">
          <table:table-cell table:number-columns-repeated="11"/>
          <table:table-cell office:value-type="float" office:value="1872" calcext:value-type="float">
            <text:p>1872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26123810605057" calcext:value-type="float">
            <text:p>2.26123810605057</text:p>
          </table:table-cell>
          <table:table-cell office:value-type="float" office:value="2.50278298469722" calcext:value-type="float">
            <text:p>2.50278298469722</text:p>
          </table:table-cell>
          <table:table-cell office:value-type="float" office:value="10.6819745342311" calcext:value-type="float">
            <text:p>10.6819745342311</text:p>
          </table:table-cell>
        </table:table-row>
        <table:table-row table:style-name="ro1">
          <table:table-cell table:number-columns-repeated="11"/>
          <table:table-cell office:value-type="float" office:value="2157" calcext:value-type="float">
            <text:p>2157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0647839273908" calcext:value-type="float">
            <text:p>3.0647839273908</text:p>
          </table:table-cell>
          <table:table-cell office:value-type="float" office:value="3.36044286211894" calcext:value-type="float">
            <text:p>3.36044286211894</text:p>
          </table:table-cell>
          <table:table-cell office:value-type="float" office:value="9.64697485149775" calcext:value-type="float">
            <text:p>9.64697485149775</text:p>
          </table:table-cell>
        </table:table-row>
        <table:table-row table:style-name="ro1">
          <table:table-cell table:number-columns-repeated="11"/>
          <table:table-cell office:value-type="float" office:value="2427" calcext:value-type="float">
            <text:p>24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9439940893604" calcext:value-type="float">
            <text:p>3.89439940893604</text:p>
          </table:table-cell>
          <table:table-cell office:value-type="float" office:value="4.26719472035356" calcext:value-type="float">
            <text:p>4.26719472035356</text:p>
          </table:table-cell>
          <table:table-cell office:value-type="float" office:value="9.57260086271874" calcext:value-type="float">
            <text:p>9.57260086271874</text:p>
          </table:table-cell>
        </table:table-row>
        <table:table-row table:style-name="ro1">
          <table:table-cell table:number-columns-repeated="11"/>
          <table:table-cell office:value-type="float" office:value="2635" calcext:value-type="float">
            <text:p>263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.7581601517589" calcext:value-type="float">
            <text:p>4.7581601517589</text:p>
          </table:table-cell>
          <table:table-cell office:value-type="float" office:value="5.21767469619924" calcext:value-type="float">
            <text:p>5.21767469619924</text:p>
          </table:table-cell>
          <table:table-cell office:value-type="float" office:value="9.65739970459944" calcext:value-type="float">
            <text:p>9.65739970459944</text:p>
          </table:table-cell>
        </table:table-row>
        <table:table-row table:style-name="ro1">
          <table:table-cell table:number-columns-repeated="11"/>
          <table:table-cell office:value-type="float" office:value="2853" calcext:value-type="float">
            <text:p>285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.46511552214222" calcext:value-type="float">
            <text:p>5.46511552214222</text:p>
          </table:table-cell>
          <table:table-cell office:value-type="float" office:value="5.99706935476105" calcext:value-type="float">
            <text:p>5.99706935476105</text:p>
          </table:table-cell>
          <table:table-cell office:value-type="float" office:value="9.73362466838242" calcext:value-type="float">
            <text:p>9.73362466838242</text:p>
          </table:table-cell>
        </table:table-row>
        <table:table-row table:style-name="ro1">
          <table:table-cell table:number-columns-repeated="11"/>
          <table:table-cell office:value-type="float" office:value="3045" calcext:value-type="float">
            <text:p>304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6.30090511940258" calcext:value-type="float">
            <text:p>6.30090511940258</text:p>
          </table:table-cell>
          <table:table-cell office:value-type="float" office:value="6.94780837802223" calcext:value-type="float">
            <text:p>6.94780837802223</text:p>
          </table:table-cell>
          <table:table-cell office:value-type="float" office:value="10.2668306594178" calcext:value-type="float">
            <text:p>10.2668306594178</text:p>
          </table:table-cell>
        </table:table-row>
        <table:table-row table:style-name="ro1">
          <table:table-cell table:number-columns-repeated="11"/>
          <table:table-cell office:value-type="float" office:value="3242" calcext:value-type="float">
            <text:p>324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7.1742905457535" calcext:value-type="float">
            <text:p>7.1742905457535</text:p>
          </table:table-cell>
          <table:table-cell office:value-type="float" office:value="7.90840413786947" calcext:value-type="float">
            <text:p>7.90840413786947</text:p>
          </table:table-cell>
          <table:table-cell office:value-type="float" office:value="10.2325601038069" calcext:value-type="float">
            <text:p>10.2325601038069</text:p>
          </table:table-cell>
        </table:table-row>
        <table:table-row table:style-name="ro1">
          <table:table-cell table:number-columns-repeated="11"/>
          <table:table-cell office:value-type="float" office:value="3403" calcext:value-type="float">
            <text:p>340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.95453109781624" calcext:value-type="float">
            <text:p>7.95453109781624</text:p>
          </table:table-cell>
          <table:table-cell office:value-type="float" office:value="8.80388992910114" calcext:value-type="float">
            <text:p>8.80388992910114</text:p>
          </table:table-cell>
          <table:table-cell office:value-type="float" office:value="10.6776731505653" calcext:value-type="float">
            <text:p>10.6776731505653</text:p>
          </table:table-cell>
        </table:table-row>
        <table:table-row table:style-name="ro1">
          <table:table-cell table:number-columns-repeated="11"/>
          <table:table-cell office:value-type="float" office:value="3572" calcext:value-type="float">
            <text:p>3572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8.81249986379799" calcext:value-type="float">
            <text:p>8.81249986379799</text:p>
          </table:table-cell>
          <table:table-cell office:value-type="float" office:value="9.70008481430307" calcext:value-type="float">
            <text:p>9.70008481430307</text:p>
          </table:table-cell>
          <table:table-cell office:value-type="float" office:value="10.0718861188448" calcext:value-type="float">
            <text:p>10.0718861188448</text:p>
          </table:table-cell>
        </table:table-row>
        <table:table-row table:style-name="ro1">
          <table:table-cell table:number-columns-repeated="11"/>
          <table:table-cell office:value-type="float" office:value="3739" calcext:value-type="float">
            <text:p>3739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9.64488507890401" calcext:value-type="float">
            <text:p>9.64488507890401</text:p>
          </table:table-cell>
          <table:table-cell office:value-type="float" office:value="10.6859863080963" calcext:value-type="float">
            <text:p>10.6859863080963</text:p>
          </table:table-cell>
          <table:table-cell office:value-type="float" office:value="10.7943352427236" calcext:value-type="float">
            <text:p>10.7943352427236</text:p>
          </table:table-cell>
        </table:table-row>
        <table:table-row table:style-name="ro1">
          <table:table-cell table:number-columns-repeated="11"/>
          <table:table-cell office:value-type="float" office:value="3888" calcext:value-type="float">
            <text:p>388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.5409111790735" calcext:value-type="float">
            <text:p>10.5409111790735</text:p>
          </table:table-cell>
          <table:table-cell office:value-type="float" office:value="11.6390294122506" calcext:value-type="float">
            <text:p>11.6390294122506</text:p>
          </table:table-cell>
          <table:table-cell office:value-type="float" office:value="10.4176784579797" calcext:value-type="float">
            <text:p>10.4176784579797</text:p>
          </table:table-cell>
        </table:table-row>
        <table:table-row table:style-name="ro1">
          <table:table-cell table:number-columns-repeated="11"/>
          <table:table-cell office:value-type="float" office:value="4038" calcext:value-type="float">
            <text:p>4038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1.1782310189772" calcext:value-type="float">
            <text:p>11.1782310189772</text:p>
          </table:table-cell>
          <table:table-cell office:value-type="float" office:value="12.365788869678" calcext:value-type="float">
            <text:p>12.365788869678</text:p>
          </table:table-cell>
          <table:table-cell office:value-type="float" office:value="10.623844226199" calcext:value-type="float">
            <text:p>10.623844226199</text:p>
          </table:table-cell>
        </table:table-row>
        <table:table-row table:style-name="ro1">
          <table:table-cell table:number-columns-repeated="11"/>
          <table:table-cell office:value-type="float" office:value="4181" calcext:value-type="float">
            <text:p>418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2.0328718165199" calcext:value-type="float">
            <text:p>12.0328718165199</text:p>
          </table:table-cell>
          <table:table-cell office:value-type="float" office:value="13.2886605069386" calcext:value-type="float">
            <text:p>13.2886605069386</text:p>
          </table:table-cell>
          <table:table-cell office:value-type="float" office:value="10.4363173610362" calcext:value-type="float">
            <text:p>10.4363173610362</text:p>
          </table:table-cell>
        </table:table-row>
        <table:table-row table:style-name="ro1">
          <table:table-cell table:number-columns-repeated="11"/>
          <table:table-cell office:value-type="float" office:value="4300" calcext:value-type="float">
            <text:p>43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2.8225130130026" calcext:value-type="float">
            <text:p>12.8225130130026</text:p>
          </table:table-cell>
          <table:table-cell office:value-type="float" office:value="14.1303736082353" calcext:value-type="float">
            <text:p>14.1303736082353</text:p>
          </table:table-cell>
          <table:table-cell office:value-type="float" office:value="10.1997213331461" calcext:value-type="float">
            <text:p>10.1997213331461</text:p>
          </table:table-cell>
        </table:table-row>
        <table:table-row table:style-name="ro1">
          <table:table-cell table:number-columns-repeated="11"/>
          <table:table-cell office:value-type="float" office:value="4423" calcext:value-type="float">
            <text:p>4423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3.7383139563288" calcext:value-type="float">
            <text:p>13.7383139563288</text:p>
          </table:table-cell>
          <table:table-cell office:value-type="float" office:value="15.1629389966183" calcext:value-type="float">
            <text:p>15.1629389966183</text:p>
          </table:table-cell>
          <table:table-cell office:value-type="float" office:value="10.3697225497832" calcext:value-type="float">
            <text:p>10.3697225497832</text:p>
          </table:table-cell>
        </table:table-row>
        <table:table-row table:style-name="ro1">
          <table:table-cell table:number-columns-repeated="11"/>
          <table:table-cell office:value-type="float" office:value="4537" calcext:value-type="float">
            <text:p>4537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4.7151996861906" calcext:value-type="float">
            <text:p>14.7151996861906</text:p>
          </table:table-cell>
          <table:table-cell office:value-type="float" office:value="16.1664190895098" calcext:value-type="float">
            <text:p>16.1664190895098</text:p>
          </table:table-cell>
          <table:table-cell office:value-type="float" office:value="9.86204356221599" calcext:value-type="float">
            <text:p>9.86204356221599</text:p>
          </table:table-cell>
        </table:table-row>
        <table:table-row table:style-name="ro1">
          <table:table-cell table:number-columns-repeated="11"/>
          <table:table-cell office:value-type="float" office:value="4659" calcext:value-type="float">
            <text:p>4659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5.5420696166203" calcext:value-type="float">
            <text:p>15.5420696166203</text:p>
          </table:table-cell>
          <table:table-cell office:value-type="float" office:value="17.1457098479143" calcext:value-type="float">
            <text:p>17.1457098479143</text:p>
          </table:table-cell>
          <table:table-cell office:value-type="float" office:value="10.3180610488259" calcext:value-type="float">
            <text:p>10.3180610488259</text:p>
          </table:table-cell>
        </table:table-row>
        <table:table-row table:style-name="ro1">
          <table:table-cell table:number-columns-repeated="11"/>
          <table:table-cell office:value-type="float" office:value="4763" calcext:value-type="float">
            <text:p>47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6.4083669151813" calcext:value-type="float">
            <text:p>16.4083669151813</text:p>
          </table:table-cell>
          <table:table-cell office:value-type="float" office:value="18.1274589908961" calcext:value-type="float">
            <text:p>18.1274589908961</text:p>
          </table:table-cell>
          <table:table-cell office:value-type="float" office:value="10.4769236609669" calcext:value-type="float">
            <text:p>10.4769236609669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agation / Backflow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94" calcext:value-type="float">
            <text:p>109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812829630806573" calcext:value-type="float">
            <text:p>0.812829630806573</text:p>
          </table:table-cell>
          <table:table-cell office:value-type="float" office:value="0.790743255189136" calcext:value-type="float">
            <text:p>0.790743255189136</text:p>
          </table:table-cell>
          <table:table-cell office:value-type="float" office:value="-2.71722077792862" calcext:value-type="float">
            <text:p>-2.71722077792862</text:p>
          </table:table-cell>
        </table:table-row>
        <table:table-row table:style-name="ro1">
          <table:table-cell table:number-columns-repeated="11"/>
          <table:table-cell office:value-type="float" office:value="1527" calcext:value-type="float">
            <text:p>152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65779822350405" calcext:value-type="float">
            <text:p>1.65779822350405</text:p>
          </table:table-cell>
          <table:table-cell office:value-type="float" office:value="1.61243863440895" calcext:value-type="float">
            <text:p>1.61243863440895</text:p>
          </table:table-cell>
          <table:table-cell office:value-type="float" office:value="-2.73613449767252" calcext:value-type="float">
            <text:p>-2.73613449767252</text:p>
          </table:table-cell>
        </table:table-row>
        <table:table-row table:style-name="ro1">
          <table:table-cell table:number-columns-repeated="11"/>
          <table:table-cell office:value-type="float" office:value="1870" calcext:value-type="float">
            <text:p>187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54160262829437" calcext:value-type="float">
            <text:p>2.54160262829437</text:p>
          </table:table-cell>
          <table:table-cell office:value-type="float" office:value="2.49402064435671" calcext:value-type="float">
            <text:p>2.49402064435671</text:p>
          </table:table-cell>
          <table:table-cell office:value-type="float" office:value="-1.87212522555441" calcext:value-type="float">
            <text:p>-1.87212522555441</text:p>
          </table:table-cell>
        </table:table-row>
        <table:table-row table:style-name="ro1">
          <table:table-cell table:number-columns-repeated="11"/>
          <table:table-cell office:value-type="float" office:value="2193" calcext:value-type="float">
            <text:p>2193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4615014416323" calcext:value-type="float">
            <text:p>3.4615014416323</text:p>
          </table:table-cell>
          <table:table-cell office:value-type="float" office:value="3.34358579970258" calcext:value-type="float">
            <text:p>3.34358579970258</text:p>
          </table:table-cell>
          <table:table-cell office:value-type="float" office:value="-3.40648830913435" calcext:value-type="float">
            <text:p>-3.40648830913435</text:p>
          </table:table-cell>
        </table:table-row>
        <table:table-row table:style-name="ro1">
          <table:table-cell table:number-columns-repeated="11"/>
          <table:table-cell office:value-type="float" office:value="2422" calcext:value-type="float">
            <text:p>242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2883679274701" calcext:value-type="float">
            <text:p>4.42883679274701</text:p>
          </table:table-cell>
          <table:table-cell office:value-type="float" office:value="4.31721695203487" calcext:value-type="float">
            <text:p>4.31721695203487</text:p>
          </table:table-cell>
          <table:table-cell office:value-type="float" office:value="-2.52029699750811" calcext:value-type="float">
            <text:p>-2.52029699750811</text:p>
          </table:table-cell>
        </table:table-row>
        <table:table-row table:style-name="ro1">
          <table:table-cell table:number-columns-repeated="11"/>
          <table:table-cell office:value-type="float" office:value="2644" calcext:value-type="float">
            <text:p>264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.37485988768522" calcext:value-type="float">
            <text:p>5.37485988768522</text:p>
          </table:table-cell>
          <table:table-cell office:value-type="float" office:value="5.23457963142146" calcext:value-type="float">
            <text:p>5.23457963142146</text:p>
          </table:table-cell>
          <table:table-cell office:value-type="float" office:value="-2.60993326700789" calcext:value-type="float">
            <text:p>-2.60993326700789</text:p>
          </table:table-cell>
        </table:table-row>
        <table:table-row table:style-name="ro1">
          <table:table-cell table:number-columns-repeated="11"/>
          <table:table-cell office:value-type="float" office:value="2863" calcext:value-type="float">
            <text:p>286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6.16730863794846" calcext:value-type="float">
            <text:p>6.16730863794846</text:p>
          </table:table-cell>
          <table:table-cell office:value-type="float" office:value="6.00784122818714" calcext:value-type="float">
            <text:p>6.00784122818714</text:p>
          </table:table-cell>
          <table:table-cell office:value-type="float" office:value="-2.58568881700032" calcext:value-type="float">
            <text:p>-2.58568881700032</text:p>
          </table:table-cell>
        </table:table-row>
        <table:table-row table:style-name="ro1">
          <table:table-cell table:number-columns-repeated="11"/>
          <table:table-cell office:value-type="float" office:value="3084" calcext:value-type="float">
            <text:p>3084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7.10764330471393" calcext:value-type="float">
            <text:p>7.10764330471393</text:p>
          </table:table-cell>
          <table:table-cell office:value-type="float" office:value="6.97212157724371" calcext:value-type="float">
            <text:p>6.97212157724371</text:p>
          </table:table-cell>
          <table:table-cell office:value-type="float" office:value="-1.90670411640301" calcext:value-type="float">
            <text:p>-1.90670411640301</text:p>
          </table:table-cell>
        </table:table-row>
        <table:table-row table:style-name="ro1">
          <table:table-cell table:number-columns-repeated="11"/>
          <table:table-cell office:value-type="float" office:value="3267" calcext:value-type="float">
            <text:p>3267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8.1285837557939" calcext:value-type="float">
            <text:p>8.1285837557939</text:p>
          </table:table-cell>
          <table:table-cell office:value-type="float" office:value="7.97493602020932" calcext:value-type="float">
            <text:p>7.97493602020932</text:p>
          </table:table-cell>
          <table:table-cell office:value-type="float" office:value="-1.89021532164277" calcext:value-type="float">
            <text:p>-1.89021532164277</text:p>
          </table:table-cell>
        </table:table-row>
        <table:table-row table:style-name="ro1">
          <table:table-cell table:number-columns-repeated="11"/>
          <table:table-cell office:value-type="float" office:value="3440" calcext:value-type="float">
            <text:p>344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.03730838136135" calcext:value-type="float">
            <text:p>9.03730838136135</text:p>
          </table:table-cell>
          <table:table-cell office:value-type="float" office:value="8.86252371232877" calcext:value-type="float">
            <text:p>8.86252371232877</text:p>
          </table:table-cell>
          <table:table-cell office:value-type="float" office:value="-1.93403457818323" calcext:value-type="float">
            <text:p>-1.93403457818323</text:p>
          </table:table-cell>
        </table:table-row>
        <table:table-row table:style-name="ro1">
          <table:table-cell table:number-columns-repeated="11"/>
          <table:table-cell office:value-type="float" office:value="3618" calcext:value-type="float">
            <text:p>3618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9.98122268271181" calcext:value-type="float">
            <text:p>9.98122268271181</text:p>
          </table:table-cell>
          <table:table-cell office:value-type="float" office:value="9.78400000843567" calcext:value-type="float">
            <text:p>9.78400000843567</text:p>
          </table:table-cell>
          <table:table-cell office:value-type="float" office:value="-1.97593702240255" calcext:value-type="float">
            <text:p>-1.97593702240255</text:p>
          </table:table-cell>
        </table:table-row>
        <table:table-row table:style-name="ro1">
          <table:table-cell table:number-columns-repeated="11"/>
          <table:table-cell office:value-type="float" office:value="3784" calcext:value-type="float">
            <text:p>3784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1.0406369121829" calcext:value-type="float">
            <text:p>11.0406369121829</text:p>
          </table:table-cell>
          <table:table-cell office:value-type="float" office:value="10.808572887753" calcext:value-type="float">
            <text:p>10.808572887753</text:p>
          </table:table-cell>
          <table:table-cell office:value-type="float" office:value="-2.10190794494703" calcext:value-type="float">
            <text:p>-2.10190794494703</text:p>
          </table:table-cell>
        </table:table-row>
        <table:table-row table:style-name="ro1">
          <table:table-cell table:number-columns-repeated="11"/>
          <table:table-cell office:value-type="float" office:value="3941" calcext:value-type="float">
            <text:p>394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1.9984189320428" calcext:value-type="float">
            <text:p>11.9984189320428</text:p>
          </table:table-cell>
          <table:table-cell office:value-type="float" office:value="11.7715061199511" calcext:value-type="float">
            <text:p>11.7715061199511</text:p>
          </table:table-cell>
          <table:table-cell office:value-type="float" office:value="-1.89118927566066" calcext:value-type="float">
            <text:p>-1.89118927566066</text:p>
          </table:table-cell>
        </table:table-row>
        <table:table-row table:style-name="ro1">
          <table:table-cell table:number-columns-repeated="11"/>
          <table:table-cell office:value-type="float" office:value="4078" calcext:value-type="float">
            <text:p>4078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2.7233690645366" calcext:value-type="float">
            <text:p>12.7233690645366</text:p>
          </table:table-cell>
          <table:table-cell office:value-type="float" office:value="12.48711472848" calcext:value-type="float">
            <text:p>12.48711472848</text:p>
          </table:table-cell>
          <table:table-cell office:value-type="float" office:value="-1.85685359638806" calcext:value-type="float">
            <text:p>-1.85685359638806</text:p>
          </table:table-cell>
        </table:table-row>
        <table:table-row table:style-name="ro1">
          <table:table-cell table:number-columns-repeated="11"/>
          <table:table-cell office:value-type="float" office:value="4228" calcext:value-type="float">
            <text:p>422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3.7042479206788" calcext:value-type="float">
            <text:p>13.7042479206788</text:p>
          </table:table-cell>
          <table:table-cell office:value-type="float" office:value="13.3810099615505" calcext:value-type="float">
            <text:p>13.3810099615505</text:p>
          </table:table-cell>
          <table:table-cell office:value-type="float" office:value="-2.35866981536805" calcext:value-type="float">
            <text:p>-2.35866981536805</text:p>
          </table:table-cell>
        </table:table-row>
        <table:table-row table:style-name="ro1">
          <table:table-cell table:number-columns-repeated="11"/>
          <table:table-cell office:value-type="float" office:value="4365" calcext:value-type="float">
            <text:p>4365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4.6365983735195" calcext:value-type="float">
            <text:p>14.6365983735195</text:p>
          </table:table-cell>
          <table:table-cell office:value-type="float" office:value="14.2960471192134" calcext:value-type="float">
            <text:p>14.2960471192134</text:p>
          </table:table-cell>
          <table:table-cell office:value-type="float" office:value="-2.3267103845813" calcext:value-type="float">
            <text:p>-2.3267103845813</text:p>
          </table:table-cell>
        </table:table-row>
        <table:table-row table:style-name="ro1">
          <table:table-cell table:number-columns-repeated="11"/>
          <table:table-cell office:value-type="float" office:value="4484" calcext:value-type="float">
            <text:p>448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5.5833020918167" calcext:value-type="float">
            <text:p>15.5833020918167</text:p>
          </table:table-cell>
          <table:table-cell office:value-type="float" office:value="15.229018793767" calcext:value-type="float">
            <text:p>15.229018793767</text:p>
          </table:table-cell>
          <table:table-cell office:value-type="float" office:value="-2.27348026728994" calcext:value-type="float">
            <text:p>-2.27348026728994</text:p>
          </table:table-cell>
        </table:table-row>
        <table:table-row table:style-name="ro1">
          <table:table-cell table:number-columns-repeated="11"/>
          <table:table-cell office:value-type="float" office:value="4621" calcext:value-type="float">
            <text:p>462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6.5828292687726" calcext:value-type="float">
            <text:p>16.5828292687726</text:p>
          </table:table-cell>
          <table:table-cell office:value-type="float" office:value="16.1791363844221" calcext:value-type="float">
            <text:p>16.1791363844221</text:p>
          </table:table-cell>
          <table:table-cell office:value-type="float" office:value="-2.43440294661113" calcext:value-type="float">
            <text:p>-2.43440294661113</text:p>
          </table:table-cell>
        </table:table-row>
        <table:table-row table:style-name="ro1">
          <table:table-cell table:number-columns-repeated="11"/>
          <table:table-cell office:value-type="float" office:value="4755" calcext:value-type="float">
            <text:p>4755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7.5901706795584" calcext:value-type="float">
            <text:p>17.5901706795584</text:p>
          </table:table-cell>
          <table:table-cell office:value-type="float" office:value="17.2000512471008" calcext:value-type="float">
            <text:p>17.2000512471008</text:p>
          </table:table-cell>
          <table:table-cell office:value-type="float" office:value="-2.21782630518165" calcext:value-type="float">
            <text:p>-2.21782630518165</text:p>
          </table:table-cell>
        </table:table-row>
        <table:table-row table:style-name="ro1">
          <table:table-cell table:number-columns-repeated="11"/>
          <table:table-cell office:value-type="float" office:value="4883" calcext:value-type="float">
            <text:p>48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.8216311973227" calcext:value-type="float">
            <text:p>18.8216311973227</text:p>
          </table:table-cell>
          <table:table-cell office:value-type="float" office:value="18.4480259848809" calcext:value-type="float">
            <text:p>18.4480259848809</text:p>
          </table:table-cell>
          <table:table-cell office:value-type="float" office:value="-1.98497786150901" calcext:value-type="float">
            <text:p>-1.98497786150901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nod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opologinis perrinkimas</text:p>
          </table:table-cell>
          <table:table-cell office:value-type="string" calcext:value-type="string">
            <text:p>Backpropagation / Backflow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100" calcext:value-type="float">
            <text:p>2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6956481791638" calcext:value-type="float">
            <text:p>0.6956481791638</text:p>
          </table:table-cell>
          <table:table-cell office:value-type="float" office:value="0.727433261899023" calcext:value-type="float">
            <text:p>0.727433261899023</text:p>
          </table:table-cell>
          <table:table-cell office:value-type="float" office:value="4.569131881209" calcext:value-type="float">
            <text:p>4.569131881209</text:p>
          </table:table-cell>
        </table:table-row>
        <table:table-row table:style-name="ro1">
          <table:table-cell table:number-columns-repeated="11"/>
          <table:table-cell office:value-type="float" office:value="4100" calcext:value-type="float">
            <text:p>41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41895742026754" calcext:value-type="float">
            <text:p>1.41895742026754</text:p>
          </table:table-cell>
          <table:table-cell office:value-type="float" office:value="1.47618257605627" calcext:value-type="float">
            <text:p>1.47618257605627</text:p>
          </table:table-cell>
          <table:table-cell office:value-type="float" office:value="4.03290154950096" calcext:value-type="float">
            <text:p>4.03290154950096</text:p>
          </table:table-cell>
        </table:table-row>
        <table:table-row table:style-name="ro1">
          <table:table-cell table:number-columns-repeated="11"/>
          <table:table-cell office:value-type="float" office:value="6100" calcext:value-type="float">
            <text:p>61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09503644765537" calcext:value-type="float">
            <text:p>2.09503644765537</text:p>
          </table:table-cell>
          <table:table-cell office:value-type="float" office:value="2.19811897130421" calcext:value-type="float">
            <text:p>2.19811897130421</text:p>
          </table:table-cell>
          <table:table-cell office:value-type="float" office:value="4.92032125570935" calcext:value-type="float">
            <text:p>4.92032125570935</text:p>
          </table:table-cell>
        </table:table-row>
        <table:table-row table:style-name="ro1">
          <table:table-cell table:number-columns-repeated="11"/>
          <table:table-cell office:value-type="float" office:value="8100" calcext:value-type="float">
            <text:p>81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75549101435881" calcext:value-type="float">
            <text:p>2.75549101435881</text:p>
          </table:table-cell>
          <table:table-cell office:value-type="float" office:value="2.87856890538242" calcext:value-type="float">
            <text:p>2.87856890538242</text:p>
          </table:table-cell>
          <table:table-cell office:value-type="float" office:value="4.46664098638854" calcext:value-type="float">
            <text:p>4.46664098638854</text:p>
          </table:table-cell>
        </table:table-row>
        <table:table-row table:style-name="ro1">
          <table:table-cell table:number-columns-repeated="11"/>
          <table:table-cell office:value-type="float" office:value="10100" calcext:value-type="float">
            <text:p>10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8076184544425" calcext:value-type="float">
            <text:p>3.48076184544425</text:p>
          </table:table-cell>
          <table:table-cell office:value-type="float" office:value="3.65098046107596" calcext:value-type="float">
            <text:p>3.65098046107596</text:p>
          </table:table-cell>
          <table:table-cell office:value-type="float" office:value="4.89026894656696" calcext:value-type="float">
            <text:p>4.89026894656696</text:p>
          </table:table-cell>
        </table:table-row>
        <table:table-row table:style-name="ro1">
          <table:table-cell table:number-columns-repeated="11"/>
          <table:table-cell office:value-type="float" office:value="12100" calcext:value-type="float">
            <text:p>12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4.1501065538996" calcext:value-type="float">
            <text:p>4.1501065538996</text:p>
          </table:table-cell>
          <table:table-cell office:value-type="float" office:value="4.36004617159906" calcext:value-type="float">
            <text:p>4.36004617159906</text:p>
          </table:table-cell>
          <table:table-cell office:value-type="float" office:value="5.05865608443689" calcext:value-type="float">
            <text:p>5.05865608443689</text:p>
          </table:table-cell>
        </table:table-row>
        <table:table-row table:style-name="ro1">
          <table:table-cell table:number-columns-repeated="11"/>
          <table:table-cell office:value-type="float" office:value="14100" calcext:value-type="float">
            <text:p>141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4.85451475357586" calcext:value-type="float">
            <text:p>4.85451475357586</text:p>
          </table:table-cell>
          <table:table-cell office:value-type="float" office:value="5.0550814241913" calcext:value-type="float">
            <text:p>5.0550814241913</text:p>
          </table:table-cell>
          <table:table-cell office:value-type="float" office:value="4.13154930609092" calcext:value-type="float">
            <text:p>4.13154930609092</text:p>
          </table:table-cell>
        </table:table-row>
        <table:table-row table:style-name="ro1">
          <table:table-cell table:number-columns-repeated="11"/>
          <table:table-cell office:value-type="float" office:value="16100" calcext:value-type="float">
            <text:p>161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5.48571320111969" calcext:value-type="float">
            <text:p>5.48571320111969</text:p>
          </table:table-cell>
          <table:table-cell office:value-type="float" office:value="5.74017368478981" calcext:value-type="float">
            <text:p>5.74017368478981</text:p>
          </table:table-cell>
          <table:table-cell office:value-type="float" office:value="4.63860348401335" calcext:value-type="float">
            <text:p>4.63860348401335</text:p>
          </table:table-cell>
        </table:table-row>
        <table:table-row table:style-name="ro1">
          <table:table-cell table:number-columns-repeated="11"/>
          <table:table-cell office:value-type="float" office:value="18100" calcext:value-type="float">
            <text:p>181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6.23715717078048" calcext:value-type="float">
            <text:p>6.23715717078048</text:p>
          </table:table-cell>
          <table:table-cell office:value-type="float" office:value="6.5160986545352" calcext:value-type="float">
            <text:p>6.5160986545352</text:p>
          </table:table-cell>
          <table:table-cell office:value-type="float" office:value="4.47225356227172" calcext:value-type="float">
            <text:p>4.47225356227172</text:p>
          </table:table-cell>
        </table:table-row>
        <table:table-row table:style-name="ro1">
          <table:table-cell table:number-columns-repeated="11"/>
          <table:table-cell office:value-type="float" office:value="20100" calcext:value-type="float">
            <text:p>201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.90670890627498" calcext:value-type="float">
            <text:p>6.90670890627498</text:p>
          </table:table-cell>
          <table:table-cell office:value-type="float" office:value="7.23717024617272" calcext:value-type="float">
            <text:p>7.23717024617272</text:p>
          </table:table-cell>
          <table:table-cell office:value-type="float" office:value="4.78464264792602" calcext:value-type="float">
            <text:p>4.78464264792602</text:p>
          </table:table-cell>
        </table:table-row>
        <table:table-row table:style-name="ro1">
          <table:table-cell table:number-columns-repeated="11"/>
          <table:table-cell office:value-type="float" office:value="22100" calcext:value-type="float">
            <text:p>221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7.71307142011065" calcext:value-type="float">
            <text:p>7.71307142011065</text:p>
          </table:table-cell>
          <table:table-cell office:value-type="float" office:value="8.07576156249525" calcext:value-type="float">
            <text:p>8.07576156249525</text:p>
          </table:table-cell>
          <table:table-cell office:value-type="float" office:value="4.7022790614766" calcext:value-type="float">
            <text:p>4.7022790614766</text:p>
          </table:table-cell>
        </table:table-row>
        <table:table-row table:style-name="ro1">
          <table:table-cell table:number-columns-repeated="11"/>
          <table:table-cell office:value-type="float" office:value="24100" calcext:value-type="float">
            <text:p>241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.32630273258092" calcext:value-type="float">
            <text:p>8.32630273258092</text:p>
          </table:table-cell>
          <table:table-cell office:value-type="float" office:value="8.81777824486762" calcext:value-type="float">
            <text:p>8.81777824486762</text:p>
          </table:table-cell>
          <table:table-cell office:value-type="float" office:value="5.90268607894299" calcext:value-type="float">
            <text:p>5.90268607894299</text:p>
          </table:table-cell>
        </table:table-row>
        <table:table-row table:style-name="ro1">
          <table:table-cell table:number-columns-repeated="11"/>
          <table:table-cell office:value-type="float" office:value="26100" calcext:value-type="float">
            <text:p>261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9.19040765346253" calcext:value-type="float">
            <text:p>9.19040765346253</text:p>
          </table:table-cell>
          <table:table-cell office:value-type="float" office:value="9.66686931180939" calcext:value-type="float">
            <text:p>9.66686931180939</text:p>
          </table:table-cell>
          <table:table-cell office:value-type="float" office:value="5.18433649858115" calcext:value-type="float">
            <text:p>5.18433649858115</text:p>
          </table:table-cell>
        </table:table-row>
        <table:table-row table:style-name="ro1">
          <table:table-cell table:number-columns-repeated="11"/>
          <table:table-cell office:value-type="float" office:value="28100" calcext:value-type="float">
            <text:p>281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9.67504157236508" calcext:value-type="float">
            <text:p>9.67504157236508</text:p>
          </table:table-cell>
          <table:table-cell office:value-type="float" office:value="10.1997330792299" calcext:value-type="float">
            <text:p>10.1997330792299</text:p>
          </table:table-cell>
          <table:table-cell office:value-type="float" office:value="5.42314472698" calcext:value-type="float">
            <text:p>5.42314472698</text:p>
          </table:table-cell>
        </table:table-row>
        <table:table-row table:style-name="ro1">
          <table:table-cell table:number-columns-repeated="11"/>
          <table:table-cell office:value-type="float" office:value="30100" calcext:value-type="float">
            <text:p>301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.4047067896081" calcext:value-type="float">
            <text:p>10.4047067896081</text:p>
          </table:table-cell>
          <table:table-cell office:value-type="float" office:value="10.9725757010712" calcext:value-type="float">
            <text:p>10.9725757010712</text:p>
          </table:table-cell>
          <table:table-cell office:value-type="float" office:value="5.45780792237498" calcext:value-type="float">
            <text:p>5.45780792237498</text:p>
          </table:table-cell>
        </table:table-row>
        <table:table-row table:style-name="ro1">
          <table:table-cell table:number-columns-repeated="11"/>
          <table:table-cell office:value-type="float" office:value="32100" calcext:value-type="float">
            <text:p>321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1.137223004676" calcext:value-type="float">
            <text:p>11.137223004676</text:p>
          </table:table-cell>
          <table:table-cell office:value-type="float" office:value="11.7469695845997" calcext:value-type="float">
            <text:p>11.7469695845997</text:p>
          </table:table-cell>
          <table:table-cell office:value-type="float" office:value="5.47485292938588" calcext:value-type="float">
            <text:p>5.47485292938588</text:p>
          </table:table-cell>
        </table:table-row>
        <table:table-row table:style-name="ro1">
          <table:table-cell table:number-columns-repeated="11"/>
          <table:table-cell office:value-type="float" office:value="34100" calcext:value-type="float">
            <text:p>34100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1.901677903185" calcext:value-type="float">
            <text:p>11.901677903185</text:p>
          </table:table-cell>
          <table:table-cell office:value-type="float" office:value="12.5280421111975" calcext:value-type="float">
            <text:p>12.5280421111975</text:p>
          </table:table-cell>
          <table:table-cell office:value-type="float" office:value="5.26282271380269" calcext:value-type="float">
            <text:p>5.26282271380269</text:p>
          </table:table-cell>
        </table:table-row>
        <table:table-row table:style-name="ro1">
          <table:table-cell table:number-columns-repeated="11"/>
          <table:table-cell office:value-type="float" office:value="36100" calcext:value-type="float">
            <text:p>3610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2.6113003020346" calcext:value-type="float">
            <text:p>12.6113003020346</text:p>
          </table:table-cell>
          <table:table-cell office:value-type="float" office:value="13.290459498095" calcext:value-type="float">
            <text:p>13.290459498095</text:p>
          </table:table-cell>
          <table:table-cell office:value-type="float" office:value="5.38532252658214" calcext:value-type="float">
            <text:p>5.38532252658214</text:p>
          </table:table-cell>
        </table:table-row>
        <table:table-row table:style-name="ro1">
          <table:table-cell table:number-columns-repeated="11"/>
          <table:table-cell office:value-type="float" office:value="38100" calcext:value-type="float">
            <text:p>3810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3.5498603709826" calcext:value-type="float">
            <text:p>13.5498603709826</text:p>
          </table:table-cell>
          <table:table-cell office:value-type="float" office:value="14.1780532358256" calcext:value-type="float">
            <text:p>14.1780532358256</text:p>
          </table:table-cell>
          <table:table-cell office:value-type="float" office:value="4.6361574779641" calcext:value-type="float">
            <text:p>4.6361574779641</text:p>
          </table:table-cell>
        </table:table-row>
        <table:table-row table:style-name="ro1">
          <table:table-cell table:number-columns-repeated="11"/>
          <table:table-cell office:value-type="float" office:value="40100" calcext:value-type="float">
            <text:p>40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4.4884204399306" calcext:value-type="float">
            <text:p>14.4884204399306</text:p>
          </table:table-cell>
          <table:table-cell office:value-type="float" office:value="15.0656469735562" calcext:value-type="float">
            <text:p>15.0656469735562</text:p>
          </table:table-cell>
          <table:table-cell office:value-type="float" office:value="5.73656115617069" calcext:value-type="float">
            <text:p>5.73656115617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8:47:17.5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7:41:10.274478415</meta:creation-date>
    <dc:date>2017-05-18T19:59:34.640000000</dc:date>
    <meta:editing-duration>PT6H51M15S</meta:editing-duration>
    <meta:editing-cycles>27</meta:editing-cycles>
    <meta:generator>LibreOffice/5.2.0.4$Windows_x86 LibreOffice_project/066b007f5ebcc236395c7d282ba488bca6720265</meta:generator>
    <meta:document-statistic meta:table-count="5" meta:cell-count="99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top" svg:x="3.872cm" svg:y="0.185cm" style:legend-expansion="wide" chart:style-name="ch2"/>
        <chart:plot-area chart:style-name="ch3" table:cell-range-address="Sheet1.D6:Sheet1.F46" chart:data-source-has-labels="both" svg:x="1.331cm" svg:y="0.963cm" svg:width="14.368cm" svg:height="6.878cm">
          <chartooo:coordinate-region svg:x="2.259cm" svg:y="0.963cm" svg:width="13.44cm" svg:height="5.233cm"/>
          <chart:axis chart:dimension="x" chart:name="primary-x" chart:style-name="ch4" chartooo:axis-type="auto">
            <chartooo:date-scale/>
            <chart:title svg:x="8.087cm" svg:y="8.021cm" chart:style-name="ch5">
              <text:p>V + E</text:p>
            </chart:title>
            <chart:categories table:cell-range-address="Sheet1.D7:Sheet1.D46"/>
          </chart:axis>
          <chart:axis chart:dimension="y" chart:name="primary-y" chart:style-name="ch4">
            <chart:title svg:x="0.451cm" svg:y="5.2cm" chart:style-name="ch6">
              <text:p>Sekundės</text:p>
            </chart:title>
            <chart:grid chart:style-name="ch7" chart:class="major"/>
          </chart:axis>
          <chart:series chart:style-name="ch8" chart:values-cell-range-address="Sheet1.E7:Sheet1.E46" chart:label-cell-address="Sheet1.E6:Sheet1.E6" chart:class="chart:line">
            <chart:data-point chart:repeated="40"/>
          </chart:series>
          <chart:series chart:style-name="ch9" chart:values-cell-range-address="Sheet1.F7:Sheet1.F46" chart:label-cell-address="Sheet1.F6:Sheet1.F6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rūšiavimas</text:p>
                <draw:g>
                  <svg:desc>Sheet1.E6:Sheet1.E6</svg:desc>
                </draw:g>
              </table:table-cell>
              <table:table-cell office:value-type="string">
                <text:p>Backpropagation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151600">
                <text:p>151600</text:p>
                <draw:g>
                  <svg:desc>Sheet1.D7:Sheet1.D46</svg:desc>
                </draw:g>
              </table:table-cell>
              <table:table-cell office:value-type="float" office:value="0.720469408194332">
                <text:p>0.720469408194332</text:p>
                <draw:g>
                  <svg:desc>Sheet1.E7:Sheet1.E46</svg:desc>
                </draw:g>
              </table:table-cell>
              <table:table-cell office:value-type="float" office:value="0.722843026779647">
                <text:p>0.722843026779647</text:p>
                <draw:g>
                  <svg:desc>Sheet1.F7:Sheet1.F46</svg:desc>
                </draw:g>
              </table:table-cell>
            </table:table-row>
            <table:table-row>
              <table:table-cell office:value-type="float" office:value="151600">
                <text:p>151600</text:p>
              </table:table-cell>
              <table:table-cell office:value-type="float" office:value="0.727313143710343">
                <text:p>0.727313143710343</text:p>
              </table:table-cell>
              <table:table-cell office:value-type="float" office:value="0.74316571790348">
                <text:p>0.74316571790348</text:p>
              </table:table-cell>
            </table:table-row>
            <table:table-row>
              <table:table-cell office:value-type="float" office:value="151600">
                <text:p>151600</text:p>
              </table:table-cell>
              <table:table-cell office:value-type="float" office:value="0.722267718679201">
                <text:p>0.722267718679201</text:p>
              </table:table-cell>
              <table:table-cell office:value-type="float" office:value="0.723876960774251">
                <text:p>0.723876960774251</text:p>
              </table:table-cell>
            </table:table-row>
            <table:table-row>
              <table:table-cell office:value-type="float" office:value="151600">
                <text:p>151600</text:p>
              </table:table-cell>
              <table:table-cell office:value-type="float" office:value="0.716973803764298">
                <text:p>0.716973803764298</text:p>
              </table:table-cell>
              <table:table-cell office:value-type="float" office:value="0.739328709980975">
                <text:p>0.739328709980975</text:p>
              </table:table-cell>
            </table:table-row>
            <table:table-row>
              <table:table-cell office:value-type="float" office:value="151600">
                <text:p>151600</text:p>
              </table:table-cell>
              <table:table-cell office:value-type="float" office:value="0.711524852769744">
                <text:p>0.711524852769744</text:p>
              </table:table-cell>
              <table:table-cell office:value-type="float" office:value="0.736181531583604">
                <text:p>0.736181531583604</text:p>
              </table:table-cell>
            </table:table-row>
            <table:table-row>
              <table:table-cell office:value-type="float" office:value="303100">
                <text:p>303100</text:p>
              </table:table-cell>
              <table:table-cell office:value-type="float" office:value="1.54412532101112">
                <text:p>1.54412532101112</text:p>
              </table:table-cell>
              <table:table-cell office:value-type="float" office:value="1.63895932436681">
                <text:p>1.63895932436681</text:p>
              </table:table-cell>
            </table:table-row>
            <table:table-row>
              <table:table-cell office:value-type="float" office:value="303100">
                <text:p>303100</text:p>
              </table:table-cell>
              <table:table-cell office:value-type="float" office:value="1.54412532101112">
                <text:p>1.54412532101112</text:p>
              </table:table-cell>
              <table:table-cell office:value-type="float" office:value="1.63895932436681">
                <text:p>1.63895932436681</text:p>
              </table:table-cell>
            </table:table-row>
            <table:table-row>
              <table:table-cell office:value-type="float" office:value="303100">
                <text:p>303100</text:p>
              </table:table-cell>
              <table:table-cell office:value-type="float" office:value="1.46576511655796">
                <text:p>1.46576511655796</text:p>
              </table:table-cell>
              <table:table-cell office:value-type="float" office:value="1.75677324001638">
                <text:p>1.75677324001638</text:p>
              </table:table-cell>
            </table:table-row>
            <table:table-row>
              <table:table-cell office:value-type="float" office:value="303100">
                <text:p>303100</text:p>
              </table:table-cell>
              <table:table-cell office:value-type="float" office:value="1.49331508193144">
                <text:p>1.49331508193144</text:p>
              </table:table-cell>
              <table:table-cell office:value-type="float" office:value="1.51224947087861">
                <text:p>1.51224947087861</text:p>
              </table:table-cell>
            </table:table-row>
            <table:table-row>
              <table:table-cell office:value-type="float" office:value="303100">
                <text:p>303100</text:p>
              </table:table-cell>
              <table:table-cell office:value-type="float" office:value="1.4441200270962">
                <text:p>1.4441200270962</text:p>
              </table:table-cell>
              <table:table-cell office:value-type="float" office:value="1.49983632079396">
                <text:p>1.49983632079396</text:p>
              </table:table-cell>
            </table:table-row>
            <table:table-row>
              <table:table-cell office:value-type="float" office:value="454600">
                <text:p>454600</text:p>
              </table:table-cell>
              <table:table-cell office:value-type="float" office:value="2.14180183255888">
                <text:p>2.14180183255888</text:p>
              </table:table-cell>
              <table:table-cell office:value-type="float" office:value="2.19337104617482">
                <text:p>2.19337104617482</text:p>
              </table:table-cell>
            </table:table-row>
            <table:table-row>
              <table:table-cell office:value-type="float" office:value="454600">
                <text:p>454600</text:p>
              </table:table-cell>
              <table:table-cell office:value-type="float" office:value="2.19268607840828">
                <text:p>2.19268607840828</text:p>
              </table:table-cell>
              <table:table-cell office:value-type="float" office:value="2.20778832119154">
                <text:p>2.20778832119154</text:p>
              </table:table-cell>
            </table:table-row>
            <table:table-row>
              <table:table-cell office:value-type="float" office:value="454600">
                <text:p>454600</text:p>
              </table:table-cell>
              <table:table-cell office:value-type="float" office:value="2.1458306098482">
                <text:p>2.1458306098482</text:p>
              </table:table-cell>
              <table:table-cell office:value-type="float" office:value="2.18167365499448">
                <text:p>2.18167365499448</text:p>
              </table:table-cell>
            </table:table-row>
            <table:table-row>
              <table:table-cell office:value-type="float" office:value="454600">
                <text:p>454600</text:p>
              </table:table-cell>
              <table:table-cell office:value-type="float" office:value="2.14136373408989">
                <text:p>2.14136373408989</text:p>
              </table:table-cell>
              <table:table-cell office:value-type="float" office:value="2.20755009502037">
                <text:p>2.20755009502037</text:p>
              </table:table-cell>
            </table:table-row>
            <table:table-row>
              <table:table-cell office:value-type="float" office:value="454600">
                <text:p>454600</text:p>
              </table:table-cell>
              <table:table-cell office:value-type="float" office:value="2.13846018381769">
                <text:p>2.13846018381769</text:p>
              </table:table-cell>
              <table:table-cell office:value-type="float" office:value="2.2197795786692">
                <text:p>2.2197795786692</text:p>
              </table:table-cell>
            </table:table-row>
            <table:table-row>
              <table:table-cell office:value-type="float" office:value="606100">
                <text:p>606100</text:p>
              </table:table-cell>
              <table:table-cell office:value-type="float" office:value="2.8722481095862">
                <text:p>2.8722481095862</text:p>
              </table:table-cell>
              <table:table-cell office:value-type="float" office:value="2.96338393523705">
                <text:p>2.96338393523705</text:p>
              </table:table-cell>
            </table:table-row>
            <table:table-row>
              <table:table-cell office:value-type="float" office:value="606100">
                <text:p>606100</text:p>
              </table:table-cell>
              <table:table-cell office:value-type="float" office:value="3.25904962342979">
                <text:p>3.25904962342979</text:p>
              </table:table-cell>
              <table:table-cell office:value-type="float" office:value="3.29033287920906">
                <text:p>3.29033287920906</text:p>
              </table:table-cell>
            </table:table-row>
            <table:table-row>
              <table:table-cell office:value-type="float" office:value="606100">
                <text:p>606100</text:p>
              </table:table-cell>
              <table:table-cell office:value-type="float" office:value="2.87890817866639">
                <text:p>2.87890817866639</text:p>
              </table:table-cell>
              <table:table-cell office:value-type="float" office:value="2.95902509855866">
                <text:p>2.95902509855866</text:p>
              </table:table-cell>
            </table:table-row>
            <table:table-row>
              <table:table-cell office:value-type="float" office:value="606100">
                <text:p>606100</text:p>
              </table:table-cell>
              <table:table-cell office:value-type="float" office:value="3.24710320217029">
                <text:p>3.24710320217029</text:p>
              </table:table-cell>
              <table:table-cell office:value-type="float" office:value="2.96879129118585">
                <text:p>2.96879129118585</text:p>
              </table:table-cell>
            </table:table-row>
            <table:table-row>
              <table:table-cell office:value-type="float" office:value="606100">
                <text:p>606100</text:p>
              </table:table-cell>
              <table:table-cell office:value-type="float" office:value="2.875975998038">
                <text:p>2.875975998038</text:p>
              </table:table-cell>
              <table:table-cell office:value-type="float" office:value="2.98007867405798">
                <text:p>2.98007867405798</text:p>
              </table:table-cell>
            </table:table-row>
            <table:table-row>
              <table:table-cell office:value-type="float" office:value="757600">
                <text:p>757600</text:p>
              </table:table-cell>
              <table:table-cell office:value-type="float" office:value="3.5530752783897">
                <text:p>3.5530752783897</text:p>
              </table:table-cell>
              <table:table-cell office:value-type="float" office:value="3.66604040013354">
                <text:p>3.66604040013354</text:p>
              </table:table-cell>
            </table:table-row>
            <table:table-row>
              <table:table-cell office:value-type="float" office:value="757600">
                <text:p>757600</text:p>
              </table:table-cell>
              <table:table-cell office:value-type="float" office:value="3.60844584703179">
                <text:p>3.60844584703179</text:p>
              </table:table-cell>
              <table:table-cell office:value-type="float" office:value="3.66019818688815">
                <text:p>3.66019818688815</text:p>
              </table:table-cell>
            </table:table-row>
            <table:table-row>
              <table:table-cell office:value-type="float" office:value="757600">
                <text:p>757600</text:p>
              </table:table-cell>
              <table:table-cell office:value-type="float" office:value="3.58491601582124">
                <text:p>3.58491601582124</text:p>
              </table:table-cell>
              <table:table-cell office:value-type="float" office:value="3.65208769316037">
                <text:p>3.65208769316037</text:p>
              </table:table-cell>
            </table:table-row>
            <table:table-row>
              <table:table-cell office:value-type="float" office:value="757600">
                <text:p>757600</text:p>
              </table:table-cell>
              <table:table-cell office:value-type="float" office:value="3.57174875295894">
                <text:p>3.57174875295894</text:p>
              </table:table-cell>
              <table:table-cell office:value-type="float" office:value="3.64785688279164">
                <text:p>3.64785688279164</text:p>
              </table:table-cell>
            </table:table-row>
            <table:table-row>
              <table:table-cell office:value-type="float" office:value="757600">
                <text:p>757600</text:p>
              </table:table-cell>
              <table:table-cell office:value-type="float" office:value="3.58727504913077">
                <text:p>3.58727504913077</text:p>
              </table:table-cell>
              <table:table-cell office:value-type="float" office:value="3.65882879155046">
                <text:p>3.65882879155046</text:p>
              </table:table-cell>
            </table:table-row>
            <table:table-row>
              <table:table-cell office:value-type="float" office:value="1010100">
                <text:p>1010100</text:p>
              </table:table-cell>
              <table:table-cell office:value-type="float" office:value="4.80047666842052">
                <text:p>4.80047666842052</text:p>
              </table:table-cell>
              <table:table-cell office:value-type="float" office:value="4.89290031990373">
                <text:p>4.89290031990373</text:p>
              </table:table-cell>
            </table:table-row>
            <table:table-row>
              <table:table-cell office:value-type="float" office:value="1010100">
                <text:p>1010100</text:p>
              </table:table-cell>
              <table:table-cell office:value-type="float" office:value="4.77610467258216">
                <text:p>4.77610467258216</text:p>
              </table:table-cell>
              <table:table-cell office:value-type="float" office:value="4.92851594278682">
                <text:p>4.92851594278682</text:p>
              </table:table-cell>
            </table:table-row>
            <table:table-row>
              <table:table-cell office:value-type="float" office:value="1010100">
                <text:p>1010100</text:p>
              </table:table-cell>
              <table:table-cell office:value-type="float" office:value="4.79991540540044">
                <text:p>4.79991540540044</text:p>
              </table:table-cell>
              <table:table-cell office:value-type="float" office:value="4.88528302457564">
                <text:p>4.88528302457564</text:p>
              </table:table-cell>
            </table:table-row>
            <table:table-row>
              <table:table-cell office:value-type="float" office:value="1010100">
                <text:p>1010100</text:p>
              </table:table-cell>
              <table:table-cell office:value-type="float" office:value="4.77613168235214">
                <text:p>4.77613168235214</text:p>
              </table:table-cell>
              <table:table-cell office:value-type="float" office:value="4.90511845944914">
                <text:p>4.90511845944914</text:p>
              </table:table-cell>
            </table:table-row>
            <table:table-row>
              <table:table-cell office:value-type="float" office:value="1010100">
                <text:p>1010100</text:p>
              </table:table-cell>
              <table:table-cell office:value-type="float" office:value="4.76464334679142">
                <text:p>4.76464334679142</text:p>
              </table:table-cell>
              <table:table-cell office:value-type="float" office:value="5.09404261709545">
                <text:p>5.09404261709545</text:p>
              </table:table-cell>
            </table:table-row>
            <table:table-row>
              <table:table-cell office:value-type="float" office:value="2020100">
                <text:p>2020100</text:p>
              </table:table-cell>
              <table:table-cell office:value-type="float" office:value="9.6281640595036">
                <text:p>9.6281640595036</text:p>
              </table:table-cell>
              <table:table-cell office:value-type="float" office:value="9.87727840914616">
                <text:p>9.87727840914616</text:p>
              </table:table-cell>
            </table:table-row>
            <table:table-row>
              <table:table-cell office:value-type="float" office:value="2020100">
                <text:p>2020100</text:p>
              </table:table-cell>
              <table:table-cell office:value-type="float" office:value="9.61387535099195">
                <text:p>9.61387535099195</text:p>
              </table:table-cell>
              <table:table-cell office:value-type="float" office:value="9.88972397095478">
                <text:p>9.88972397095478</text:p>
              </table:table-cell>
            </table:table-row>
            <table:table-row>
              <table:table-cell office:value-type="float" office:value="2020100">
                <text:p>2020100</text:p>
              </table:table-cell>
              <table:table-cell office:value-type="float" office:value="9.62749853877142">
                <text:p>9.62749853877142</text:p>
              </table:table-cell>
              <table:table-cell office:value-type="float" office:value="9.91667269884863">
                <text:p>9.91667269884863</text:p>
              </table:table-cell>
            </table:table-row>
            <table:table-row>
              <table:table-cell office:value-type="float" office:value="2020100">
                <text:p>2020100</text:p>
              </table:table-cell>
              <table:table-cell office:value-type="float" office:value="9.64849971531703">
                <text:p>9.64849971531703</text:p>
              </table:table-cell>
              <table:table-cell office:value-type="float" office:value="9.8426189321201">
                <text:p>9.8426189321201</text:p>
              </table:table-cell>
            </table:table-row>
            <table:table-row>
              <table:table-cell office:value-type="float" office:value="2020100">
                <text:p>2020100</text:p>
              </table:table-cell>
              <table:table-cell office:value-type="float" office:value="9.62959125574901">
                <text:p>9.62959125574901</text:p>
              </table:table-cell>
              <table:table-cell office:value-type="float" office:value="9.91004288071082">
                <text:p>9.91004288071082</text:p>
              </table:table-cell>
            </table:table-row>
            <table:table-row>
              <table:table-cell office:value-type="float" office:value="3030100">
                <text:p>3030100</text:p>
              </table:table-cell>
              <table:table-cell office:value-type="float" office:value="14.3922320981946">
                <text:p>14.3922320981946</text:p>
              </table:table-cell>
              <table:table-cell office:value-type="float" office:value="14.7395339842328">
                <text:p>14.7395339842328</text:p>
              </table:table-cell>
            </table:table-row>
            <table:table-row>
              <table:table-cell office:value-type="float" office:value="3030100">
                <text:p>3030100</text:p>
              </table:table-cell>
              <table:table-cell office:value-type="float" office:value="14.5800672219155">
                <text:p>14.5800672219155</text:p>
              </table:table-cell>
              <table:table-cell office:value-type="float" office:value="14.7738309901458">
                <text:p>14.7738309901458</text:p>
              </table:table-cell>
            </table:table-row>
            <table:table-row>
              <table:table-cell office:value-type="float" office:value="3030100">
                <text:p>3030100</text:p>
              </table:table-cell>
              <table:table-cell office:value-type="float" office:value="14.701949889314">
                <text:p>14.701949889314</text:p>
              </table:table-cell>
              <table:table-cell office:value-type="float" office:value="14.772161246166">
                <text:p>14.772161246166</text:p>
              </table:table-cell>
            </table:table-row>
            <table:table-row>
              <table:table-cell office:value-type="float" office:value="3030100">
                <text:p>3030100</text:p>
              </table:table-cell>
              <table:table-cell office:value-type="float" office:value="14.4258203677434">
                <text:p>14.4258203677434</text:p>
              </table:table-cell>
              <table:table-cell office:value-type="float" office:value="14.7622194900339">
                <text:p>14.7622194900339</text:p>
              </table:table-cell>
            </table:table-row>
            <table:table-row>
              <table:table-cell office:value-type="float" office:value="3030100">
                <text:p>3030100</text:p>
              </table:table-cell>
              <table:table-cell office:value-type="float" office:value="14.4778449660811">
                <text:p>14.4778449660811</text:p>
              </table:table-cell>
              <table:table-cell office:value-type="float" office:value="15.1764180939529">
                <text:p>15.1764180939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Sluoksniuotas beciklis grafas</text:p>
        </chart:title>
        <chart:legend chart:legend-position="top" svg:x="2.937cm" svg:y="1.28cm" style:legend-expansion="wide" chart:style-name="ch3"/>
        <chart:plot-area chart:style-name="ch4" table:cell-range-address="Sheet2.M7:Sheet2.O27" chart:data-source-has-labels="both" svg:x="1.331cm" svg:y="2.058cm" svg:width="14.349cm" svg:height="5.781cm">
          <chartooo:coordinate-region svg:x="1.767cm" svg:y="2.058cm" svg:width="13.281cm" svg:height="4.136cm"/>
          <chart:axis chart:dimension="x" chart:name="primary-x" chart:style-name="ch5" chartooo:axis-type="auto">
            <chartooo:date-scale/>
            <chart:title svg:x="7.958cm" svg:y="8.019cm" chart:style-name="ch6">
              <text:p>Lankai</text:p>
            </chart:title>
            <chart:categories table:cell-range-address="Sheet2.M8:Sheet2.M27"/>
          </chart:axis>
          <chart:axis chart:dimension="y" chart:name="primary-y" chart:style-name="ch5">
            <chart:title svg:x="0.451cm" svg:y="5.746cm" chart:style-name="ch7">
              <text:p>Sekundės</text:p>
            </chart:title>
            <chart:grid chart:style-name="ch8" chart:class="major"/>
          </chart:axis>
          <chart:series chart:style-name="ch9" chart:values-cell-range-address="Sheet2.N8:Sheet2.N27" chart:label-cell-address="Sheet2.N7:Sheet2.N7" chart:class="chart:line">
            <chart:data-point chart:repeated="20"/>
          </chart:series>
          <chart:series chart:style-name="ch10" chart:values-cell-range-address="Sheet2.O8:Sheet2.O27" chart:label-cell-address="Sheet2.O7:Sheet2.O7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2.N7:Sheet2.N7</svg:desc>
                </draw:g>
              </table:table-cell>
              <table:table-cell office:value-type="string">
                <text:p>Backpropogation / Backflow</text:p>
                <draw:g>
                  <svg:desc>Sheet2.O7:Sheet2.O7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Sheet2.M8:Sheet2.M27</svg:desc>
                </draw:g>
              </table:table-cell>
              <table:table-cell office:value-type="float" office:value="0.647499756911808">
                <text:p>0.647499756911808</text:p>
                <draw:g>
                  <svg:desc>Sheet2.N8:Sheet2.N27</svg:desc>
                </draw:g>
              </table:table-cell>
              <table:table-cell office:value-type="float" office:value="0.674045203599866">
                <text:p>0.674045203599866</text:p>
                <draw:g>
                  <svg:desc>Sheet2.O8:Sheet2.O27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29617217126373">
                <text:p>1.29617217126373</text:p>
              </table:table-cell>
              <table:table-cell office:value-type="float" office:value="1.35042426992513">
                <text:p>1.3504242699251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94635983534826">
                <text:p>1.94635983534826</text:p>
              </table:table-cell>
              <table:table-cell office:value-type="float" office:value="2.02997612333755">
                <text:p>2.0299761233375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6108597759267">
                <text:p>2.6108597759267</text:p>
              </table:table-cell>
              <table:table-cell office:value-type="float" office:value="2.71441880314178">
                <text:p>2.7144188031417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29487029894446">
                <text:p>3.29487029894446</text:p>
              </table:table-cell>
              <table:table-cell office:value-type="float" office:value="3.42057530872201">
                <text:p>3.4205753087220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.96411521299928">
                <text:p>3.96411521299928</text:p>
              </table:table-cell>
              <table:table-cell office:value-type="float" office:value="4.10444192352986">
                <text:p>4.10444192352986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.61185654555473">
                <text:p>4.61185654555473</text:p>
              </table:table-cell>
              <table:table-cell office:value-type="float" office:value="4.78424831728951">
                <text:p>4.78424831728951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.26350003781372">
                <text:p>5.26350003781372</text:p>
              </table:table-cell>
              <table:table-cell office:value-type="float" office:value="5.50166520813751">
                <text:p>5.50166520813751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6.01128253330309">
                <text:p>6.01128253330309</text:p>
              </table:table-cell>
              <table:table-cell office:value-type="float" office:value="6.21305534848043">
                <text:p>6.2130553484804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.62900182586242">
                <text:p>6.62900182586242</text:p>
              </table:table-cell>
              <table:table-cell office:value-type="float" office:value="6.85581099622943">
                <text:p>6.85581099622943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7.26160394991305">
                <text:p>7.26160394991305</text:p>
              </table:table-cell>
              <table:table-cell office:value-type="float" office:value="7.47988288551087">
                <text:p>7.4798828855108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7.94041951620043">
                <text:p>7.94041951620043</text:p>
              </table:table-cell>
              <table:table-cell office:value-type="float" office:value="8.24110664549098">
                <text:p>8.24110664549098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8.64044414913733">
                <text:p>8.64044414913733</text:p>
              </table:table-cell>
              <table:table-cell office:value-type="float" office:value="8.96497660951393">
                <text:p>8.96497660951393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9.31579468231075">
                <text:p>9.31579468231075</text:p>
              </table:table-cell>
              <table:table-cell office:value-type="float" office:value="9.67409544182631">
                <text:p>9.6740954418263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9.98048066638576">
                <text:p>9.98048066638576</text:p>
              </table:table-cell>
              <table:table-cell office:value-type="float" office:value="10.3203175271988">
                <text:p>10.3203175271988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0.6698157931698">
                <text:p>10.6698157931698</text:p>
              </table:table-cell>
              <table:table-cell office:value-type="float" office:value="11.0174622673105">
                <text:p>11.0174622673105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1.3591509199538">
                <text:p>11.3591509199538</text:p>
              </table:table-cell>
              <table:table-cell office:value-type="float" office:value="11.7410908717683">
                <text:p>11.7410908717683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2.0137455028684">
                <text:p>12.0137455028684</text:p>
              </table:table-cell>
              <table:table-cell office:value-type="float" office:value="12.4389539644983">
                <text:p>12.4389539644983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2.6410409576594">
                <text:p>12.6410409576594</text:p>
              </table:table-cell>
              <table:table-cell office:value-type="float" office:value="13.1817678453744">
                <text:p>13.181767845374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.5170339631285">
                <text:p>13.5170339631285</text:p>
              </table:table-cell>
              <table:table-cell office:value-type="float" office:value="13.9209284436339">
                <text:p>13.9209284436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Atsitiktinis beciklis grafas</text:p>
        </chart:title>
        <chart:legend chart:legend-position="top" svg:x="2.937cm" svg:y="1.28cm" style:legend-expansion="wide" chart:style-name="ch3"/>
        <chart:plot-area chart:style-name="ch4" table:cell-range-address="Sheet3.D4:Sheet3.F24" chart:data-source-has-labels="both" svg:x="1.331cm" svg:y="2.058cm" svg:width="14.349cm" svg:height="5.781cm">
          <chartooo:coordinate-region svg:x="1.767cm" svg:y="2.058cm" svg:width="13.281cm" svg:height="4.135cm"/>
          <chart:axis chart:dimension="x" chart:name="primary-x" chart:style-name="ch5" chartooo:axis-type="auto">
            <chartooo:date-scale/>
            <chart:title svg:x="7.958cm" svg:y="8.019cm" chart:style-name="ch6">
              <text:p>Lankai</text:p>
            </chart:title>
            <chart:categories table:cell-range-address="Sheet3.D5:Sheet3.D24"/>
          </chart:axis>
          <chart:axis chart:dimension="y" chart:name="primary-y" chart:style-name="ch5">
            <chart:title svg:x="0.451cm" svg:y="5.746cm" chart:style-name="ch7">
              <text:p>Sekundės</text:p>
            </chart:title>
            <chart:grid chart:style-name="ch8" chart:class="major"/>
          </chart:axis>
          <chart:series chart:style-name="ch9" chart:values-cell-range-address="Sheet3.E5:Sheet3.E24" chart:label-cell-address="Sheet3.E4:Sheet3.E4" chart:class="chart:line">
            <chart:data-point chart:repeated="20"/>
          </chart:series>
          <chart:series chart:style-name="ch10" chart:values-cell-range-address="Sheet3.F5:Sheet3.F24" chart:label-cell-address="Sheet3.F4:Sheet3.F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3.E4:Sheet3.E4</svg:desc>
                </draw:g>
              </table:table-cell>
              <table:table-cell office:value-type="string">
                <text:p>Backpropagation / Backflow</text:p>
                <draw:g>
                  <svg:desc>Sheet3.F4:Sheet3.F4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Sheet3.D5:Sheet3.D24</svg:desc>
                </draw:g>
              </table:table-cell>
              <table:table-cell office:value-type="float" office:value="0.748527965946045">
                <text:p>0.748527965946045</text:p>
                <draw:g>
                  <svg:desc>Sheet3.E5:Sheet3.E24</svg:desc>
                </draw:g>
              </table:table-cell>
              <table:table-cell office:value-type="float" office:value="0.737385019284996">
                <text:p>0.737385019284996</text:p>
                <draw:g>
                  <svg:desc>Sheet3.F5:Sheet3.F24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5052718806383">
                <text:p>1.5052718806383</text:p>
              </table:table-cell>
              <table:table-cell office:value-type="float" office:value="1.51937758618827">
                <text:p>1.5193775861882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29475275229854">
                <text:p>2.29475275229854</text:p>
              </table:table-cell>
              <table:table-cell office:value-type="float" office:value="2.33308894867058">
                <text:p>2.3330889486705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.14809483680679">
                <text:p>3.14809483680679</text:p>
              </table:table-cell>
              <table:table-cell office:value-type="float" office:value="3.13108460549488">
                <text:p>3.131084605494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91346957076026">
                <text:p>3.91346957076026</text:p>
              </table:table-cell>
              <table:table-cell office:value-type="float" office:value="3.91087122808156">
                <text:p>3.91087122808156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4.72744973476377">
                <text:p>4.72744973476377</text:p>
              </table:table-cell>
              <table:table-cell office:value-type="float" office:value="4.74708218541687">
                <text:p>4.7470821854168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5.58565088214006">
                <text:p>5.58565088214006</text:p>
              </table:table-cell>
              <table:table-cell office:value-type="float" office:value="5.48503711146403">
                <text:p>5.4850371114640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6.37347670134725">
                <text:p>6.37347670134725</text:p>
              </table:table-cell>
              <table:table-cell office:value-type="float" office:value="6.39314469689603">
                <text:p>6.3931446968960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7.20531876964963">
                <text:p>7.20531876964963</text:p>
              </table:table-cell>
              <table:table-cell office:value-type="float" office:value="7.20188604025539">
                <text:p>7.2018860402553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8.0383126438272">
                <text:p>8.0383126438272</text:p>
              </table:table-cell>
              <table:table-cell office:value-type="float" office:value="8.01438228589336">
                <text:p>8.01438228589336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8.81138517053985">
                <text:p>8.81138517053985</text:p>
              </table:table-cell>
              <table:table-cell office:value-type="float" office:value="8.83262178718439">
                <text:p>8.83262178718439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9.72618243498741">
                <text:p>9.72618243498741</text:p>
              </table:table-cell>
              <table:table-cell office:value-type="float" office:value="9.595971218358">
                <text:p>9.595971218358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10.5623510409577">
                <text:p>10.5623510409577</text:p>
              </table:table-cell>
              <table:table-cell office:value-type="float" office:value="10.4716209120669">
                <text:p>10.4716209120669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11.3528076146026">
                <text:p>11.3528076146026</text:p>
              </table:table-cell>
              <table:table-cell office:value-type="float" office:value="11.2277271794207">
                <text:p>11.227727179420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2.1948951589902">
                <text:p>12.1948951589902</text:p>
              </table:table-cell>
              <table:table-cell office:value-type="float" office:value="12.104594032792">
                <text:p>12.104594032792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2.9775632244013">
                <text:p>12.9775632244013</text:p>
              </table:table-cell>
              <table:table-cell office:value-type="float" office:value="12.760041789471">
                <text:p>12.760041789471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4.0058821813499">
                <text:p>14.0058821813499</text:p>
              </table:table-cell>
              <table:table-cell office:value-type="float" office:value="13.752384960112">
                <text:p>13.752384960112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4.9180745944217">
                <text:p>14.9180745944217</text:p>
              </table:table-cell>
              <table:table-cell office:value-type="float" office:value="14.7340864009197">
                <text:p>14.7340864009197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5.9147379190832">
                <text:p>15.9147379190832</text:p>
              </table:table-cell>
              <table:table-cell office:value-type="float" office:value="15.696957406719">
                <text:p>15.69695740671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6.6982839091089">
                <text:p>16.6982839091089</text:p>
              </table:table-cell>
              <table:table-cell office:value-type="float" office:value="16.4275835357264">
                <text:p>16.4275835357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3cm" xlink:href=".." xlink:type="simple" chart:class="chart:line" chart:style-name="ch1">
        <chart:legend chart:legend-position="end" svg:x="10.418cm" svg:y="3.953cm" style:legend-expansion="high" chart:style-name="ch2"/>
        <chart:plot-area chart:style-name="ch3" table:cell-range-address="Sheet4.Q11:Sheet4.S31" chart:data-source-has-labels="both" svg:x="0.32cm" svg:y="0.18cm" svg:width="9.778cm" svg:height="8.643cm">
          <chartooo:coordinate-region svg:x="1.247cm" svg:y="0.18cm" svg:width="8.851cm" svg:height="6.997cm"/>
          <chart:axis chart:dimension="x" chart:name="primary-x" chart:style-name="ch4" chartooo:axis-type="auto">
            <chartooo:date-scale/>
            <chart:categories table:cell-range-address="Sheet4.Q12:Sheet4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R12:Sheet4.R31" chart:label-cell-address="Sheet4.R11:Sheet4.R11" chart:class="chart:line">
            <chart:data-point chart:repeated="20"/>
          </chart:series>
          <chart:series chart:style-name="ch7" chart:values-cell-range-address="Sheet4.S12:Sheet4.S31" chart:label-cell-address="Sheet4.S11:Sheet4.S1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4.R11:Sheet4.R11</svg:desc>
                </draw:g>
              </table:table-cell>
              <table:table-cell office:value-type="string">
                <text:p>Backpropogation / Backflow</text:p>
                <draw:g>
                  <svg:desc>Sheet4.S11:Sheet4.S1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Sheet4.Q12:Sheet4.Q31</svg:desc>
                </draw:g>
              </table:table-cell>
              <table:table-cell office:value-type="float" office:value="0.718256875877145">
                <text:p>0.718256875877145</text:p>
                <draw:g>
                  <svg:desc>Sheet4.R12:Sheet4.R31</svg:desc>
                </draw:g>
              </table:table-cell>
              <table:table-cell office:value-type="float" office:value="0.730440767034253">
                <text:p>0.730440767034253</text:p>
                <draw:g>
                  <svg:desc>Sheet4.S12:Sheet4.S31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39973962581745">
                <text:p>1.39973962581745</text:p>
              </table:table-cell>
              <table:table-cell office:value-type="float" office:value="1.48654200397368">
                <text:p>1.4865420039736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17333163351848">
                <text:p>2.17333163351848</text:p>
              </table:table-cell>
              <table:table-cell office:value-type="float" office:value="2.29953564803461">
                <text:p>2.2995356480346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82842302917811">
                <text:p>2.82842302917811</text:p>
              </table:table-cell>
              <table:table-cell office:value-type="float" office:value="3.07379512117123">
                <text:p>3.073795121171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6233314714598">
                <text:p>3.56233314714598</text:p>
              </table:table-cell>
              <table:table-cell office:value-type="float" office:value="3.82800686264235">
                <text:p>3.8280068626423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4.30566621758421">
                <text:p>4.30566621758421</text:p>
              </table:table-cell>
              <table:table-cell office:value-type="float" office:value="4.65666433662385">
                <text:p>4.6566643366238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.98698561243572">
                <text:p>4.98698561243572</text:p>
              </table:table-cell>
              <table:table-cell office:value-type="float" office:value="5.34508643666588">
                <text:p>5.3450864366658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.6960168152024">
                <text:p>5.6960168152024</text:p>
              </table:table-cell>
              <table:table-cell office:value-type="float" office:value="6.16389658067117">
                <text:p>6.16389658067117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6.41239035383879">
                <text:p>6.41239035383879</text:p>
              </table:table-cell>
              <table:table-cell office:value-type="float" office:value="7.03801711555105">
                <text:p>7.0380171155510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7.15228734938005">
                <text:p>7.15228734938005</text:p>
              </table:table-cell>
              <table:table-cell office:value-type="float" office:value="7.75799278515024">
                <text:p>7.7579927851502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7.91972631540284">
                <text:p>7.91972631540284</text:p>
              </table:table-cell>
              <table:table-cell office:value-type="float" office:value="8.62570325338081">
                <text:p>8.62570325338081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8.62909838146657">
                <text:p>8.62909838146657</text:p>
              </table:table-cell>
              <table:table-cell office:value-type="float" office:value="9.40372821256906">
                <text:p>9.40372821256906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9.35052847315935">
                <text:p>9.35052847315935</text:p>
              </table:table-cell>
              <table:table-cell office:value-type="float" office:value="10.3191782331505">
                <text:p>10.319178233150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10.3031283795975">
                <text:p>10.3031283795975</text:p>
              </table:table-cell>
              <table:table-cell office:value-type="float" office:value="11.3629154777866">
                <text:p>11.362915477786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1.2751207606815">
                <text:p>11.2751207606815</text:p>
              </table:table-cell>
              <table:table-cell office:value-type="float" office:value="12.3967795711064">
                <text:p>12.3967795711064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2.0498727839834">
                <text:p>12.0498727839834</text:p>
              </table:table-cell>
              <table:table-cell office:value-type="float" office:value="12.9973749744757">
                <text:p>12.9973749744757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2.7336031789418">
                <text:p>12.7336031789418</text:p>
              </table:table-cell>
              <table:table-cell office:value-type="float" office:value="13.8020944456029">
                <text:p>13.8020944456029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3.3097516073514">
                <text:p>13.3097516073514</text:p>
              </table:table-cell>
              <table:table-cell office:value-type="float" office:value="14.720953207194">
                <text:p>14.720953207194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4.2878179455072">
                <text:p>14.2878179455072</text:p>
              </table:table-cell>
              <table:table-cell office:value-type="float" office:value="15.612651700373">
                <text:p>15.612651700373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4.9140501582232">
                <text:p>14.9140501582232</text:p>
              </table:table-cell>
              <table:table-cell office:value-type="float" office:value="16.4865369261368">
                <text:p>16.4865369261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96cm" svg:y="3.952cm" style:legend-expansion="high" chart:style-name="ch2"/>
        <chart:plot-area chart:style-name="ch3" table:cell-range-address="Sheet4.Q38:Sheet4.S58" chart:data-source-has-labels="both" svg:x="0.32cm" svg:y="0.18cm" svg:width="9.756cm" svg:height="8.64cm">
          <chartooo:coordinate-region svg:x="1.247cm" svg:y="0.18cm" svg:width="8.829cm" svg:height="6.995cm"/>
          <chart:axis chart:dimension="x" chart:name="primary-x" chart:style-name="ch4" chartooo:axis-type="auto">
            <chartooo:date-scale/>
            <chart:categories table:cell-range-address="Sheet4.Q39:Sheet4.Q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R39:Sheet4.R58" chart:label-cell-address="Sheet4.R38:Sheet4.R38" chart:class="chart:line">
            <chart:data-point chart:repeated="20"/>
          </chart:series>
          <chart:series chart:style-name="ch7" chart:values-cell-range-address="Sheet4.S39:Sheet4.S58" chart:label-cell-address="Sheet4.S38:Sheet4.S38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4.R38:Sheet4.R38</svg:desc>
                </draw:g>
              </table:table-cell>
              <table:table-cell office:value-type="string">
                <text:p>Backpropogation / Backflow</text:p>
                <draw:g>
                  <svg:desc>Sheet4.S38:Sheet4.S38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Sheet4.Q39:Sheet4.Q58</svg:desc>
                </draw:g>
              </table:table-cell>
              <table:table-cell office:value-type="float" office:value="0.725596402730796">
                <text:p>0.725596402730796</text:p>
                <draw:g>
                  <svg:desc>Sheet4.R39:Sheet4.R58</svg:desc>
                </draw:g>
              </table:table-cell>
              <table:table-cell office:value-type="float" office:value="0.753984103129784">
                <text:p>0.753984103129784</text:p>
                <draw:g>
                  <svg:desc>Sheet4.S39:Sheet4.S58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39408388802398">
                <text:p>1.39408388802398</text:p>
              </table:table-cell>
              <table:table-cell office:value-type="float" office:value="1.5184860267656">
                <text:p>1.518486026765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12152419373135">
                <text:p>2.12152419373135</text:p>
              </table:table-cell>
              <table:table-cell office:value-type="float" office:value="2.28947418460205">
                <text:p>2.289474184602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84826591874814">
                <text:p>2.84826591874814</text:p>
              </table:table-cell>
              <table:table-cell office:value-type="float" office:value="3.08932055303044">
                <text:p>3.0893205530304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4133132236593">
                <text:p>3.54133132236593</text:p>
              </table:table-cell>
              <table:table-cell office:value-type="float" office:value="3.86403195363828">
                <text:p>3.86403195363828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4.27754288881374">
                <text:p>4.27754288881374</text:p>
              </table:table-cell>
              <table:table-cell office:value-type="float" office:value="4.67415478326821">
                <text:p>4.6741547832682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.95709487235723">
                <text:p>4.95709487235723</text:p>
              </table:table-cell>
              <table:table-cell office:value-type="float" office:value="5.41655569252509">
                <text:p>5.4165556925250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.69111875547625">
                <text:p>5.69111875547625</text:p>
              </table:table-cell>
              <table:table-cell office:value-type="float" office:value="6.21368887554004">
                <text:p>6.2136888755400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6.51177885264658">
                <text:p>6.51177885264658</text:p>
              </table:table-cell>
              <table:table-cell office:value-type="float" office:value="6.99910370779315">
                <text:p>6.9991037077931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7.19510712614963">
                <text:p>7.19510712614963</text:p>
              </table:table-cell>
              <table:table-cell office:value-type="float" office:value="7.77383974131124">
                <text:p>7.7738397413112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7.91544234980681">
                <text:p>7.91544234980681</text:p>
              </table:table-cell>
              <table:table-cell office:value-type="float" office:value="8.61694463321276">
                <text:p>8.61694463321276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8.60364253757871">
                <text:p>8.60364253757871</text:p>
              </table:table-cell>
              <table:table-cell office:value-type="float" office:value="9.51101177517933">
                <text:p>9.51101177517933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9.30247398689057">
                <text:p>9.30247398689057</text:p>
              </table:table-cell>
              <table:table-cell office:value-type="float" office:value="10.2319327867276">
                <text:p>10.2319327867276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10.066295156284">
                <text:p>10.066295156284</text:p>
              </table:table-cell>
              <table:table-cell office:value-type="float" office:value="11.0907331640001">
                <text:p>11.090733164000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0.7735926559355">
                <text:p>10.7735926559355</text:p>
              </table:table-cell>
              <table:table-cell office:value-type="float" office:value="11.8044197707195">
                <text:p>11.8044197707195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1.5053721352087">
                <text:p>11.5053721352087</text:p>
              </table:table-cell>
              <table:table-cell office:value-type="float" office:value="12.7629639873335">
                <text:p>12.7629639873335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2.230724369619">
                <text:p>12.230724369619</text:p>
              </table:table-cell>
              <table:table-cell office:value-type="float" office:value="13.4580618221223">
                <text:p>13.4580618221223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3.0010753129622">
                <text:p>13.0010753129622</text:p>
              </table:table-cell>
              <table:table-cell office:value-type="float" office:value="14.2531229236239">
                <text:p>14.2531229236239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3.8010753129622">
                <text:p>13.8010753129622</text:p>
              </table:table-cell>
              <table:table-cell office:value-type="float" office:value="15.2921737570915">
                <text:p>15.292173757091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4.5450828713762">
                <text:p>14.5450828713762</text:p>
              </table:table-cell>
              <table:table-cell office:value-type="float" office:value="15.9644092261053">
                <text:p>15.9644092261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Atsitiktinis beciklis grafas</text:p>
        </chart:title>
        <chart:legend chart:legend-position="top" svg:x="2.937cm" svg:y="1.28cm" style:legend-expansion="wide" chart:style-name="ch3"/>
        <chart:plot-area chart:style-name="ch4" table:cell-range-address="Sheet4.Q38:Sheet4.S58" chart:data-source-has-labels="both" svg:x="1.331cm" svg:y="2.058cm" svg:width="14.349cm" svg:height="5.781cm">
          <chartooo:coordinate-region svg:x="1.767cm" svg:y="2.058cm" svg:width="13.281cm" svg:height="4.135cm"/>
          <chart:axis chart:dimension="x" chart:name="primary-x" chart:style-name="ch5" chartooo:axis-type="auto">
            <chartooo:date-scale/>
            <chart:title svg:x="7.958cm" svg:y="8.019cm" chart:style-name="ch6">
              <text:p>Lankai</text:p>
            </chart:title>
            <chart:categories table:cell-range-address="Sheet4.Q39:Sheet4.Q58"/>
          </chart:axis>
          <chart:axis chart:dimension="y" chart:name="primary-y" chart:style-name="ch5">
            <chart:title svg:x="0.451cm" svg:y="5.746cm" chart:style-name="ch7">
              <text:p>Sekundės</text:p>
            </chart:title>
            <chart:grid chart:style-name="ch8" chart:class="major"/>
          </chart:axis>
          <chart:series chart:style-name="ch9" chart:values-cell-range-address="Sheet4.R39:Sheet4.R58" chart:label-cell-address="Sheet4.R38:Sheet4.R38" chart:class="chart:line">
            <chart:data-point chart:repeated="20"/>
          </chart:series>
          <chart:series chart:style-name="ch10" chart:values-cell-range-address="Sheet4.S39:Sheet4.S58" chart:label-cell-address="Sheet4.S38:Sheet4.S38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4.R38:Sheet4.R38</svg:desc>
                </draw:g>
              </table:table-cell>
              <table:table-cell office:value-type="string">
                <text:p>Backpropogation / Backflow</text:p>
                <draw:g>
                  <svg:desc>Sheet4.S38:Sheet4.S38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Sheet4.Q39:Sheet4.Q58</svg:desc>
                </draw:g>
              </table:table-cell>
              <table:table-cell office:value-type="float" office:value="0.725596402730796">
                <text:p>0.725596402730796</text:p>
                <draw:g>
                  <svg:desc>Sheet4.R39:Sheet4.R58</svg:desc>
                </draw:g>
              </table:table-cell>
              <table:table-cell office:value-type="float" office:value="0.753984103129784">
                <text:p>0.753984103129784</text:p>
                <draw:g>
                  <svg:desc>Sheet4.S39:Sheet4.S58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39408388802398">
                <text:p>1.39408388802398</text:p>
              </table:table-cell>
              <table:table-cell office:value-type="float" office:value="1.5184860267656">
                <text:p>1.518486026765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12152419373135">
                <text:p>2.12152419373135</text:p>
              </table:table-cell>
              <table:table-cell office:value-type="float" office:value="2.28947418460205">
                <text:p>2.289474184602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84826591874814">
                <text:p>2.84826591874814</text:p>
              </table:table-cell>
              <table:table-cell office:value-type="float" office:value="3.08932055303044">
                <text:p>3.0893205530304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4133132236593">
                <text:p>3.54133132236593</text:p>
              </table:table-cell>
              <table:table-cell office:value-type="float" office:value="3.86403195363828">
                <text:p>3.86403195363828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4.27754288881374">
                <text:p>4.27754288881374</text:p>
              </table:table-cell>
              <table:table-cell office:value-type="float" office:value="4.67415478326821">
                <text:p>4.6741547832682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.95709487235723">
                <text:p>4.95709487235723</text:p>
              </table:table-cell>
              <table:table-cell office:value-type="float" office:value="5.41655569252509">
                <text:p>5.4165556925250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.69111875547625">
                <text:p>5.69111875547625</text:p>
              </table:table-cell>
              <table:table-cell office:value-type="float" office:value="6.21368887554004">
                <text:p>6.2136888755400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6.51177885264658">
                <text:p>6.51177885264658</text:p>
              </table:table-cell>
              <table:table-cell office:value-type="float" office:value="6.99910370779315">
                <text:p>6.9991037077931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7.19510712614963">
                <text:p>7.19510712614963</text:p>
              </table:table-cell>
              <table:table-cell office:value-type="float" office:value="7.77383974131124">
                <text:p>7.7738397413112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7.91544234980681">
                <text:p>7.91544234980681</text:p>
              </table:table-cell>
              <table:table-cell office:value-type="float" office:value="8.61694463321276">
                <text:p>8.61694463321276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8.60364253757871">
                <text:p>8.60364253757871</text:p>
              </table:table-cell>
              <table:table-cell office:value-type="float" office:value="9.51101177517933">
                <text:p>9.51101177517933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9.30247398689057">
                <text:p>9.30247398689057</text:p>
              </table:table-cell>
              <table:table-cell office:value-type="float" office:value="10.2319327867276">
                <text:p>10.2319327867276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10.066295156284">
                <text:p>10.066295156284</text:p>
              </table:table-cell>
              <table:table-cell office:value-type="float" office:value="11.0907331640001">
                <text:p>11.090733164000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0.7735926559355">
                <text:p>10.7735926559355</text:p>
              </table:table-cell>
              <table:table-cell office:value-type="float" office:value="11.8044197707195">
                <text:p>11.8044197707195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1.5053721352087">
                <text:p>11.5053721352087</text:p>
              </table:table-cell>
              <table:table-cell office:value-type="float" office:value="12.7629639873335">
                <text:p>12.7629639873335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2.230724369619">
                <text:p>12.230724369619</text:p>
              </table:table-cell>
              <table:table-cell office:value-type="float" office:value="13.4580618221223">
                <text:p>13.4580618221223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13.0010753129622">
                <text:p>13.0010753129622</text:p>
              </table:table-cell>
              <table:table-cell office:value-type="float" office:value="14.2531229236239">
                <text:p>14.2531229236239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13.8010753129622">
                <text:p>13.8010753129622</text:p>
              </table:table-cell>
              <table:table-cell office:value-type="float" office:value="15.2921737570915">
                <text:p>15.292173757091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4.5450828713762">
                <text:p>14.5450828713762</text:p>
              </table:table-cell>
              <table:table-cell office:value-type="float" office:value="15.9644092261053">
                <text:p>15.96440922610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01cm" svg:height="11.001cm" xlink:href=".." xlink:type="simple" chart:class="chart:line" chart:column-mapping="1 2" chart:style-name="ch1">
        <chart:title svg:x="8.509cm" svg:y="0.356cm" chart:style-name="ch2">
          <text:p>Atsitiktinis beciklis grafas</text:p>
        </chart:title>
        <chart:legend chart:legend-position="top" svg:x="5.937cm" svg:y="1.32cm" style:legend-expansion="wide" chart:style-name="ch3"/>
        <chart:plot-area chart:style-name="ch4" table:cell-range-address="Sheet5.L14:Sheet5.O34" chart:data-source-has-labels="both" svg:x="1.451cm" svg:y="2.138cm" svg:width="20.11cm" svg:height="7.662cm">
          <chartooo:coordinate-region svg:x="2.072cm" svg:y="2.138cm" svg:width="19.489cm" svg:height="5.174cm"/>
          <chart:axis chart:dimension="x" chart:name="primary-x" chart:style-name="ch5" chartooo:axis-type="auto">
            <chartooo:date-scale/>
            <chart:title svg:x="10.139cm" svg:y="10.02cm" chart:style-name="ch6">
              <text:p>Lankai ir Viršūnės</text:p>
            </chart:title>
            <chart:categories table:cell-range-address="Sheet5.L15:Sheet5.M34"/>
          </chart:axis>
          <chart:axis chart:dimension="y" chart:name="primary-y" chart:style-name="ch5">
            <chart:title svg:x="0.451cm" svg:y="6.767cm" chart:style-name="ch7">
              <text:p>Sekundės</text:p>
            </chart:title>
            <chart:grid chart:style-name="ch8" chart:class="major"/>
          </chart:axis>
          <chart:series chart:style-name="ch9" chart:values-cell-range-address="Sheet5.N15:Sheet5.N34" chart:label-cell-address="Sheet5.N14:Sheet5.N14" chart:class="chart:line">
            <chart:data-point chart:repeated="20"/>
          </chart:series>
          <chart:series chart:style-name="ch10" chart:values-cell-range-address="Sheet5.O15:Sheet5.O34" chart:label-cell-address="Sheet5.O14:Sheet5.O1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5.N14:Sheet5.N14</svg:desc>
                </draw:g>
              </table:table-cell>
              <table:table-cell office:value-type="string">
                <text:p>Backpropagation / Backflow</text:p>
                <draw:g>
                  <svg:desc>Sheet5.O14:Sheet5.O14</svg:desc>
                </draw:g>
              </table:table-cell>
            </table:table-row>
          </table:table-header-rows>
          <table:table-rows>
            <table:table-row>
              <table:table-cell office:value-type="float" office:value="1066">
                <text:p>1066 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5.L15:Sheet5.M34</svg:desc>
                </draw:g>
              </table:table-cell>
              <table:table-cell office:value-type="float" office:value="0.742405921324804">
                <text:p>0.742405921324804</text:p>
                <draw:g>
                  <svg:desc>Sheet5.N15:Sheet5.N34</svg:desc>
                </draw:g>
              </table:table-cell>
              <table:table-cell office:value-type="float" office:value="0.798494783375553">
                <text:p>0.798494783375553</text:p>
                <draw:g>
                  <svg:desc>Sheet5.O15:Sheet5.O34</svg:desc>
                </draw:g>
              </table:table-cell>
            </table:table-row>
            <table:table-row>
              <table:table-cell office:value-type="float" office:value="1522">
                <text:p>1522 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49480397281022">
                <text:p>1.49480397281022</text:p>
              </table:table-cell>
              <table:table-cell office:value-type="float" office:value="1.62429928025591">
                <text:p>1.62429928025591</text:p>
              </table:table-cell>
            </table:table-row>
            <table:table-row>
              <table:table-cell office:value-type="float" office:value="1872">
                <text:p>1872 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.26123810605057">
                <text:p>2.26123810605057</text:p>
              </table:table-cell>
              <table:table-cell office:value-type="float" office:value="2.50278298469722">
                <text:p>2.50278298469722</text:p>
              </table:table-cell>
            </table:table-row>
            <table:table-row>
              <table:table-cell office:value-type="float" office:value="2157">
                <text:p>2157 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0647839273908">
                <text:p>3.0647839273908</text:p>
              </table:table-cell>
              <table:table-cell office:value-type="float" office:value="3.36044286211894">
                <text:p>3.36044286211894</text:p>
              </table:table-cell>
            </table:table-row>
            <table:table-row>
              <table:table-cell office:value-type="float" office:value="2427">
                <text:p>2427 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89439940893604">
                <text:p>3.89439940893604</text:p>
              </table:table-cell>
              <table:table-cell office:value-type="float" office:value="4.26719472035356">
                <text:p>4.26719472035356</text:p>
              </table:table-cell>
            </table:table-row>
            <table:table-row>
              <table:table-cell office:value-type="float" office:value="2635">
                <text:p>2635 1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.7581601517589">
                <text:p>4.7581601517589</text:p>
              </table:table-cell>
              <table:table-cell office:value-type="float" office:value="5.21767469619924">
                <text:p>5.21767469619924</text:p>
              </table:table-cell>
            </table:table-row>
            <table:table-row>
              <table:table-cell office:value-type="float" office:value="2853">
                <text:p>2853 1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46511552214222">
                <text:p>5.46511552214222</text:p>
              </table:table-cell>
              <table:table-cell office:value-type="float" office:value="5.99706935476105">
                <text:p>5.99706935476105</text:p>
              </table:table-cell>
            </table:table-row>
            <table:table-row>
              <table:table-cell office:value-type="float" office:value="3045">
                <text:p>3045 1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30090511940258">
                <text:p>6.30090511940258</text:p>
              </table:table-cell>
              <table:table-cell office:value-type="float" office:value="6.94780837802223">
                <text:p>6.94780837802223</text:p>
              </table:table-cell>
            </table:table-row>
            <table:table-row>
              <table:table-cell office:value-type="float" office:value="3242">
                <text:p>3242 1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1742905457535">
                <text:p>7.1742905457535</text:p>
              </table:table-cell>
              <table:table-cell office:value-type="float" office:value="7.90840413786947">
                <text:p>7.90840413786947</text:p>
              </table:table-cell>
            </table:table-row>
            <table:table-row>
              <table:table-cell office:value-type="float" office:value="3403">
                <text:p>3403 2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95453109781624">
                <text:p>7.95453109781624</text:p>
              </table:table-cell>
              <table:table-cell office:value-type="float" office:value="8.80388992910114">
                <text:p>8.80388992910114</text:p>
              </table:table-cell>
            </table:table-row>
            <table:table-row>
              <table:table-cell office:value-type="float" office:value="3572">
                <text:p>3572 2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81249986379799">
                <text:p>8.81249986379799</text:p>
              </table:table-cell>
              <table:table-cell office:value-type="float" office:value="9.70008481430307">
                <text:p>9.70008481430307</text:p>
              </table:table-cell>
            </table:table-row>
            <table:table-row>
              <table:table-cell office:value-type="float" office:value="3739">
                <text:p>3739 2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64488507890401">
                <text:p>9.64488507890401</text:p>
              </table:table-cell>
              <table:table-cell office:value-type="float" office:value="10.6859863080963">
                <text:p>10.6859863080963</text:p>
              </table:table-cell>
            </table:table-row>
            <table:table-row>
              <table:table-cell office:value-type="float" office:value="3888">
                <text:p>3888 2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.5409111790735">
                <text:p>10.5409111790735</text:p>
              </table:table-cell>
              <table:table-cell office:value-type="float" office:value="11.6390294122506">
                <text:p>11.6390294122506</text:p>
              </table:table-cell>
            </table:table-row>
            <table:table-row>
              <table:table-cell office:value-type="float" office:value="4038">
                <text:p>4038 2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.1782310189772">
                <text:p>11.1782310189772</text:p>
              </table:table-cell>
              <table:table-cell office:value-type="float" office:value="12.365788869678">
                <text:p>12.365788869678</text:p>
              </table:table-cell>
            </table:table-row>
            <table:table-row>
              <table:table-cell office:value-type="float" office:value="4181">
                <text:p>4181 3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0328718165199">
                <text:p>12.0328718165199</text:p>
              </table:table-cell>
              <table:table-cell office:value-type="float" office:value="13.2886605069386">
                <text:p>13.2886605069386</text:p>
              </table:table-cell>
            </table:table-row>
            <table:table-row>
              <table:table-cell office:value-type="float" office:value="4300">
                <text:p>4300 3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8225130130026">
                <text:p>12.8225130130026</text:p>
              </table:table-cell>
              <table:table-cell office:value-type="float" office:value="14.1303736082353">
                <text:p>14.1303736082353</text:p>
              </table:table-cell>
            </table:table-row>
            <table:table-row>
              <table:table-cell office:value-type="float" office:value="4423">
                <text:p>4423 3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.7383139563288">
                <text:p>13.7383139563288</text:p>
              </table:table-cell>
              <table:table-cell office:value-type="float" office:value="15.1629389966183">
                <text:p>15.1629389966183</text:p>
              </table:table-cell>
            </table:table-row>
            <table:table-row>
              <table:table-cell office:value-type="float" office:value="4537">
                <text:p>4537 3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.7151996861906">
                <text:p>14.7151996861906</text:p>
              </table:table-cell>
              <table:table-cell office:value-type="float" office:value="16.1664190895098">
                <text:p>16.1664190895098</text:p>
              </table:table-cell>
            </table:table-row>
            <table:table-row>
              <table:table-cell office:value-type="float" office:value="4659">
                <text:p>4659 3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.5420696166203">
                <text:p>15.5420696166203</text:p>
              </table:table-cell>
              <table:table-cell office:value-type="float" office:value="17.1457098479143">
                <text:p>17.1457098479143</text:p>
              </table:table-cell>
            </table:table-row>
            <table:table-row>
              <table:table-cell office:value-type="float" office:value="4763">
                <text:p>4763 4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.4083669151813">
                <text:p>16.4083669151813</text:p>
              </table:table-cell>
              <table:table-cell office:value-type="float" office:value="18.1274589908961">
                <text:p>18.12745899089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01cm" svg:height="11.001cm" xlink:href=".." xlink:type="simple" chart:class="chart:line" chart:column-mapping="1 2" chart:style-name="ch1">
        <chart:title svg:x="7.967cm" svg:y="0.356cm" chart:style-name="ch2">
          <text:p>Semi-atsitiktinis beciklis grafas</text:p>
        </chart:title>
        <chart:legend chart:legend-position="top" svg:x="5.937cm" svg:y="1.32cm" style:legend-expansion="wide" chart:style-name="ch3"/>
        <chart:plot-area chart:style-name="ch4" table:cell-range-address="Sheet5.M43:Sheet5.O43 Sheet5.L44:Sheet5.O63" chart:data-source-has-labels="both" svg:x="1.451cm" svg:y="2.138cm" svg:width="20.11cm" svg:height="7.662cm">
          <chartooo:coordinate-region svg:x="2.072cm" svg:y="2.138cm" svg:width="19.489cm" svg:height="5.174cm"/>
          <chart:axis chart:dimension="x" chart:name="primary-x" chart:style-name="ch5" chartooo:axis-type="auto">
            <chartooo:date-scale/>
            <chart:title svg:x="10.179cm" svg:y="10.02cm" chart:style-name="ch6">
              <text:p>Lanka ir Viršūnės</text:p>
            </chart:title>
            <chart:categories table:cell-range-address="Sheet5.L44:Sheet5.M63"/>
          </chart:axis>
          <chart:axis chart:dimension="y" chart:name="primary-y" chart:style-name="ch5">
            <chart:title svg:x="0.451cm" svg:y="6.767cm" chart:style-name="ch7">
              <text:p>Sekundės</text:p>
            </chart:title>
            <chart:grid chart:style-name="ch8" chart:class="major"/>
          </chart:axis>
          <chart:series chart:style-name="ch9" chart:values-cell-range-address="Sheet5.N44:Sheet5.N63" chart:label-cell-address="Sheet5.N43:Sheet5.N43" chart:class="chart:line">
            <chart:data-point chart:repeated="20"/>
          </chart:series>
          <chart:series chart:style-name="ch10" chart:values-cell-range-address="Sheet5.O44:Sheet5.O63" chart:label-cell-address="Sheet5.O43:Sheet5.O4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5.N43:Sheet5.N43</svg:desc>
                </draw:g>
              </table:table-cell>
              <table:table-cell office:value-type="string">
                <text:p>Backpropagation / Backflow</text:p>
                <draw:g>
                  <svg:desc>Sheet5.O43:Sheet5.O43</svg:desc>
                </draw:g>
              </table:table-cell>
            </table:table-row>
          </table:table-header-rows>
          <table:table-rows>
            <table:table-row>
              <table:table-cell office:value-type="float" office:value="1094">
                <text:p>1094 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5.L44:Sheet5.M63</svg:desc>
                </draw:g>
              </table:table-cell>
              <table:table-cell office:value-type="float" office:value="0.812829630806573">
                <text:p>0.812829630806573</text:p>
                <draw:g>
                  <svg:desc>Sheet5.N44:Sheet5.N63</svg:desc>
                </draw:g>
              </table:table-cell>
              <table:table-cell office:value-type="float" office:value="0.790743255189136">
                <text:p>0.790743255189136</text:p>
                <draw:g>
                  <svg:desc>Sheet5.O44:Sheet5.O63</svg:desc>
                </draw:g>
              </table:table-cell>
            </table:table-row>
            <table:table-row>
              <table:table-cell office:value-type="float" office:value="1527">
                <text:p>1527 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65779822350405">
                <text:p>1.65779822350405</text:p>
              </table:table-cell>
              <table:table-cell office:value-type="float" office:value="1.61243863440895">
                <text:p>1.61243863440895</text:p>
              </table:table-cell>
            </table:table-row>
            <table:table-row>
              <table:table-cell office:value-type="float" office:value="1870">
                <text:p>1870 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.54160262829437">
                <text:p>2.54160262829437</text:p>
              </table:table-cell>
              <table:table-cell office:value-type="float" office:value="2.49402064435671">
                <text:p>2.49402064435671</text:p>
              </table:table-cell>
            </table:table-row>
            <table:table-row>
              <table:table-cell office:value-type="float" office:value="2193">
                <text:p>2193 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4615014416323">
                <text:p>3.4615014416323</text:p>
              </table:table-cell>
              <table:table-cell office:value-type="float" office:value="3.34358579970258">
                <text:p>3.34358579970258</text:p>
              </table:table-cell>
            </table:table-row>
            <table:table-row>
              <table:table-cell office:value-type="float" office:value="2422">
                <text:p>2422 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.42883679274701">
                <text:p>4.42883679274701</text:p>
              </table:table-cell>
              <table:table-cell office:value-type="float" office:value="4.31721695203487">
                <text:p>4.31721695203487</text:p>
              </table:table-cell>
            </table:table-row>
            <table:table-row>
              <table:table-cell office:value-type="float" office:value="2644">
                <text:p>2644 1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37485988768522">
                <text:p>5.37485988768522</text:p>
              </table:table-cell>
              <table:table-cell office:value-type="float" office:value="5.23457963142146">
                <text:p>5.23457963142146</text:p>
              </table:table-cell>
            </table:table-row>
            <table:table-row>
              <table:table-cell office:value-type="float" office:value="2863">
                <text:p>2863 1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16730863794846">
                <text:p>6.16730863794846</text:p>
              </table:table-cell>
              <table:table-cell office:value-type="float" office:value="6.00784122818714">
                <text:p>6.00784122818714</text:p>
              </table:table-cell>
            </table:table-row>
            <table:table-row>
              <table:table-cell office:value-type="float" office:value="3084">
                <text:p>3084 1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10764330471393">
                <text:p>7.10764330471393</text:p>
              </table:table-cell>
              <table:table-cell office:value-type="float" office:value="6.97212157724371">
                <text:p>6.97212157724371</text:p>
              </table:table-cell>
            </table:table-row>
            <table:table-row>
              <table:table-cell office:value-type="float" office:value="3267">
                <text:p>3267 1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1285837557939">
                <text:p>8.1285837557939</text:p>
              </table:table-cell>
              <table:table-cell office:value-type="float" office:value="7.97493602020932">
                <text:p>7.97493602020932</text:p>
              </table:table-cell>
            </table:table-row>
            <table:table-row>
              <table:table-cell office:value-type="float" office:value="3440">
                <text:p>3440 2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03730838136135">
                <text:p>9.03730838136135</text:p>
              </table:table-cell>
              <table:table-cell office:value-type="float" office:value="8.86252371232877">
                <text:p>8.86252371232877</text:p>
              </table:table-cell>
            </table:table-row>
            <table:table-row>
              <table:table-cell office:value-type="float" office:value="3618">
                <text:p>3618 2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98122268271181">
                <text:p>9.98122268271181</text:p>
              </table:table-cell>
              <table:table-cell office:value-type="float" office:value="9.78400000843567">
                <text:p>9.78400000843567</text:p>
              </table:table-cell>
            </table:table-row>
            <table:table-row>
              <table:table-cell office:value-type="float" office:value="3784">
                <text:p>3784 2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.0406369121829">
                <text:p>11.0406369121829</text:p>
              </table:table-cell>
              <table:table-cell office:value-type="float" office:value="10.808572887753">
                <text:p>10.808572887753</text:p>
              </table:table-cell>
            </table:table-row>
            <table:table-row>
              <table:table-cell office:value-type="float" office:value="3941">
                <text:p>3941 2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.9984189320428">
                <text:p>11.9984189320428</text:p>
              </table:table-cell>
              <table:table-cell office:value-type="float" office:value="11.7715061199511">
                <text:p>11.7715061199511</text:p>
              </table:table-cell>
            </table:table-row>
            <table:table-row>
              <table:table-cell office:value-type="float" office:value="4078">
                <text:p>4078 2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7233690645366">
                <text:p>12.7233690645366</text:p>
              </table:table-cell>
              <table:table-cell office:value-type="float" office:value="12.48711472848">
                <text:p>12.48711472848</text:p>
              </table:table-cell>
            </table:table-row>
            <table:table-row>
              <table:table-cell office:value-type="float" office:value="4228">
                <text:p>4228 3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.7042479206788">
                <text:p>13.7042479206788</text:p>
              </table:table-cell>
              <table:table-cell office:value-type="float" office:value="13.3810099615505">
                <text:p>13.3810099615505</text:p>
              </table:table-cell>
            </table:table-row>
            <table:table-row>
              <table:table-cell office:value-type="float" office:value="4365">
                <text:p>4365 3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.6365983735195">
                <text:p>14.6365983735195</text:p>
              </table:table-cell>
              <table:table-cell office:value-type="float" office:value="14.2960471192134">
                <text:p>14.2960471192134</text:p>
              </table:table-cell>
            </table:table-row>
            <table:table-row>
              <table:table-cell office:value-type="float" office:value="4484">
                <text:p>4484 3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.5833020918167">
                <text:p>15.5833020918167</text:p>
              </table:table-cell>
              <table:table-cell office:value-type="float" office:value="15.229018793767">
                <text:p>15.229018793767</text:p>
              </table:table-cell>
            </table:table-row>
            <table:table-row>
              <table:table-cell office:value-type="float" office:value="4621">
                <text:p>4621 3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.5828292687726">
                <text:p>16.5828292687726</text:p>
              </table:table-cell>
              <table:table-cell office:value-type="float" office:value="16.1791363844221">
                <text:p>16.1791363844221</text:p>
              </table:table-cell>
            </table:table-row>
            <table:table-row>
              <table:table-cell office:value-type="float" office:value="4755">
                <text:p>4755 3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.5901706795584">
                <text:p>17.5901706795584</text:p>
              </table:table-cell>
              <table:table-cell office:value-type="float" office:value="17.2000512471008">
                <text:p>17.2000512471008</text:p>
              </table:table-cell>
            </table:table-row>
            <table:table-row>
              <table:table-cell office:value-type="float" office:value="4883">
                <text:p>4883 4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.8216311973227">
                <text:p>18.8216311973227</text:p>
              </table:table-cell>
              <table:table-cell office:value-type="float" office:value="18.4480259848809">
                <text:p>18.44802598488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01cm" svg:height="11.001cm" xlink:href=".." xlink:type="simple" chart:class="chart:line" chart:column-mapping="1 2" chart:style-name="ch1">
        <chart:title svg:x="8.139cm" svg:y="0.356cm" chart:style-name="ch2">
          <text:p>Sluoksniuotas beciklis grafas</text:p>
        </chart:title>
        <chart:legend chart:legend-position="top" svg:x="5.937cm" svg:y="1.32cm" style:legend-expansion="wide" chart:style-name="ch3"/>
        <chart:plot-area chart:style-name="ch4" table:cell-range-address="Sheet5.M71:Sheet5.O71 Sheet5.L72:Sheet5.O91" chart:data-source-has-labels="both" svg:x="1.451cm" svg:y="2.138cm" svg:width="20.11cm" svg:height="7.662cm">
          <chartooo:coordinate-region svg:x="2.072cm" svg:y="2.138cm" svg:width="19.489cm" svg:height="4.989cm"/>
          <chart:axis chart:dimension="x" chart:name="primary-x" chart:style-name="ch5" chartooo:axis-type="auto">
            <chartooo:date-scale/>
            <chart:title svg:x="10.179cm" svg:y="10.02cm" chart:style-name="ch6">
              <text:p>Lanka ir Viršūnės</text:p>
            </chart:title>
            <chart:categories table:cell-range-address="Sheet5.L72:Sheet5.M91"/>
          </chart:axis>
          <chart:axis chart:dimension="y" chart:name="primary-y" chart:style-name="ch5">
            <chart:title svg:x="0.451cm" svg:y="6.767cm" chart:style-name="ch7">
              <text:p>Sekundės</text:p>
            </chart:title>
            <chart:grid chart:style-name="ch8" chart:class="major"/>
          </chart:axis>
          <chart:series chart:style-name="ch9" chart:values-cell-range-address="Sheet5.N72:Sheet5.N91" chart:label-cell-address="Sheet5.N71:Sheet5.N71" chart:class="chart:line">
            <chart:data-point chart:repeated="20"/>
          </chart:series>
          <chart:series chart:style-name="ch10" chart:values-cell-range-address="Sheet5.O72:Sheet5.O91" chart:label-cell-address="Sheet5.O71:Sheet5.O7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ologinis perrinkimas</text:p>
                <draw:g>
                  <svg:desc>Sheet5.N71:Sheet5.N71</svg:desc>
                </draw:g>
              </table:table-cell>
              <table:table-cell office:value-type="string">
                <text:p>Backpropagation / Backflow</text:p>
                <draw:g>
                  <svg:desc>Sheet5.O71:Sheet5.O71</svg:desc>
                </draw:g>
              </table:table-cell>
            </table:table-row>
          </table:table-header-rows>
          <table:table-rows>
            <table:table-row>
              <table:table-cell office:value-type="float" office:value="2100">
                <text:p>2100 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5.L72:Sheet5.M91</svg:desc>
                </draw:g>
              </table:table-cell>
              <table:table-cell office:value-type="float" office:value="0.6956481791638">
                <text:p>0.6956481791638</text:p>
                <draw:g>
                  <svg:desc>Sheet5.N72:Sheet5.N91</svg:desc>
                </draw:g>
              </table:table-cell>
              <table:table-cell office:value-type="float" office:value="0.727433261899023">
                <text:p>0.727433261899023</text:p>
                <draw:g>
                  <svg:desc>Sheet5.O72:Sheet5.O91</svg:desc>
                </draw:g>
              </table:table-cell>
            </table:table-row>
            <table:table-row>
              <table:table-cell office:value-type="float" office:value="4100">
                <text:p>4100 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41895742026754">
                <text:p>1.41895742026754</text:p>
              </table:table-cell>
              <table:table-cell office:value-type="float" office:value="1.47618257605627">
                <text:p>1.47618257605627</text:p>
              </table:table-cell>
            </table:table-row>
            <table:table-row>
              <table:table-cell office:value-type="float" office:value="6100">
                <text:p>6100 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.09503644765537">
                <text:p>2.09503644765537</text:p>
              </table:table-cell>
              <table:table-cell office:value-type="float" office:value="2.19811897130421">
                <text:p>2.19811897130421</text:p>
              </table:table-cell>
            </table:table-row>
            <table:table-row>
              <table:table-cell office:value-type="float" office:value="8100">
                <text:p>8100 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.75549101435881">
                <text:p>2.75549101435881</text:p>
              </table:table-cell>
              <table:table-cell office:value-type="float" office:value="2.87856890538242">
                <text:p>2.87856890538242</text:p>
              </table:table-cell>
            </table:table-row>
            <table:table-row>
              <table:table-cell office:value-type="float" office:value="10100">
                <text:p>10100 1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48076184544425">
                <text:p>3.48076184544425</text:p>
              </table:table-cell>
              <table:table-cell office:value-type="float" office:value="3.65098046107596">
                <text:p>3.65098046107596</text:p>
              </table:table-cell>
            </table:table-row>
            <table:table-row>
              <table:table-cell office:value-type="float" office:value="12100">
                <text:p>12100 1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.1501065538996">
                <text:p>4.1501065538996</text:p>
              </table:table-cell>
              <table:table-cell office:value-type="float" office:value="4.36004617159906">
                <text:p>4.36004617159906</text:p>
              </table:table-cell>
            </table:table-row>
            <table:table-row>
              <table:table-cell office:value-type="float" office:value="14100">
                <text:p>14100 1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.85451475357586">
                <text:p>4.85451475357586</text:p>
              </table:table-cell>
              <table:table-cell office:value-type="float" office:value="5.0550814241913">
                <text:p>5.0550814241913</text:p>
              </table:table-cell>
            </table:table-row>
            <table:table-row>
              <table:table-cell office:value-type="float" office:value="16100">
                <text:p>16100 1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48571320111969">
                <text:p>5.48571320111969</text:p>
              </table:table-cell>
              <table:table-cell office:value-type="float" office:value="5.74017368478981">
                <text:p>5.74017368478981</text:p>
              </table:table-cell>
            </table:table-row>
            <table:table-row>
              <table:table-cell office:value-type="float" office:value="18100">
                <text:p>18100 1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23715717078048">
                <text:p>6.23715717078048</text:p>
              </table:table-cell>
              <table:table-cell office:value-type="float" office:value="6.5160986545352">
                <text:p>6.5160986545352</text:p>
              </table:table-cell>
            </table:table-row>
            <table:table-row>
              <table:table-cell office:value-type="float" office:value="20100">
                <text:p>20100 2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90670890627498">
                <text:p>6.90670890627498</text:p>
              </table:table-cell>
              <table:table-cell office:value-type="float" office:value="7.23717024617272">
                <text:p>7.23717024617272</text:p>
              </table:table-cell>
            </table:table-row>
            <table:table-row>
              <table:table-cell office:value-type="float" office:value="22100">
                <text:p>22100 2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71307142011065">
                <text:p>7.71307142011065</text:p>
              </table:table-cell>
              <table:table-cell office:value-type="float" office:value="8.07576156249525">
                <text:p>8.07576156249525</text:p>
              </table:table-cell>
            </table:table-row>
            <table:table-row>
              <table:table-cell office:value-type="float" office:value="24100">
                <text:p>24100 2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.32630273258092">
                <text:p>8.32630273258092</text:p>
              </table:table-cell>
              <table:table-cell office:value-type="float" office:value="8.81777824486762">
                <text:p>8.81777824486762</text:p>
              </table:table-cell>
            </table:table-row>
            <table:table-row>
              <table:table-cell office:value-type="float" office:value="26100">
                <text:p>26100 2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19040765346253">
                <text:p>9.19040765346253</text:p>
              </table:table-cell>
              <table:table-cell office:value-type="float" office:value="9.66686931180939">
                <text:p>9.66686931180939</text:p>
              </table:table-cell>
            </table:table-row>
            <table:table-row>
              <table:table-cell office:value-type="float" office:value="28100">
                <text:p>28100 2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67504157236508">
                <text:p>9.67504157236508</text:p>
              </table:table-cell>
              <table:table-cell office:value-type="float" office:value="10.1997330792299">
                <text:p>10.1997330792299</text:p>
              </table:table-cell>
            </table:table-row>
            <table:table-row>
              <table:table-cell office:value-type="float" office:value="30100">
                <text:p>30100 3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.4047067896081">
                <text:p>10.4047067896081</text:p>
              </table:table-cell>
              <table:table-cell office:value-type="float" office:value="10.9725757010712">
                <text:p>10.9725757010712</text:p>
              </table:table-cell>
            </table:table-row>
            <table:table-row>
              <table:table-cell office:value-type="float" office:value="32100">
                <text:p>32100 32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.137223004676">
                <text:p>11.137223004676</text:p>
              </table:table-cell>
              <table:table-cell office:value-type="float" office:value="11.7469695845997">
                <text:p>11.7469695845997</text:p>
              </table:table-cell>
            </table:table-row>
            <table:table-row>
              <table:table-cell office:value-type="float" office:value="34100">
                <text:p>34100 34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.901677903185">
                <text:p>11.901677903185</text:p>
              </table:table-cell>
              <table:table-cell office:value-type="float" office:value="12.5280421111975">
                <text:p>12.5280421111975</text:p>
              </table:table-cell>
            </table:table-row>
            <table:table-row>
              <table:table-cell office:value-type="float" office:value="36100">
                <text:p>36100 36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6113003020346">
                <text:p>12.6113003020346</text:p>
              </table:table-cell>
              <table:table-cell office:value-type="float" office:value="13.290459498095">
                <text:p>13.290459498095</text:p>
              </table:table-cell>
            </table:table-row>
            <table:table-row>
              <table:table-cell office:value-type="float" office:value="38100">
                <text:p>38100 38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.5498603709826">
                <text:p>13.5498603709826</text:p>
              </table:table-cell>
              <table:table-cell office:value-type="float" office:value="14.1780532358256">
                <text:p>14.1780532358256</text:p>
              </table:table-cell>
            </table:table-row>
            <table:table-row>
              <table:table-cell office:value-type="float" office:value="40100">
                <text:p>40100 4000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.4884204399306">
                <text:p>14.4884204399306</text:p>
              </table:table-cell>
              <table:table-cell office:value-type="float" office:value="15.0656469735562">
                <text:p>15.06564697355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